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66in"/>
    </style:style>
    <style:style style:name="co2" style:family="table-column">
      <style:table-column-properties fo:break-before="auto" style:column-width="2.3118in"/>
    </style:style>
    <style:style style:name="co3" style:family="table-column">
      <style:table-column-properties fo:break-before="auto" style:column-width="2.2154in"/>
    </style:style>
    <style:style style:name="co4" style:family="table-column">
      <style:table-column-properties fo:break-before="auto" style:column-width="2.0709in"/>
    </style:style>
    <style:style style:name="co5" style:family="table-column">
      <style:table-column-properties fo:break-before="auto" style:column-width="1.845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1028in"/>
    </style:style>
    <style:style style:name="co8" style:family="table-column">
      <style:table-column-properties fo:break-before="auto" style:column-width="2.2957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 style:data-style-name="N61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Objective Formulation - total K and total LAmbda - successive and simulatneous application of moment and load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6" table:number-columns-repeated="1010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imultaneou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3" office:value-type="float" office:value="3.13822282239E-036" calcext:value-type="float">
            <text:p>3.14E-36</text:p>
          </table:table-cell>
          <table:table-cell table:style-name="ce3" office:value-type="float" office:value="-1.42746321249E-018" calcext:value-type="float">
            <text:p>-1.43E-18</text:p>
          </table:table-cell>
          <table:table-cell table:style-name="ce3" office:value-type="float" office:value="3.95732375738E-019" calcext:value-type="float">
            <text:p>3.96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.13822282239E-036" calcext:value-type="float">
            <text:p>3.14E-36</text:p>
          </table:table-cell>
          <table:table-cell table:style-name="ce3" office:value-type="float" office:value="-1.42746321249E-018" calcext:value-type="float">
            <text:p>-1.43E-18</text:p>
          </table:table-cell>
          <table:table-cell table:style-name="ce3" office:value-type="float" office:value="3.95732375738E-019" calcext:value-type="float">
            <text:p>3.96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3" office:value-type="float" office:value="1.00003916677E-015" calcext:value-type="float">
            <text:p>1.00E-15</text:p>
          </table:table-cell>
          <table:table-cell table:style-name="ce3" office:value-type="float" office:value="0.00000499999997247" calcext:value-type="float">
            <text:p>5.00E-06</text:p>
          </table:table-cell>
          <table:table-cell office:value-type="float" office:value="0.000121190692638" calcext:value-type="float">
            <text:p>0.000121190692638</text:p>
          </table:table-cell>
          <table:table-cell office:value-type="float" office:value="0.00111254926323" calcext:value-type="float">
            <text:p>0.00111254926323</text:p>
          </table:table-cell>
          <table:table-cell office:value-type="float" office:value="0.313672118879" calcext:value-type="float">
            <text:p>0.313672118879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style-name="ce3" office:value-type="float" office:value="1.00003916677E-015" calcext:value-type="float">
            <text:p>1.00E-15</text:p>
          </table:table-cell>
          <table:table-cell table:style-name="ce3" office:value-type="float" office:value="0.00000499999997247" calcext:value-type="float">
            <text:p>5.00E-06</text:p>
          </table:table-cell>
          <table:table-cell table:style-name="ce3" office:value-type="float" office:value="-0.000015476604128" calcext:value-type="float">
            <text:p>-1.55E-05</text:p>
          </table:table-cell>
          <table:table-cell office:value-type="float" office:value="-0.000107567891128" calcext:value-type="float">
            <text:p>-0.000107567891128</text:p>
          </table:table-cell>
          <table:table-cell office:value-type="float" office:value="0.314159998492" calcext:value-type="float">
            <text:p>0.314159998492</text:p>
          </table:table-cell>
          <table:table-cell table:number-columns-repeated="1010"/>
        </table:table-row>
        <table:table-row table:style-name="ro1">
          <table:table-cell office:value-type="float" office:value="0.130901410586" calcext:value-type="float">
            <text:p>0.130901410586</text:p>
          </table:table-cell>
          <table:table-cell office:value-type="float" office:value="0.0587785537003" calcext:value-type="float">
            <text:p>0.0587785537003</text:p>
          </table:table-cell>
          <table:table-cell office:value-type="float" office:value="-0.000198362978444" calcext:value-type="float">
            <text:p>-0.000198362978444</text:p>
          </table:table-cell>
          <table:table-cell office:value-type="float" office:value="0.00197328625936" calcext:value-type="float">
            <text:p>0.00197328625936</text:p>
          </table:table-cell>
          <table:table-cell office:value-type="float" office:value="0.0151474946042" calcext:value-type="float">
            <text:p>0.0151474946042</text:p>
          </table:table-cell>
          <table:table-cell office:value-type="float" office:value="0.938087196053" calcext:value-type="float">
            <text:p>0.938087196053</text:p>
          </table:table-cell>
          <table:table-cell table:number-columns-repeated="2"/>
          <table:table-cell office:value-type="float" office:value="0.130901410586" calcext:value-type="float">
            <text:p>0.130901410586</text:p>
          </table:table-cell>
          <table:table-cell office:value-type="float" office:value="0.0587785537003" calcext:value-type="float">
            <text:p>0.0587785537003</text:p>
          </table:table-cell>
          <table:table-cell office:value-type="float" office:value="-0.000198362978445" calcext:value-type="float">
            <text:p>-0.000198362978445</text:p>
          </table:table-cell>
          <table:table-cell office:value-type="float" office:value="0.00130622754354" calcext:value-type="float">
            <text:p>0.00130622754354</text:p>
          </table:table-cell>
          <table:table-cell office:value-type="float" office:value="0.00416549246181" calcext:value-type="float">
            <text:p>0.00416549246181</text:p>
          </table:table-cell>
          <table:table-cell office:value-type="float" office:value="0.942480967626" calcext:value-type="float">
            <text:p>0.942480967626</text:p>
          </table:table-cell>
          <table:table-cell table:number-columns-repeated="1010"/>
        </table:table-row>
        <table:table-row table:style-name="ro1">
          <table:table-cell office:value-type="float" office:value="0.161800279174" calcext:value-type="float">
            <text:p>0.161800279174</text:p>
          </table:table-cell>
          <table:table-cell office:value-type="float" office:value="0.153881694836" calcext:value-type="float">
            <text:p>0.153881694836</text:p>
          </table:table-cell>
          <table:table-cell office:value-type="float" office:value="-0.00100113223159" calcext:value-type="float">
            <text:p>-0.00100113223159</text:p>
          </table:table-cell>
          <table:table-cell office:value-type="float" office:value="0.00793965653921" calcext:value-type="float">
            <text:p>0.00793965653921</text:p>
          </table:table-cell>
          <table:table-cell office:value-type="float" office:value="0.0417761382226" calcext:value-type="float">
            <text:p>0.0417761382226</text:p>
          </table:table-cell>
          <table:table-cell office:value-type="float" office:value="1.55887936337" calcext:value-type="float">
            <text:p>1.55887936337</text:p>
          </table:table-cell>
          <table:table-cell table:number-columns-repeated="2"/>
          <table:table-cell office:value-type="float" office:value="0.161800279174" calcext:value-type="float">
            <text:p>0.161800279174</text:p>
          </table:table-cell>
          <table:table-cell office:value-type="float" office:value="0.153881694836" calcext:value-type="float">
            <text:p>0.153881694836</text:p>
          </table:table-cell>
          <table:table-cell office:value-type="float" office:value="-0.00100113223159" calcext:value-type="float">
            <text:p>-0.00100113223159</text:p>
          </table:table-cell>
          <table:table-cell office:value-type="float" office:value="0.00633250340381" calcext:value-type="float">
            <text:p>0.00633250340381</text:p>
          </table:table-cell>
          <table:table-cell office:value-type="float" office:value="0.0112940228766" calcext:value-type="float">
            <text:p>0.0112940228766</text:p>
          </table:table-cell>
          <table:table-cell office:value-type="float" office:value="1.57081046374" calcext:value-type="float">
            <text:p>1.57081046374</text:p>
          </table:table-cell>
          <table:table-cell table:number-columns-repeated="1010"/>
        </table:table-row>
        <table:table-row table:style-name="ro1">
          <table:table-cell office:value-type="float" office:value="0.130891926458" calcext:value-type="float">
            <text:p>0.130891926458</text:p>
          </table:table-cell>
          <table:table-cell office:value-type="float" office:value="0.248972320758" calcext:value-type="float">
            <text:p>0.248972320758</text:p>
          </table:table-cell>
          <table:table-cell office:value-type="float" office:value="-0.00256029943747" calcext:value-type="float">
            <text:p>-0.00256029943747</text:p>
          </table:table-cell>
          <table:table-cell office:value-type="float" office:value="0.0190917673441" calcext:value-type="float">
            <text:p>0.0190917673441</text:p>
          </table:table-cell>
          <table:table-cell office:value-type="float" office:value="0.0781829015754" calcext:value-type="float">
            <text:p>0.0781829015754</text:p>
          </table:table-cell>
          <table:table-cell office:value-type="float" office:value="2.17675944168" calcext:value-type="float">
            <text:p>2.17675944168</text:p>
          </table:table-cell>
          <table:table-cell table:number-columns-repeated="2"/>
          <table:table-cell office:value-type="float" office:value="0.130891926458" calcext:value-type="float">
            <text:p>0.130891926458</text:p>
          </table:table-cell>
          <table:table-cell office:value-type="float" office:value="0.248972320758" calcext:value-type="float">
            <text:p>0.248972320758</text:p>
          </table:table-cell>
          <table:table-cell office:value-type="float" office:value="-0.00256029943747" calcext:value-type="float">
            <text:p>-0.00256029943747</text:p>
          </table:table-cell>
          <table:table-cell office:value-type="float" office:value="0.0160338277184" calcext:value-type="float">
            <text:p>0.0160338277184</text:p>
          </table:table-cell>
          <table:table-cell office:value-type="float" office:value="0.0185549673055" calcext:value-type="float">
            <text:p>0.0185549673055</text:p>
          </table:table-cell>
          <table:table-cell office:value-type="float" office:value="2.19916908439" calcext:value-type="float">
            <text:p>2.19916908439</text:p>
          </table:table-cell>
          <table:table-cell table:number-columns-repeated="1010"/>
        </table:table-row>
        <table:table-row table:style-name="ro1">
          <table:table-cell office:value-type="float" office:value="0.0499898390582" calcext:value-type="float">
            <text:p>0.0499898390582</text:p>
          </table:table-cell>
          <table:table-cell office:value-type="float" office:value="0.307709559543" calcext:value-type="float">
            <text:p>0.307709559543</text:p>
          </table:table-cell>
          <table:table-cell office:value-type="float" office:value="-0.00474369137775" calcext:value-type="float">
            <text:p>-0.00474369137775</text:p>
          </table:table-cell>
          <table:table-cell office:value-type="float" office:value="0.0346657743979" calcext:value-type="float">
            <text:p>0.0346657743979</text:p>
          </table:table-cell>
          <table:table-cell office:value-type="float" office:value="0.121434279591" calcext:value-type="float">
            <text:p>0.121434279591</text:p>
          </table:table-cell>
          <table:table-cell office:value-type="float" office:value="2.79269526956" calcext:value-type="float">
            <text:p>2.79269526956</text:p>
          </table:table-cell>
          <table:table-cell table:number-columns-repeated="2"/>
          <table:table-cell office:value-type="float" office:value="0.0499898390582" calcext:value-type="float">
            <text:p>0.0499898390582</text:p>
          </table:table-cell>
          <table:table-cell office:value-type="float" office:value="0.307709559543" calcext:value-type="float">
            <text:p>0.307709559543</text:p>
          </table:table-cell>
          <table:table-cell office:value-type="float" office:value="-0.00474369137776" calcext:value-type="float">
            <text:p>-0.00474369137776</text:p>
          </table:table-cell>
          <table:table-cell office:value-type="float" office:value="0.0295939426349" calcext:value-type="float">
            <text:p>0.0295939426349</text:p>
          </table:table-cell>
          <table:table-cell office:value-type="float" office:value="0.0231749344129" calcext:value-type="float">
            <text:p>0.0231749344129</text:p>
          </table:table-cell>
          <table:table-cell office:value-type="float" office:value="2.82758707983" calcext:value-type="float">
            <text:p>2.82758707983</text:p>
          </table:table-cell>
          <table:table-cell table:number-columns-repeated="1010"/>
        </table:table-row>
        <table:table-row table:style-name="ro1">
          <table:table-cell office:value-type="float" office:value="-0.0499803237736" calcext:value-type="float">
            <text:p>-0.0499803237736</text:p>
          </table:table-cell>
          <table:table-cell office:value-type="float" office:value="0.307641400694" calcext:value-type="float">
            <text:p>0.307641400694</text:p>
          </table:table-cell>
          <table:table-cell office:value-type="float" office:value="-0.00718039625849" calcext:value-type="float">
            <text:p>-0.00718039625849</text:p>
          </table:table-cell>
          <table:table-cell office:value-type="float" office:value="0.0523090800459" calcext:value-type="float">
            <text:p>0.0523090800459</text:p>
          </table:table-cell>
          <table:table-cell office:value-type="float" office:value="0.169591995534" calcext:value-type="float">
            <text:p>0.169591995534</text:p>
          </table:table-cell>
          <table:table-cell office:value-type="float" office:value="3.40766186127" calcext:value-type="float">
            <text:p>3.40766186127</text:p>
          </table:table-cell>
          <table:table-cell table:number-columns-repeated="2"/>
          <table:table-cell office:value-type="float" office:value="-0.0499803237737" calcext:value-type="float">
            <text:p>-0.0499803237737</text:p>
          </table:table-cell>
          <table:table-cell office:value-type="float" office:value="0.307641400694" calcext:value-type="float">
            <text:p>0.307641400694</text:p>
          </table:table-cell>
          <table:table-cell office:value-type="float" office:value="-0.0071803962585" calcext:value-type="float">
            <text:p>-0.0071803962585</text:p>
          </table:table-cell>
          <table:table-cell office:value-type="float" office:value="0.0447213914658" calcext:value-type="float">
            <text:p>0.0447213914658</text:p>
          </table:table-cell>
          <table:table-cell office:value-type="float" office:value="0.0233904142574" calcext:value-type="float">
            <text:p>0.0233904142574</text:p>
          </table:table-cell>
          <table:table-cell office:value-type="float" office:value="3.45608931654" calcext:value-type="float">
            <text:p>3.45608931654</text:p>
          </table:table-cell>
          <table:table-cell table:number-columns-repeated="1010"/>
        </table:table-row>
        <table:table-row table:style-name="ro1">
          <table:table-cell office:value-type="float" office:value="-0.130801206898" calcext:value-type="float">
            <text:p>-0.130801206898</text:p>
          </table:table-cell>
          <table:table-cell office:value-type="float" office:value="0.248793932925" calcext:value-type="float">
            <text:p>0.248793932925</text:p>
          </table:table-cell>
          <table:table-cell office:value-type="float" office:value="-0.00940259477731" calcext:value-type="float">
            <text:p>-0.00940259477731</text:p>
          </table:table-cell>
          <table:table-cell office:value-type="float" office:value="0.0689444592245" calcext:value-type="float">
            <text:p>0.0689444592245</text:p>
          </table:table-cell>
          <table:table-cell office:value-type="float" office:value="0.222469375684" calcext:value-type="float">
            <text:p>0.222469375684</text:p>
          </table:table-cell>
          <table:table-cell office:value-type="float" office:value="4.02238970486" calcext:value-type="float">
            <text:p>4.02238970486</text:p>
          </table:table-cell>
          <table:table-cell table:number-columns-repeated="2"/>
          <table:table-cell office:value-type="float" office:value="-0.130801206898" calcext:value-type="float">
            <text:p>-0.130801206898</text:p>
          </table:table-cell>
          <table:table-cell office:value-type="float" office:value="0.248793932925" calcext:value-type="float">
            <text:p>0.248793932925</text:p>
          </table:table-cell>
          <table:table-cell office:value-type="float" office:value="-0.00940259477733" calcext:value-type="float">
            <text:p>-0.00940259477733</text:p>
          </table:table-cell>
          <table:table-cell office:value-type="float" office:value="0.0585254158916" calcext:value-type="float">
            <text:p>0.0585254158916</text:p>
          </table:table-cell>
          <table:table-cell office:value-type="float" office:value="0.0191220902894" calcext:value-type="float">
            <text:p>0.0191220902894</text:p>
          </table:table-cell>
          <table:table-cell office:value-type="float" office:value="4.0846756692" calcext:value-type="float">
            <text:p>4.0846756692</text:p>
          </table:table-cell>
          <table:table-cell table:number-columns-repeated="1010"/>
        </table:table-row>
        <table:table-row table:style-name="ro1">
          <table:table-cell office:value-type="float" office:value="-0.161577818189" calcext:value-type="float">
            <text:p>-0.161577818189</text:p>
          </table:table-cell>
          <table:table-cell office:value-type="float" office:value="0.153661639232" calcext:value-type="float">
            <text:p>0.153661639232</text:p>
          </table:table-cell>
          <table:table-cell office:value-type="float" office:value="-0.0110245302681" calcext:value-type="float">
            <text:p>-0.0110245302681</text:p>
          </table:table-cell>
          <table:table-cell office:value-type="float" office:value="0.0819324345489" calcext:value-type="float">
            <text:p>0.0819324345489</text:p>
          </table:table-cell>
          <table:table-cell office:value-type="float" office:value="0.281730853379" calcext:value-type="float">
            <text:p>0.281730853379</text:p>
          </table:table-cell>
          <table:table-cell office:value-type="float" office:value="4.63718881124" calcext:value-type="float">
            <text:p>4.63718881124</text:p>
          </table:table-cell>
          <table:table-cell table:number-columns-repeated="2"/>
          <table:table-cell office:value-type="float" office:value="-0.161577818189" calcext:value-type="float">
            <text:p>-0.161577818189</text:p>
          </table:table-cell>
          <table:table-cell office:value-type="float" office:value="0.153661639232" calcext:value-type="float">
            <text:p>0.153661639232</text:p>
          </table:table-cell>
          <table:table-cell office:value-type="float" office:value="-0.0110245302682" calcext:value-type="float">
            <text:p>-0.0110245302682</text:p>
          </table:table-cell>
          <table:table-cell office:value-type="float" office:value="0.0686212833709" calcext:value-type="float">
            <text:p>0.0686212833709</text:p>
          </table:table-cell>
          <table:table-cell office:value-type="float" office:value="0.012004872411" calcext:value-type="float">
            <text:p>0.012004872411</text:p>
          </table:table-cell>
          <table:table-cell office:value-type="float" office:value="4.71330821153" calcext:value-type="float">
            <text:p>4.71330821153</text:p>
          </table:table-cell>
          <table:table-cell table:number-columns-repeated="1010"/>
        </table:table-row>
        <table:table-row table:style-name="ro1">
          <table:table-cell office:value-type="float" office:value="-0.130546789141" calcext:value-type="float">
            <text:p>-0.130546789141</text:p>
          </table:table-cell>
          <table:table-cell office:value-type="float" office:value="0.0586020921279" calcext:value-type="float">
            <text:p>0.0586020921279</text:p>
          </table:table-cell>
          <table:table-cell office:value-type="float" office:value="-0.0118900275864" calcext:value-type="float">
            <text:p>-0.0118900275864</text:p>
          </table:table-cell>
          <table:table-cell office:value-type="float" office:value="0.0900899368471" calcext:value-type="float">
            <text:p>0.0900899368471</text:p>
          </table:table-cell>
          <table:table-cell office:value-type="float" office:value="0.350282045223" calcext:value-type="float">
            <text:p>0.350282045223</text:p>
          </table:table-cell>
          <table:table-cell office:value-type="float" office:value="5.25190541926" calcext:value-type="float">
            <text:p>5.25190541926</text:p>
          </table:table-cell>
          <table:table-cell table:number-columns-repeated="2"/>
          <table:table-cell office:value-type="float" office:value="-0.130546789141" calcext:value-type="float">
            <text:p>-0.130546789141</text:p>
          </table:table-cell>
          <table:table-cell office:value-type="float" office:value="0.0586020921279" calcext:value-type="float">
            <text:p>0.0586020921279</text:p>
          </table:table-cell>
          <table:table-cell office:value-type="float" office:value="-0.0118900275864" calcext:value-type="float">
            <text:p>-0.0118900275864</text:p>
          </table:table-cell>
          <table:table-cell office:value-type="float" office:value="0.0740419004221" calcext:value-type="float">
            <text:p>0.0740419004221</text:p>
          </table:table-cell>
          <table:table-cell office:value-type="float" office:value="0.00476224350759" calcext:value-type="float">
            <text:p>0.00476224350759</text:p>
          </table:table-cell>
          <table:table-cell office:value-type="float" office:value="5.34191502377" calcext:value-type="float">
            <text:p>5.34191502377</text:p>
          </table:table-cell>
          <table:table-cell table:number-columns-repeated="1010"/>
        </table:table-row>
        <table:table-row table:style-name="ro1">
          <table:table-cell office:value-type="float" office:value="-0.0495635264915" calcext:value-type="float">
            <text:p>-0.0495635264915</text:p>
          </table:table-cell>
          <table:table-cell table:style-name="ce3" office:value-type="float" office:value="-0.0000634867865232" calcext:value-type="float">
            <text:p>-6.35E-05</text:p>
          </table:table-cell>
          <table:table-cell office:value-type="float" office:value="-0.0121321031444" calcext:value-type="float">
            <text:p>-0.0121321031444</text:p>
          </table:table-cell>
          <table:table-cell office:value-type="float" office:value="0.0941696564476" calcext:value-type="float">
            <text:p>0.0941696564476</text:p>
          </table:table-cell>
          <table:table-cell office:value-type="float" office:value="0.431171041985" calcext:value-type="float">
            <text:p>0.431171041985</text:p>
          </table:table-cell>
          <table:table-cell office:value-type="float" office:value="5.86602523874" calcext:value-type="float">
            <text:p>5.86602523874</text:p>
          </table:table-cell>
          <table:table-cell table:number-columns-repeated="2"/>
          <table:table-cell office:value-type="float" office:value="-0.0495635264915" calcext:value-type="float">
            <text:p>-0.0495635264915</text:p>
          </table:table-cell>
          <table:table-cell table:style-name="ce3" office:value-type="float" office:value="-0.0000634867865277" calcext:value-type="float">
            <text:p>-6.35E-05</text:p>
          </table:table-cell>
          <table:table-cell office:value-type="float" office:value="-0.0121321031445" calcext:value-type="float">
            <text:p>-0.0121321031445</text:p>
          </table:table-cell>
          <table:table-cell office:value-type="float" office:value="0.0756070416145" calcext:value-type="float">
            <text:p>0.0756070416145</text:p>
          </table:table-cell>
          <table:table-cell office:value-type="float" office:value="0.000164858133492" calcext:value-type="float">
            <text:p>0.000164858133492</text:p>
          </table:table-cell>
          <table:table-cell office:value-type="float" office:value="5.97041323242" calcext:value-type="float">
            <text:p>5.97041323242</text:p>
          </table:table-cell>
          <table:table-cell table:number-columns-repeated="1010"/>
        </table:table-row>
        <table:table-row table:style-name="ro1">
          <table:table-cell office:value-type="float" office:value="0.0504363761543" calcext:value-type="float">
            <text:p>0.0504363761543</text:p>
          </table:table-cell>
          <table:table-cell table:style-name="ce3" office:value-type="float" office:value="0.000076047765379" calcext:value-type="float">
            <text:p>7.60E-05</text:p>
          </table:table-cell>
          <table:table-cell office:value-type="float" office:value="-0.0121220095491" calcext:value-type="float">
            <text:p>-0.0121220095491</text:p>
          </table:table-cell>
          <table:table-cell office:value-type="float" office:value="0.0966047527545" calcext:value-type="float">
            <text:p>0.0966047527545</text:p>
          </table:table-cell>
          <table:table-cell office:value-type="float" office:value="0.526414138021" calcext:value-type="float">
            <text:p>0.526414138021</text:p>
          </table:table-cell>
          <table:table-cell office:value-type="float" office:value="6.47888627164" calcext:value-type="float">
            <text:p>6.47888627164</text:p>
          </table:table-cell>
          <table:table-cell table:number-columns-repeated="2"/>
          <table:table-cell office:value-type="float" office:value="0.0504363761543" calcext:value-type="float">
            <text:p>0.0504363761543</text:p>
          </table:table-cell>
          <table:table-cell table:style-name="ce3" office:value-type="float" office:value="0.0000760477653662" calcext:value-type="float">
            <text:p>7.60E-05</text:p>
          </table:table-cell>
          <table:table-cell office:value-type="float" office:value="-0.0121220095491" calcext:value-type="float">
            <text:p>-0.0121220095491</text:p>
          </table:table-cell>
          <table:table-cell office:value-type="float" office:value="0.0756096149017" calcext:value-type="float">
            <text:p>0.0756096149017</text:p>
          </table:table-cell>
          <table:table-cell table:style-name="ce3" office:value-type="float" office:value="-0.0000280034973169" calcext:value-type="float">
            <text:p>-2.80E-05</text:p>
          </table:table-cell>
          <table:table-cell office:value-type="float" office:value="6.59874415599" calcext:value-type="float">
            <text:p>6.59874415599</text:p>
          </table:table-cell>
          <table:table-cell table:number-columns-repeated="1010"/>
        </table:table-row>
        <table:table-row table:style-name="ro1">
          <table:table-cell office:value-type="float" office:value="0.131255687642" calcext:value-type="float">
            <text:p>0.131255687642</text:p>
          </table:table-cell>
          <table:table-cell office:value-type="float" office:value="0.0589674280993" calcext:value-type="float">
            <text:p>0.0589674280993</text:p>
          </table:table-cell>
          <table:table-cell office:value-type="float" office:value="-0.0123273378056" calcext:value-type="float">
            <text:p>-0.0123273378056</text:p>
          </table:table-cell>
          <table:table-cell office:value-type="float" office:value="0.100602226727" calcext:value-type="float">
            <text:p>0.100602226727</text:p>
          </table:table-cell>
          <table:table-cell office:value-type="float" office:value="0.63619569025" calcext:value-type="float">
            <text:p>0.63619569025</text:p>
          </table:table-cell>
          <table:table-cell office:value-type="float" office:value="7.08992441272" calcext:value-type="float">
            <text:p>7.08992441272</text:p>
          </table:table-cell>
          <table:table-cell table:number-columns-repeated="2"/>
          <table:table-cell office:value-type="float" office:value="0.131255687642" calcext:value-type="float">
            <text:p>0.131255687642</text:p>
          </table:table-cell>
          <table:table-cell office:value-type="float" office:value="0.0589674280992" calcext:value-type="float">
            <text:p>0.0589674280992</text:p>
          </table:table-cell>
          <table:table-cell office:value-type="float" office:value="-0.0123273378057" calcext:value-type="float">
            <text:p>-0.0123273378057</text:p>
          </table:table-cell>
          <table:table-cell office:value-type="float" office:value="0.0769394591463" calcext:value-type="float">
            <text:p>0.0769394591463</text:p>
          </table:table-cell>
          <table:table-cell office:value-type="float" office:value="0.00426010081138" calcext:value-type="float">
            <text:p>0.00426010081138</text:p>
          </table:table-cell>
          <table:table-cell office:value-type="float" office:value="7.2269057988" calcext:value-type="float">
            <text:p>7.2269057988</text:p>
          </table:table-cell>
          <table:table-cell table:number-columns-repeated="1010"/>
        </table:table-row>
        <table:table-row table:style-name="ro1">
          <table:table-cell office:value-type="float" office:value="0.162021799235" calcext:value-type="float">
            <text:p>0.162021799235</text:p>
          </table:table-cell>
          <table:table-cell office:value-type="float" office:value="0.154113571544" calcext:value-type="float">
            <text:p>0.154113571544</text:p>
          </table:table-cell>
          <table:table-cell office:value-type="float" office:value="-0.0131333803567" calcext:value-type="float">
            <text:p>-0.0131333803567</text:p>
          </table:table-cell>
          <table:table-cell office:value-type="float" office:value="0.108919592163" calcext:value-type="float">
            <text:p>0.108919592163</text:p>
          </table:table-cell>
          <table:table-cell office:value-type="float" office:value="0.758756657949" calcext:value-type="float">
            <text:p>0.758756657949</text:p>
          </table:table-cell>
          <table:table-cell office:value-type="float" office:value="7.69886208536" calcext:value-type="float">
            <text:p>7.69886208536</text:p>
          </table:table-cell>
          <table:table-cell table:number-columns-repeated="2"/>
          <table:table-cell office:value-type="float" office:value="0.162021799235" calcext:value-type="float">
            <text:p>0.162021799235</text:p>
          </table:table-cell>
          <table:table-cell office:value-type="float" office:value="0.154113571544" calcext:value-type="float">
            <text:p>0.154113571544</text:p>
          </table:table-cell>
          <table:table-cell office:value-type="float" office:value="-0.0131333803568" calcext:value-type="float">
            <text:p>-0.0131333803568</text:p>
          </table:table-cell>
          <table:table-cell office:value-type="float" office:value="0.081979376736" calcext:value-type="float">
            <text:p>0.081979376736</text:p>
          </table:table-cell>
          <table:table-cell office:value-type="float" office:value="0.0113942291701" calcext:value-type="float">
            <text:p>0.0113942291701</text:p>
          </table:table-cell>
          <table:table-cell office:value-type="float" office:value="7.85496644636" calcext:value-type="float">
            <text:p>7.85496644636</text:p>
          </table:table-cell>
          <table:table-cell table:number-columns-repeated="1010"/>
        </table:table-row>
        <table:table-row table:style-name="ro1">
          <table:table-cell office:value-type="float" office:value="0.130980743674" calcext:value-type="float">
            <text:p>0.130980743674</text:p>
          </table:table-cell>
          <table:table-cell office:value-type="float" office:value="0.249160906311" calcext:value-type="float">
            <text:p>0.249160906311</text:p>
          </table:table-cell>
          <table:table-cell office:value-type="float" office:value="-0.0146958778178" calcext:value-type="float">
            <text:p>-0.0146958778178</text:p>
          </table:table-cell>
          <table:table-cell office:value-type="float" office:value="0.122787929998" calcext:value-type="float">
            <text:p>0.122787929998</text:p>
          </table:table-cell>
          <table:table-cell office:value-type="float" office:value="0.891028805346" calcext:value-type="float">
            <text:p>0.891028805346</text:p>
          </table:table-cell>
          <table:table-cell office:value-type="float" office:value="8.30577059004" calcext:value-type="float">
            <text:p>8.30577059004</text:p>
          </table:table-cell>
          <table:table-cell table:number-columns-repeated="2"/>
          <table:table-cell office:value-type="float" office:value="0.130980743674" calcext:value-type="float">
            <text:p>0.130980743674</text:p>
          </table:table-cell>
          <table:table-cell office:value-type="float" office:value="0.249160906311" calcext:value-type="float">
            <text:p>0.249160906311</text:p>
          </table:table-cell>
          <table:table-cell office:value-type="float" office:value="-0.0146958778178" calcext:value-type="float">
            <text:p>-0.0146958778178</text:p>
          </table:table-cell>
          <table:table-cell office:value-type="float" office:value="0.0916946309803" calcext:value-type="float">
            <text:p>0.0916946309803</text:p>
          </table:table-cell>
          <table:table-cell office:value-type="float" office:value="0.018653053197" calcext:value-type="float">
            <text:p>0.018653053197</text:p>
          </table:table-cell>
          <table:table-cell office:value-type="float" office:value="8.48304926412" calcext:value-type="float">
            <text:p>8.48304926412</text:p>
          </table:table-cell>
          <table:table-cell table:number-columns-repeated="1010"/>
        </table:table-row>
        <table:table-row table:style-name="ro1">
          <table:table-cell office:value-type="float" office:value="0.0499967351298" calcext:value-type="float">
            <text:p>0.0499967351298</text:p>
          </table:table-cell>
          <table:table-cell office:value-type="float" office:value="0.307785065749" calcext:value-type="float">
            <text:p>0.307785065749</text:p>
          </table:table-cell>
          <table:table-cell office:value-type="float" office:value="-0.0168813835397" calcext:value-type="float">
            <text:p>-0.0168813835397</text:p>
          </table:table-cell>
          <table:table-cell office:value-type="float" office:value="0.141399094309" calcext:value-type="float">
            <text:p>0.141399094309</text:p>
          </table:table-cell>
          <table:table-cell office:value-type="float" office:value="1.02978674145" calcext:value-type="float">
            <text:p>1.02978674145</text:p>
          </table:table-cell>
          <table:table-cell office:value-type="float" office:value="8.91098450483" calcext:value-type="float">
            <text:p>8.91098450483</text:p>
          </table:table-cell>
          <table:table-cell table:number-columns-repeated="2"/>
          <table:table-cell office:value-type="float" office:value="0.0499967351298" calcext:value-type="float">
            <text:p>0.0499967351298</text:p>
          </table:table-cell>
          <table:table-cell office:value-type="float" office:value="0.307785065749" calcext:value-type="float">
            <text:p>0.307785065749</text:p>
          </table:table-cell>
          <table:table-cell office:value-type="float" office:value="-0.0168813835398" calcext:value-type="float">
            <text:p>-0.0168813835398</text:p>
          </table:table-cell>
          <table:table-cell office:value-type="float" office:value="0.105263638263" calcext:value-type="float">
            <text:p>0.105263638263</text:p>
          </table:table-cell>
          <table:table-cell office:value-type="float" office:value="0.0232689052386" calcext:value-type="float">
            <text:p>0.0232689052386</text:p>
          </table:table-cell>
          <table:table-cell office:value-type="float" office:value="9.11128966882" calcext:value-type="float">
            <text:p>9.11128966882</text:p>
          </table:table-cell>
          <table:table-cell table:number-columns-repeated="1010"/>
        </table:table-row>
        <table:table-row table:style-name="ro1">
          <table:table-cell office:value-type="float" office:value="-0.0499732327623" calcext:value-type="float">
            <text:p>-0.0499732327623</text:p>
          </table:table-cell>
          <table:table-cell office:value-type="float" office:value="0.307577246966" calcext:value-type="float">
            <text:p>0.307577246966</text:p>
          </table:table-cell>
          <table:table-cell office:value-type="float" office:value="-0.0193181771425" calcext:value-type="float">
            <text:p>-0.0193181771425</text:p>
          </table:table-cell>
          <table:table-cell office:value-type="float" office:value="0.16216833474" calcext:value-type="float">
            <text:p>0.16216833474</text:p>
          </table:table-cell>
          <table:table-cell office:value-type="float" office:value="1.17288537403" calcext:value-type="float">
            <text:p>1.17288537403</text:p>
          </table:table-cell>
          <table:table-cell office:value-type="float" office:value="9.51490413874" calcext:value-type="float">
            <text:p>9.51490413874</text:p>
          </table:table-cell>
          <table:table-cell table:number-columns-repeated="2"/>
          <table:table-cell office:value-type="float" office:value="-0.0499732327623" calcext:value-type="float">
            <text:p>-0.0499732327623</text:p>
          </table:table-cell>
          <table:table-cell office:value-type="float" office:value="0.307577246966" calcext:value-type="float">
            <text:p>0.307577246966</text:p>
          </table:table-cell>
          <table:table-cell office:value-type="float" office:value="-0.0193181771425" calcext:value-type="float">
            <text:p>-0.0193181771425</text:p>
          </table:table-cell>
          <table:table-cell office:value-type="float" office:value="0.120391541053" calcext:value-type="float">
            <text:p>0.120391541053</text:p>
          </table:table-cell>
          <table:table-cell office:value-type="float" office:value="0.0234856355623" calcext:value-type="float">
            <text:p>0.0234856355623</text:p>
          </table:table-cell>
          <table:table-cell office:value-type="float" office:value="9.73978004219" calcext:value-type="float">
            <text:p>9.73978004219</text:p>
          </table:table-cell>
          <table:table-cell table:number-columns-repeated="1010"/>
        </table:table-row>
        <table:table-row table:style-name="ro1">
          <table:table-cell office:value-type="float" office:value="-0.130711878282" calcext:value-type="float">
            <text:p>-0.130711878282</text:p>
          </table:table-cell>
          <table:table-cell office:value-type="float" office:value="0.24861692553" calcext:value-type="float">
            <text:p>0.24861692553</text:p>
          </table:table-cell>
          <table:table-cell office:value-type="float" office:value="-0.0215384053795" calcext:value-type="float">
            <text:p>-0.0215384053795</text:p>
          </table:table-cell>
          <table:table-cell office:value-type="float" office:value="0.181689817693" calcext:value-type="float">
            <text:p>0.181689817693</text:p>
          </table:table-cell>
          <table:table-cell office:value-type="float" office:value="1.32010687373" calcext:value-type="float">
            <text:p>1.32010687373</text:p>
          </table:table-cell>
          <table:table-cell office:value-type="float" office:value="10.1177673365" calcext:value-type="float">
            <text:p>10.1177673365</text:p>
          </table:table-cell>
          <table:table-cell table:number-columns-repeated="2"/>
          <table:table-cell office:value-type="float" office:value="-0.130711878282" calcext:value-type="float">
            <text:p>-0.130711878282</text:p>
          </table:table-cell>
          <table:table-cell office:value-type="float" office:value="0.24861692553" calcext:value-type="float">
            <text:p>0.24861692553</text:p>
          </table:table-cell>
          <table:table-cell office:value-type="float" office:value="-0.0215384053795" calcext:value-type="float">
            <text:p>-0.0215384053795</text:p>
          </table:table-cell>
          <table:table-cell office:value-type="float" office:value="0.134187407643" calcext:value-type="float">
            <text:p>0.134187407643</text:p>
          </table:table-cell>
          <table:table-cell office:value-type="float" office:value="0.0192296010131" calcext:value-type="float">
            <text:p>0.0192296010131</text:p>
          </table:table-cell>
          <table:table-cell office:value-type="float" office:value="10.3685242861" calcext:value-type="float">
            <text:p>10.3685242861</text:p>
          </table:table-cell>
          <table:table-cell table:number-columns-repeated="1010"/>
        </table:table-row>
        <table:table-row table:style-name="ro1">
          <table:table-cell office:value-type="float" office:value="-0.1613556635" calcext:value-type="float">
            <text:p>-0.1613556635</text:p>
          </table:table-cell>
          <table:table-cell office:value-type="float" office:value="0.153441707216" calcext:value-type="float">
            <text:p>0.153441707216</text:p>
          </table:table-cell>
          <table:table-cell office:value-type="float" office:value="-0.0231570652949" calcext:value-type="float">
            <text:p>-0.0231570652949</text:p>
          </table:table-cell>
          <table:table-cell office:value-type="float" office:value="0.197032322607" calcext:value-type="float">
            <text:p>0.197032322607</text:p>
          </table:table-cell>
          <table:table-cell office:value-type="float" office:value="1.47328101576" calcext:value-type="float">
            <text:p>1.47328101576</text:p>
          </table:table-cell>
          <table:table-cell office:value-type="float" office:value="10.7194860678" calcext:value-type="float">
            <text:p>10.7194860678</text:p>
          </table:table-cell>
          <table:table-cell table:number-columns-repeated="2"/>
          <table:table-cell office:value-type="float" office:value="-0.1613556635" calcext:value-type="float">
            <text:p>-0.1613556635</text:p>
          </table:table-cell>
          <table:table-cell office:value-type="float" office:value="0.153441707216" calcext:value-type="float">
            <text:p>0.153441707216</text:p>
          </table:table-cell>
          <table:table-cell office:value-type="float" office:value="-0.023157065295" calcext:value-type="float">
            <text:p>-0.023157065295</text:p>
          </table:table-cell>
          <table:table-cell office:value-type="float" office:value="0.144269625982" calcext:value-type="float">
            <text:p>0.144269625982</text:p>
          </table:table-cell>
          <table:table-cell office:value-type="float" office:value="0.0121368787413" calcext:value-type="float">
            <text:p>0.0121368787413</text:p>
          </table:table-cell>
          <table:table-cell office:value-type="float" office:value="10.9974235072" calcext:value-type="float">
            <text:p>10.9974235072</text:p>
          </table:table-cell>
          <table:table-cell table:number-columns-repeated="1010"/>
        </table:table-row>
        <table:table-row table:style-name="ro1">
          <table:table-cell office:value-type="float" office:value="-0.130191995096" calcext:value-type="float">
            <text:p>-0.130191995096</text:p>
          </table:table-cell>
          <table:table-cell office:value-type="float" office:value="0.0584255306222" calcext:value-type="float">
            <text:p>0.0584255306222</text:p>
          </table:table-cell>
          <table:table-cell office:value-type="float" office:value="-0.0240192343126" calcext:value-type="float">
            <text:p>-0.0240192343126</text:p>
          </table:table-cell>
          <table:table-cell office:value-type="float" office:value="0.206882113973" calcext:value-type="float">
            <text:p>0.206882113973</text:p>
          </table:table-cell>
          <table:table-cell office:value-type="float" office:value="1.63561669426" calcext:value-type="float">
            <text:p>1.63561669426</text:p>
          </table:table-cell>
          <table:table-cell office:value-type="float" office:value="11.3196190433" calcext:value-type="float">
            <text:p>11.3196190433</text:p>
          </table:table-cell>
          <table:table-cell table:number-columns-repeated="2"/>
          <table:table-cell office:value-type="float" office:value="-0.130191995096" calcext:value-type="float">
            <text:p>-0.130191995096</text:p>
          </table:table-cell>
          <table:table-cell office:value-type="float" office:value="0.0584255306223" calcext:value-type="float">
            <text:p>0.0584255306223</text:p>
          </table:table-cell>
          <table:table-cell office:value-type="float" office:value="-0.0240192343127" calcext:value-type="float">
            <text:p>-0.0240192343127</text:p>
          </table:table-cell>
          <table:table-cell office:value-type="float" office:value="0.149676321656" calcext:value-type="float">
            <text:p>0.149676321656</text:p>
          </table:table-cell>
          <table:table-cell office:value-type="float" office:value="0.00492662720691" calcext:value-type="float">
            <text:p>0.00492662720691</text:p>
          </table:table-cell>
          <table:table-cell office:value-type="float" office:value="11.6263032144" calcext:value-type="float">
            <text:p>11.6263032144</text:p>
          </table:table-cell>
          <table:table-cell table:number-columns-repeated="1010"/>
        </table:table-row>
        <table:table-row table:style-name="ro1">
          <table:table-cell office:value-type="float" office:value="-0.0491269474457" calcext:value-type="float">
            <text:p>-0.0491269474457</text:p>
          </table:table-cell>
          <table:table-cell office:value-type="float" office:value="-0.000126993369137" calcext:value-type="float">
            <text:p>-0.000126993369137</text:p>
          </table:table-cell>
          <table:table-cell office:value-type="float" office:value="-0.0242592009768" calcext:value-type="float">
            <text:p>-0.0242592009768</text:p>
          </table:table-cell>
          <table:table-cell office:value-type="float" office:value="0.212088008192" calcext:value-type="float">
            <text:p>0.212088008192</text:p>
          </table:table-cell>
          <table:table-cell office:value-type="float" office:value="1.81048638846" calcext:value-type="float">
            <text:p>1.81048638846</text:p>
          </table:table-cell>
          <table:table-cell office:value-type="float" office:value="11.9174973198" calcext:value-type="float">
            <text:p>11.9174973198</text:p>
          </table:table-cell>
          <table:table-cell table:number-columns-repeated="2"/>
          <table:table-cell office:value-type="float" office:value="-0.0491269474457" calcext:value-type="float">
            <text:p>-0.0491269474457</text:p>
          </table:table-cell>
          <table:table-cell office:value-type="float" office:value="-0.000126993369123" calcext:value-type="float">
            <text:p>-0.000126993369123</text:p>
          </table:table-cell>
          <table:table-cell office:value-type="float" office:value="-0.0242592009769" calcext:value-type="float">
            <text:p>-0.0242592009769</text:p>
          </table:table-cell>
          <table:table-cell office:value-type="float" office:value="0.151232590143" calcext:value-type="float">
            <text:p>0.151232590143</text:p>
          </table:table-cell>
          <table:table-cell office:value-type="float" office:value="0.000361115421466" calcext:value-type="float">
            <text:p>0.000361115421466</text:p>
          </table:table-cell>
          <table:table-cell office:value-type="float" office:value="12.2549756413" calcext:value-type="float">
            <text:p>12.2549756413</text:p>
          </table:table-cell>
          <table:table-cell table:number-columns-repeated="1010"/>
        </table:table-row>
        <table:table-row table:style-name="ro1">
          <table:table-cell office:value-type="float" office:value="0.0508726631475" calcext:value-type="float">
            <text:p>0.0508726631475</text:p>
          </table:table-cell>
          <table:table-cell office:value-type="float" office:value="0.000152075463092" calcext:value-type="float">
            <text:p>0.000152075463092</text:p>
          </table:table-cell>
          <table:table-cell office:value-type="float" office:value="-0.0242490236361" calcext:value-type="float">
            <text:p>-0.0242490236361</text:p>
          </table:table-cell>
          <table:table-cell office:value-type="float" office:value="0.215384896209" calcext:value-type="float">
            <text:p>0.215384896209</text:p>
          </table:table-cell>
          <table:table-cell office:value-type="float" office:value="2.00012121796" calcext:value-type="float">
            <text:p>2.00012121796</text:p>
          </table:table-cell>
          <table:table-cell office:value-type="float" office:value="12.5124564541" calcext:value-type="float">
            <text:p>12.5124564541</text:p>
          </table:table-cell>
          <table:table-cell table:number-columns-repeated="2"/>
          <table:table-cell office:value-type="float" office:value="0.0508726631475" calcext:value-type="float">
            <text:p>0.0508726631475</text:p>
          </table:table-cell>
          <table:table-cell office:value-type="float" office:value="0.000152075463095" calcext:value-type="float">
            <text:p>0.000152075463095</text:p>
          </table:table-cell>
          <table:table-cell office:value-type="float" office:value="-0.0242490236362" calcext:value-type="float">
            <text:p>-0.0242490236362</text:p>
          </table:table-cell>
          <table:table-cell office:value-type="float" office:value="0.151234729546" calcext:value-type="float">
            <text:p>0.151234729546</text:p>
          </table:table-cell>
          <table:table-cell office:value-type="float" office:value="0.000190557904993" calcext:value-type="float">
            <text:p>0.000190557904993</text:p>
          </table:table-cell>
          <table:table-cell office:value-type="float" office:value="12.883315002" calcext:value-type="float">
            <text:p>12.883315002</text:p>
          </table:table-cell>
          <table:table-cell table:number-columns-repeated="1010"/>
        </table:table-row>
        <table:table-row table:style-name="ro1">
          <table:table-cell office:value-type="float" office:value="0.13160971813" calcext:value-type="float">
            <text:p>0.13160971813</text:p>
          </table:table-cell>
          <table:table-cell office:value-type="float" office:value="0.0591561677433" calcext:value-type="float">
            <text:p>0.0591561677433</text:p>
          </table:table-cell>
          <table:table-cell office:value-type="float" office:value="-0.0244563252874" calcext:value-type="float">
            <text:p>-0.0244563252874</text:p>
          </table:table-cell>
          <table:table-cell office:value-type="float" office:value="0.220383398405" calcext:value-type="float">
            <text:p>0.220383398405</text:p>
          </table:table-cell>
          <table:table-cell office:value-type="float" office:value="2.20471731875" calcext:value-type="float">
            <text:p>2.20471731875</text:p>
          </table:table-cell>
          <table:table-cell office:value-type="float" office:value="13.104081793" calcext:value-type="float">
            <text:p>13.104081793</text:p>
          </table:table-cell>
          <table:table-cell table:number-columns-repeated="2"/>
          <table:table-cell office:value-type="float" office:value="0.13160971813" calcext:value-type="float">
            <text:p>0.13160971813</text:p>
          </table:table-cell>
          <table:table-cell office:value-type="float" office:value="0.0591561677433" calcext:value-type="float">
            <text:p>0.0591561677433</text:p>
          </table:table-cell>
          <table:table-cell office:value-type="float" office:value="-0.0244563252875" calcext:value-type="float">
            <text:p>-0.0244563252875</text:p>
          </table:table-cell>
          <table:table-cell office:value-type="float" office:value="0.152572744711" calcext:value-type="float">
            <text:p>0.152572744711</text:p>
          </table:table-cell>
          <table:table-cell office:value-type="float" office:value="0.00448562101813" calcext:value-type="float">
            <text:p>0.00448562101813</text:p>
          </table:table-cell>
          <table:table-cell office:value-type="float" office:value="13.5113155946" calcext:value-type="float">
            <text:p>13.5113155946</text:p>
          </table:table-cell>
          <table:table-cell table:number-columns-repeated="1010"/>
        </table:table-row>
        <table:table-row table:style-name="ro1">
          <table:table-cell office:value-type="float" office:value="0.1622430127" calcext:value-type="float">
            <text:p>0.1622430127</text:p>
          </table:table-cell>
          <table:table-cell office:value-type="float" office:value="0.154345128097" calcext:value-type="float">
            <text:p>0.154345128097</text:p>
          </table:table-cell>
          <table:table-cell office:value-type="float" office:value="-0.0252656444176" calcext:value-type="float">
            <text:p>-0.0252656444176</text:p>
          </table:table-cell>
          <table:table-cell office:value-type="float" office:value="0.230197008567" calcext:value-type="float">
            <text:p>0.230197008567</text:p>
          </table:table-cell>
          <table:table-cell office:value-type="float" office:value="2.42230625424" calcext:value-type="float">
            <text:p>2.42230625424</text:p>
          </table:table-cell>
          <table:table-cell office:value-type="float" office:value="13.6923628986" calcext:value-type="float">
            <text:p>13.6923628986</text:p>
          </table:table-cell>
          <table:table-cell table:number-columns-repeated="2"/>
          <table:table-cell office:value-type="float" office:value="0.1622430127" calcext:value-type="float">
            <text:p>0.1622430127</text:p>
          </table:table-cell>
          <table:table-cell office:value-type="float" office:value="0.154345128097" calcext:value-type="float">
            <text:p>0.154345128097</text:p>
          </table:table-cell>
          <table:table-cell office:value-type="float" office:value="-0.0252656444177" calcext:value-type="float">
            <text:p>-0.0252656444177</text:p>
          </table:table-cell>
          <table:table-cell office:value-type="float" office:value="0.15762631658" calcext:value-type="float">
            <text:p>0.15762631658</text:p>
          </table:table-cell>
          <table:table-cell office:value-type="float" office:value="0.0116117278758" calcext:value-type="float">
            <text:p>0.0116117278758</text:p>
          </table:table-cell>
          <table:table-cell office:value-type="float" office:value="14.1391067582" calcext:value-type="float">
            <text:p>14.1391067582</text:p>
          </table:table-cell>
          <table:table-cell table:number-columns-repeated="1010"/>
        </table:table-row>
        <table:table-row table:style-name="ro1">
          <table:table-cell office:value-type="float" office:value="0.131069314669" calcext:value-type="float">
            <text:p>0.131069314669</text:p>
          </table:table-cell>
          <table:table-cell office:value-type="float" office:value="0.249348986361" calcext:value-type="float">
            <text:p>0.249348986361</text:p>
          </table:table-cell>
          <table:table-cell office:value-type="float" office:value="-0.0268314693228" calcext:value-type="float">
            <text:p>-0.0268314693228</text:p>
          </table:table-cell>
          <table:table-cell office:value-type="float" office:value="0.24622608501" calcext:value-type="float">
            <text:p>0.24622608501</text:p>
          </table:table-cell>
          <table:table-cell office:value-type="float" office:value="2.64945666344" calcext:value-type="float">
            <text:p>2.64945666344</text:p>
          </table:table-cell>
          <table:table-cell office:value-type="float" office:value="14.2776851226" calcext:value-type="float">
            <text:p>14.2776851226</text:p>
          </table:table-cell>
          <table:table-cell table:number-columns-repeated="2"/>
          <table:table-cell office:value-type="float" office:value="0.131069314669" calcext:value-type="float">
            <text:p>0.131069314669</text:p>
          </table:table-cell>
          <table:table-cell office:value-type="float" office:value="0.249348986361" calcext:value-type="float">
            <text:p>0.249348986361</text:p>
          </table:table-cell>
          <table:table-cell office:value-type="float" office:value="-0.0268314693229" calcext:value-type="float">
            <text:p>-0.0268314693229</text:p>
          </table:table-cell>
          <table:table-cell office:value-type="float" office:value="0.167355490415" calcext:value-type="float">
            <text:p>0.167355490415</text:p>
          </table:table-cell>
          <table:table-cell office:value-type="float" office:value="0.0188544547641" calcext:value-type="float">
            <text:p>0.0188544547641</text:p>
          </table:table-cell>
          <table:table-cell office:value-type="float" office:value="14.7669140869" calcext:value-type="float">
            <text:p>14.7669140869</text:p>
          </table:table-cell>
          <table:table-cell table:number-columns-repeated="1010"/>
        </table:table-row>
        <table:table-row table:style-name="ro1">
          <table:table-cell office:value-type="float" office:value="0.0500035427791" calcext:value-type="float">
            <text:p>0.0500035427791</text:p>
          </table:table-cell>
          <table:table-cell office:value-type="float" office:value="0.30785995206" calcext:value-type="float">
            <text:p>0.30785995206</text:p>
          </table:table-cell>
          <table:table-cell office:value-type="float" office:value="-0.0290190809955" calcext:value-type="float">
            <text:p>-0.0290190809955</text:p>
          </table:table-cell>
          <table:table-cell office:value-type="float" office:value="0.267571467141" calcext:value-type="float">
            <text:p>0.267571467141</text:p>
          </table:table-cell>
          <table:table-cell office:value-type="float" office:value="2.88255666784" calcext:value-type="float">
            <text:p>2.88255666784</text:p>
          </table:table-cell>
          <table:table-cell office:value-type="float" office:value="14.8606503549" calcext:value-type="float">
            <text:p>14.8606503549</text:p>
          </table:table-cell>
          <table:table-cell table:number-columns-repeated="2"/>
          <table:table-cell office:value-type="float" office:value="0.0500035427791" calcext:value-type="float">
            <text:p>0.0500035427791</text:p>
          </table:table-cell>
          <table:table-cell office:value-type="float" office:value="0.30785995206" calcext:value-type="float">
            <text:p>0.30785995206</text:p>
          </table:table-cell>
          <table:table-cell office:value-type="float" office:value="-0.0290190809956" calcext:value-type="float">
            <text:p>-0.0290190809956</text:p>
          </table:table-cell>
          <table:table-cell office:value-type="float" office:value="0.180933360999" calcext:value-type="float">
            <text:p>0.180933360999</text:p>
          </table:table-cell>
          <table:table-cell office:value-type="float" office:value="0.0234571650297" calcext:value-type="float">
            <text:p>0.0234571650297</text:p>
          </table:table-cell>
          <table:table-cell office:value-type="float" office:value="15.3949776021" calcext:value-type="float">
            <text:p>15.3949776021</text:p>
          </table:table-cell>
          <table:table-cell table:number-columns-repeated="1010"/>
        </table:table-row>
        <table:table-row table:style-name="ro1">
          <table:table-cell office:value-type="float" office:value="-0.0499660353067" calcext:value-type="float">
            <text:p>-0.0499660353067</text:p>
          </table:table-cell>
          <table:table-cell office:value-type="float" office:value="0.307512473742" calcext:value-type="float">
            <text:p>0.307512473742</text:p>
          </table:table-cell>
          <table:table-cell office:value-type="float" office:value="-0.0314559534641" calcext:value-type="float">
            <text:p>-0.0314559534641</text:p>
          </table:table-cell>
          <table:table-cell office:value-type="float" office:value="0.291321307336" calcext:value-type="float">
            <text:p>0.291321307336</text:p>
          </table:table-cell>
          <table:table-cell office:value-type="float" office:value="3.11919650751" calcext:value-type="float">
            <text:p>3.11919650751</text:p>
          </table:table-cell>
          <table:table-cell office:value-type="float" office:value="15.4417905823" calcext:value-type="float">
            <text:p>15.4417905823</text:p>
          </table:table-cell>
          <table:table-cell table:number-columns-repeated="2"/>
          <table:table-cell office:value-type="float" office:value="-0.0499660353067" calcext:value-type="float">
            <text:p>-0.0499660353067</text:p>
          </table:table-cell>
          <table:table-cell office:value-type="float" office:value="0.307512473742" calcext:value-type="float">
            <text:p>0.307512473742</text:p>
          </table:table-cell>
          <table:table-cell office:value-type="float" office:value="-0.0314559534642" calcext:value-type="float">
            <text:p>-0.0314559534642</text:p>
          </table:table-cell>
          <table:table-cell office:value-type="float" office:value="0.196061681315" calcext:value-type="float">
            <text:p>0.196061681315</text:p>
          </table:table-cell>
          <table:table-cell office:value-type="float" office:value="0.023674472887" calcext:value-type="float">
            <text:p>0.023674472887</text:p>
          </table:table-cell>
          <table:table-cell office:value-type="float" office:value="16.0234564412" calcext:value-type="float">
            <text:p>16.0234564412</text:p>
          </table:table-cell>
          <table:table-cell table:number-columns-repeated="1010"/>
        </table:table-row>
        <table:table-row table:style-name="ro1">
          <table:table-cell office:value-type="float" office:value="-0.1306222859" calcext:value-type="float">
            <text:p>-0.1306222859</text:p>
          </table:table-cell>
          <table:table-cell office:value-type="float" office:value="0.248439413679" calcext:value-type="float">
            <text:p>0.248439413679</text:p>
          </table:table-cell>
          <table:table-cell office:value-type="float" office:value="-0.0336742033086" calcext:value-type="float">
            <text:p>-0.0336742033086</text:p>
          </table:table-cell>
          <table:table-cell office:value-type="float" office:value="0.313624371115" calcext:value-type="float">
            <text:p>0.313624371115</text:p>
          </table:table-cell>
          <table:table-cell office:value-type="float" office:value="3.35911952038" calcext:value-type="float">
            <text:p>3.35911952038</text:p>
          </table:table-cell>
          <table:table-cell office:value-type="float" office:value="16.0212877533" calcext:value-type="float">
            <text:p>16.0212877533</text:p>
          </table:table-cell>
          <table:table-cell table:number-columns-repeated="2"/>
          <table:table-cell office:value-type="float" office:value="-0.1306222859" calcext:value-type="float">
            <text:p>-0.1306222859</text:p>
          </table:table-cell>
          <table:table-cell office:value-type="float" office:value="0.248439413679" calcext:value-type="float">
            <text:p>0.248439413679</text:p>
          </table:table-cell>
          <table:table-cell office:value-type="float" office:value="-0.0336742033088" calcext:value-type="float">
            <text:p>-0.0336742033088</text:p>
          </table:table-cell>
          <table:table-cell office:value-type="float" office:value="0.209849360457" calcext:value-type="float">
            <text:p>0.209849360457</text:p>
          </table:table-cell>
          <table:table-cell office:value-type="float" office:value="0.0194386052179" calcext:value-type="float">
            <text:p>0.0194386052179</text:p>
          </table:table-cell>
          <table:table-cell office:value-type="float" office:value="16.6523578957" calcext:value-type="float">
            <text:p>16.6523578957</text:p>
          </table:table-cell>
          <table:table-cell table:number-columns-repeated="1010"/>
        </table:table-row>
        <table:table-row table:style-name="ro1">
          <table:table-cell office:value-type="float" office:value="-0.161133185445" calcext:value-type="float">
            <text:p>-0.161133185445</text:p>
          </table:table-cell>
          <table:table-cell office:value-type="float" office:value="0.153221456343" calcext:value-type="float">
            <text:p>0.153221456343</text:p>
          </table:table-cell>
          <table:table-cell office:value-type="float" office:value="-0.0352895843853" calcext:value-type="float">
            <text:p>-0.0352895843853</text:p>
          </table:table-cell>
          <table:table-cell office:value-type="float" office:value="0.331155934158" calcext:value-type="float">
            <text:p>0.331155934158</text:p>
          </table:table-cell>
          <table:table-cell office:value-type="float" office:value="3.60436298495" calcext:value-type="float">
            <text:p>3.60436298495</text:p>
          </table:table-cell>
          <table:table-cell office:value-type="float" office:value="16.5988190389" calcext:value-type="float">
            <text:p>16.5988190389</text:p>
          </table:table-cell>
          <table:table-cell table:number-columns-repeated="2"/>
          <table:table-cell office:value-type="float" office:value="-0.161133185445" calcext:value-type="float">
            <text:p>-0.161133185445</text:p>
          </table:table-cell>
          <table:table-cell office:value-type="float" office:value="0.153221456343" calcext:value-type="float">
            <text:p>0.153221456343</text:p>
          </table:table-cell>
          <table:table-cell office:value-type="float" office:value="-0.0352895843854" calcext:value-type="float">
            <text:p>-0.0352895843854</text:p>
          </table:table-cell>
          <table:table-cell office:value-type="float" office:value="0.219917918433" calcext:value-type="float">
            <text:p>0.219917918433</text:p>
          </table:table-cell>
          <table:table-cell office:value-type="float" office:value="0.0123837238857" calcext:value-type="float">
            <text:p>0.0123837238857</text:p>
          </table:table-cell>
          <table:table-cell office:value-type="float" office:value="17.2815218703" calcext:value-type="float">
            <text:p>17.2815218703</text:p>
          </table:table-cell>
          <table:table-cell table:number-columns-repeated="1010"/>
        </table:table-row>
        <table:table-row table:style-name="ro1">
          <table:table-cell office:value-type="float" office:value="-0.129836938498" calcext:value-type="float">
            <text:p>-0.129836938498</text:p>
          </table:table-cell>
          <table:table-cell office:value-type="float" office:value="0.0582488354131" calcext:value-type="float">
            <text:p>0.0582488354131</text:p>
          </table:table-cell>
          <table:table-cell office:value-type="float" office:value="-0.0361484279316" calcext:value-type="float">
            <text:p>-0.0361484279316</text:p>
          </table:table-cell>
          <table:table-cell office:value-type="float" office:value="0.342419417496" calcext:value-type="float">
            <text:p>0.342419417496</text:p>
          </table:table-cell>
          <table:table-cell office:value-type="float" office:value="3.85851507347" calcext:value-type="float">
            <text:p>3.85851507347</text:p>
          </table:table-cell>
          <table:table-cell office:value-type="float" office:value="17.1736024981" calcext:value-type="float">
            <text:p>17.1736024981</text:p>
          </table:table-cell>
          <table:table-cell table:number-columns-repeated="2"/>
          <table:table-cell office:value-type="float" office:value="-0.129836938498" calcext:value-type="float">
            <text:p>-0.129836938498</text:p>
          </table:table-cell>
          <table:table-cell office:value-type="float" office:value="0.0582488354131" calcext:value-type="float">
            <text:p>0.0582488354131</text:p>
          </table:table-cell>
          <table:table-cell office:value-type="float" office:value="-0.0361484279318" calcext:value-type="float">
            <text:p>-0.0361484279318</text:p>
          </table:table-cell>
          <table:table-cell office:value-type="float" office:value="0.225310704401" calcext:value-type="float">
            <text:p>0.225310704401</text:p>
          </table:table-cell>
          <table:table-cell office:value-type="float" office:value="0.00521948704082" calcext:value-type="float">
            <text:p>0.00521948704082</text:p>
          </table:table-cell>
          <table:table-cell office:value-type="float" office:value="17.9106715908" calcext:value-type="float">
            <text:p>17.9106715908</text:p>
          </table:table-cell>
          <table:table-cell table:number-columns-repeated="1010"/>
        </table:table-row>
        <table:table-row table:style-name="ro1">
          <table:table-cell office:value-type="float" office:value="-0.0486902637415" calcext:value-type="float">
            <text:p>-0.0486902637415</text:p>
          </table:table-cell>
          <table:table-cell office:value-type="float" office:value="-0.000190519624966" calcext:value-type="float">
            <text:p>-0.000190519624966</text:p>
          </table:table-cell>
          <table:table-cell office:value-type="float" office:value="-0.0363862935397" calcext:value-type="float">
            <text:p>-0.0363862935397</text:p>
          </table:table-cell>
          <table:table-cell office:value-type="float" office:value="0.348376138979" calcext:value-type="float">
            <text:p>0.348376138979</text:p>
          </table:table-cell>
          <table:table-cell office:value-type="float" office:value="4.1253547053" calcext:value-type="float">
            <text:p>4.1253547053</text:p>
          </table:table-cell>
          <table:table-cell office:value-type="float" office:value="17.7446396507" calcext:value-type="float">
            <text:p>17.7446396507</text:p>
          </table:table-cell>
          <table:table-cell table:number-columns-repeated="2"/>
          <table:table-cell office:value-type="float" office:value="-0.0486902637415" calcext:value-type="float">
            <text:p>-0.0486902637415</text:p>
          </table:table-cell>
          <table:table-cell office:value-type="float" office:value="-0.000190519624964" calcext:value-type="float">
            <text:p>-0.000190519624964</text:p>
          </table:table-cell>
          <table:table-cell office:value-type="float" office:value="-0.0363862935399" calcext:value-type="float">
            <text:p>-0.0363862935399</text:p>
          </table:table-cell>
          <table:table-cell office:value-type="float" office:value="0.226858130472" calcext:value-type="float">
            <text:p>0.226858130472</text:p>
          </table:table-cell>
          <table:table-cell office:value-type="float" office:value="0.000694494718091" calcext:value-type="float">
            <text:p>0.000694494718091</text:p>
          </table:table-cell>
          <table:table-cell office:value-type="float" office:value="18.5395151116" calcext:value-type="float">
            <text:p>18.5395151116</text:p>
          </table:table-cell>
          <table:table-cell table:number-columns-repeated="1010"/>
        </table:table-row>
        <table:table-row table:style-name="ro1">
          <table:table-cell office:value-type="float" office:value="0.0513088601013" calcext:value-type="float">
            <text:p>0.0513088601013</text:p>
          </table:table-cell>
          <table:table-cell office:value-type="float" office:value="0.000228082944332" calcext:value-type="float">
            <text:p>0.000228082944332</text:p>
          </table:table-cell>
          <table:table-cell office:value-type="float" office:value="-0.0363760423046" calcext:value-type="float">
            <text:p>-0.0363760423046</text:p>
          </table:table-cell>
          <table:table-cell office:value-type="float" office:value="0.352142562482" calcext:value-type="float">
            <text:p>0.352142562482</text:p>
          </table:table-cell>
          <table:table-cell office:value-type="float" office:value="4.40738515639" calcext:value-type="float">
            <text:p>4.40738515639</text:p>
          </table:table-cell>
          <table:table-cell office:value-type="float" office:value="18.3110691157" calcext:value-type="float">
            <text:p>18.3110691157</text:p>
          </table:table-cell>
          <table:table-cell table:number-columns-repeated="2"/>
          <table:table-cell office:value-type="float" office:value="0.0513088601013" calcext:value-type="float">
            <text:p>0.0513088601013</text:p>
          </table:table-cell>
          <table:table-cell office:value-type="float" office:value="0.000228082944328" calcext:value-type="float">
            <text:p>0.000228082944328</text:p>
          </table:table-cell>
          <table:table-cell office:value-type="float" office:value="-0.0363760423047" calcext:value-type="float">
            <text:p>-0.0363760423047</text:p>
          </table:table-cell>
          <table:table-cell office:value-type="float" office:value="0.226859873491" calcext:value-type="float">
            <text:p>0.226859873491</text:p>
          </table:table-cell>
          <table:table-cell office:value-type="float" office:value="0.000546527321471" calcext:value-type="float">
            <text:p>0.000546527321471</text:p>
          </table:table-cell>
          <table:table-cell office:value-type="float" office:value="19.1678603979" calcext:value-type="float">
            <text:p>19.1678603979</text:p>
          </table:table-cell>
          <table:table-cell table:number-columns-repeated="1010"/>
        </table:table-row>
        <table:table-row table:style-name="ro1">
          <table:table-cell office:value-type="float" office:value="0.131963501329" calcext:value-type="float">
            <text:p>0.131963501329</text:p>
          </table:table-cell>
          <table:table-cell office:value-type="float" office:value="0.0593447722638" calcext:value-type="float">
            <text:p>0.0593447722638</text:p>
          </table:table-cell>
          <table:table-cell office:value-type="float" office:value="-0.0365853254513" calcext:value-type="float">
            <text:p>-0.0365853254513</text:p>
          </table:table-cell>
          <table:table-cell office:value-type="float" office:value="0.357847134235" calcext:value-type="float">
            <text:p>0.357847134235</text:p>
          </table:table-cell>
          <table:table-cell office:value-type="float" office:value="4.70482403629" calcext:value-type="float">
            <text:p>4.70482403629</text:p>
          </table:table-cell>
          <table:table-cell office:value-type="float" office:value="18.8724930109" calcext:value-type="float">
            <text:p>18.8724930109</text:p>
          </table:table-cell>
          <table:table-cell table:number-columns-repeated="2"/>
          <table:table-cell office:value-type="float" office:value="0.131963501329" calcext:value-type="float">
            <text:p>0.131963501329</text:p>
          </table:table-cell>
          <table:table-cell office:value-type="float" office:value="0.0593447722638" calcext:value-type="float">
            <text:p>0.0593447722638</text:p>
          </table:table-cell>
          <table:table-cell office:value-type="float" office:value="-0.0365853254515" calcext:value-type="float">
            <text:p>-0.0365853254515</text:p>
          </table:table-cell>
          <table:table-cell office:value-type="float" office:value="0.228206090131" calcext:value-type="float">
            <text:p>0.228206090131</text:p>
          </table:table-cell>
          <table:table-cell office:value-type="float" office:value="0.00484030773496" calcext:value-type="float">
            <text:p>0.00484030773496</text:p>
          </table:table-cell>
          <table:table-cell office:value-type="float" office:value="19.7956986836" calcext:value-type="float">
            <text:p>19.7956986836</text:p>
          </table:table-cell>
          <table:table-cell table:number-columns-repeated="1010"/>
        </table:table-row>
        <table:table-row table:style-name="ro1">
          <table:table-cell office:value-type="float" office:value="0.162463919107" calcext:value-type="float">
            <text:p>0.162463919107</text:p>
          </table:table-cell>
          <table:table-cell office:value-type="float" office:value="0.154576364041" calcext:value-type="float">
            <text:p>0.154576364041</text:p>
          </table:table-cell>
          <table:table-cell office:value-type="float" office:value="-0.0373979244152" calcext:value-type="float">
            <text:p>-0.0373979244152</text:p>
          </table:table-cell>
          <table:table-cell office:value-type="float" office:value="0.369064044136" calcext:value-type="float">
            <text:p>0.369064044136</text:p>
          </table:table-cell>
          <table:table-cell office:value-type="float" office:value="5.01544942109" calcext:value-type="float">
            <text:p>5.01544942109</text:p>
          </table:table-cell>
          <table:table-cell office:value-type="float" office:value="19.4291385459" calcext:value-type="float">
            <text:p>19.4291385459</text:p>
          </table:table-cell>
          <table:table-cell table:number-columns-repeated="2"/>
          <table:table-cell office:value-type="float" office:value="0.162463919107" calcext:value-type="float">
            <text:p>0.162463919107</text:p>
          </table:table-cell>
          <table:table-cell office:value-type="float" office:value="0.154576364041" calcext:value-type="float">
            <text:p>0.154576364041</text:p>
          </table:table-cell>
          <table:table-cell office:value-type="float" office:value="-0.0373979244154" calcext:value-type="float">
            <text:p>-0.0373979244154</text:p>
          </table:table-cell>
          <table:table-cell office:value-type="float" office:value="0.233273328386" calcext:value-type="float">
            <text:p>0.233273328386</text:p>
          </table:table-cell>
          <table:table-cell office:value-type="float" office:value="0.0119447169211" calcext:value-type="float">
            <text:p>0.0119447169211</text:p>
          </table:table-cell>
          <table:table-cell office:value-type="float" office:value="20.4232205081" calcext:value-type="float">
            <text:p>20.4232205081</text:p>
          </table:table-cell>
          <table:table-cell table:number-columns-repeated="1010"/>
        </table:table-row>
        <table:table-row table:style-name="ro1">
          <table:table-cell office:value-type="float" office:value="0.131157639241" calcext:value-type="float">
            <text:p>0.131157639241</text:p>
          </table:table-cell>
          <table:table-cell office:value-type="float" office:value="0.249536560541" calcext:value-type="float">
            <text:p>0.249536560541</text:p>
          </table:table-cell>
          <table:table-cell office:value-type="float" office:value="-0.0389670739268" calcext:value-type="float">
            <text:p>-0.0389670739268</text:p>
          </table:table-cell>
          <table:table-cell office:value-type="float" office:value="0.387415235513" calcext:value-type="float">
            <text:p>0.387415235513</text:p>
          </table:table-cell>
          <table:table-cell office:value-type="float" office:value="5.3353829656" calcext:value-type="float">
            <text:p>5.3353829656</text:p>
          </table:table-cell>
          <table:table-cell office:value-type="float" office:value="19.9817744817" calcext:value-type="float">
            <text:p>19.9817744817</text:p>
          </table:table-cell>
          <table:table-cell table:number-columns-repeated="2"/>
          <table:table-cell office:value-type="float" office:value="0.131157639241" calcext:value-type="float">
            <text:p>0.131157639241</text:p>
          </table:table-cell>
          <table:table-cell office:value-type="float" office:value="0.249536560541" calcext:value-type="float">
            <text:p>0.249536560541</text:p>
          </table:table-cell>
          <table:table-cell office:value-type="float" office:value="-0.038967073927" calcext:value-type="float">
            <text:p>-0.038967073927</text:p>
          </table:table-cell>
          <table:table-cell office:value-type="float" office:value="0.243016411035" calcext:value-type="float">
            <text:p>0.243016411035</text:p>
          </table:table-cell>
          <table:table-cell office:value-type="float" office:value="0.0191574017163" calcext:value-type="float">
            <text:p>0.0191574017163</text:p>
          </table:table-cell>
          <table:table-cell office:value-type="float" office:value="21.0507534582" calcext:value-type="float">
            <text:p>21.0507534582</text:p>
          </table:table-cell>
          <table:table-cell table:number-columns-repeated="1010"/>
        </table:table-row>
        <table:table-row table:style-name="ro1">
          <table:table-cell office:value-type="float" office:value="0.0500102619641" calcext:value-type="float">
            <text:p>0.0500102619641</text:p>
          </table:table-cell>
          <table:table-cell office:value-type="float" office:value="0.307934218328" calcext:value-type="float">
            <text:p>0.307934218328</text:p>
          </table:table-cell>
          <table:table-cell office:value-type="float" office:value="-0.0411567837025" calcext:value-type="float">
            <text:p>-0.0411567837025</text:p>
          </table:table-cell>
          <table:table-cell office:value-type="float" office:value="0.411885080176" calcext:value-type="float">
            <text:p>0.411885080176</text:p>
          </table:table-cell>
          <table:table-cell office:value-type="float" office:value="5.66053294389" calcext:value-type="float">
            <text:p>5.66053294389</text:p>
          </table:table-cell>
          <table:table-cell office:value-type="float" office:value="20.5313967849" calcext:value-type="float">
            <text:p>20.5313967849</text:p>
          </table:table-cell>
          <table:table-cell table:number-columns-repeated="2"/>
          <table:table-cell office:value-type="float" office:value="0.0500102619641" calcext:value-type="float">
            <text:p>0.0500102619641</text:p>
          </table:table-cell>
          <table:table-cell office:value-type="float" office:value="0.307934218328" calcext:value-type="float">
            <text:p>0.307934218328</text:p>
          </table:table-cell>
          <table:table-cell office:value-type="float" office:value="-0.0411567837027" calcext:value-type="float">
            <text:p>-0.0411567837027</text:p>
          </table:table-cell>
          <table:table-cell office:value-type="float" office:value="0.256603115606" calcext:value-type="float">
            <text:p>0.256603115606</text:p>
          </table:table-cell>
          <table:table-cell office:value-type="float" office:value="0.0237380152056" calcext:value-type="float">
            <text:p>0.0237380152056</text:p>
          </table:table-cell>
          <table:table-cell office:value-type="float" office:value="21.6786412965" calcext:value-type="float">
            <text:p>21.6786412965</text:p>
          </table:table-cell>
          <table:table-cell table:number-columns-repeated="1010"/>
        </table:table-row>
        <table:table-row table:style-name="ro1">
          <table:table-cell office:value-type="float" office:value="-0.0499587314498" calcext:value-type="float">
            <text:p>-0.0499587314498</text:p>
          </table:table-cell>
          <table:table-cell office:value-type="float" office:value="0.307447081148" calcext:value-type="float">
            <text:p>0.307447081148</text:p>
          </table:table-cell>
          <table:table-cell office:value-type="float" office:value="-0.0435937251801" calcext:value-type="float">
            <text:p>-0.0435937251801</text:p>
          </table:table-cell>
          <table:table-cell office:value-type="float" office:value="0.439134839493" calcext:value-type="float">
            <text:p>0.439134839493</text:p>
          </table:table-cell>
          <table:table-cell office:value-type="float" office:value="5.98815815652" calcext:value-type="float">
            <text:p>5.98815815652</text:p>
          </table:table-cell>
          <table:table-cell office:value-type="float" office:value="21.0787941742" calcext:value-type="float">
            <text:p>21.0787941742</text:p>
          </table:table-cell>
          <table:table-cell table:number-columns-repeated="2"/>
          <table:table-cell office:value-type="float" office:value="-0.0499587314497" calcext:value-type="float">
            <text:p>-0.0499587314497</text:p>
          </table:table-cell>
          <table:table-cell office:value-type="float" office:value="0.307447081148" calcext:value-type="float">
            <text:p>0.307447081148</text:p>
          </table:table-cell>
          <table:table-cell office:value-type="float" office:value="-0.0435937251803" calcext:value-type="float">
            <text:p>-0.0435937251803</text:p>
          </table:table-cell>
          <table:table-cell office:value-type="float" office:value="0.271731817062" calcext:value-type="float">
            <text:p>0.271731817062</text:p>
          </table:table-cell>
          <table:table-cell office:value-type="float" office:value="0.0239552724319" calcext:value-type="float">
            <text:p>0.0239552724319</text:p>
          </table:table-cell>
          <table:table-cell office:value-type="float" office:value="22.3071089648" calcext:value-type="float">
            <text:p>22.3071089648</text:p>
          </table:table-cell>
          <table:table-cell table:number-columns-repeated="1010"/>
        </table:table-row>
        <table:table-row table:style-name="ro1">
          <table:table-cell office:value-type="float" office:value="-0.130532429956" calcext:value-type="float">
            <text:p>-0.130532429956</text:p>
          </table:table-cell>
          <table:table-cell office:value-type="float" office:value="0.248261397718" calcext:value-type="float">
            <text:p>0.248261397718</text:p>
          </table:table-cell>
          <table:table-cell office:value-type="float" office:value="-0.0458099885374" calcext:value-type="float">
            <text:p>-0.0458099885374</text:p>
          </table:table-cell>
          <table:table-cell office:value-type="float" office:value="0.464726859703" calcext:value-type="float">
            <text:p>0.464726859703</text:p>
          </table:table-cell>
          <table:table-cell office:value-type="float" office:value="6.31795131582" calcext:value-type="float">
            <text:p>6.31795131582</text:p>
          </table:table-cell>
          <table:table-cell office:value-type="float" office:value="21.6241627457" calcext:value-type="float">
            <text:p>21.6241627457</text:p>
          </table:table-cell>
          <table:table-cell table:number-columns-repeated="2"/>
          <table:table-cell office:value-type="float" office:value="-0.130532429956" calcext:value-type="float">
            <text:p>-0.130532429956</text:p>
          </table:table-cell>
          <table:table-cell office:value-type="float" office:value="0.248261397718" calcext:value-type="float">
            <text:p>0.248261397718</text:p>
          </table:table-cell>
          <table:table-cell office:value-type="float" office:value="-0.0458099885376" calcext:value-type="float">
            <text:p>-0.0458099885376</text:p>
          </table:table-cell>
          <table:table-cell office:value-type="float" office:value="0.285511279496" calcext:value-type="float">
            <text:p>0.285511279496</text:p>
          </table:table-cell>
          <table:table-cell office:value-type="float" office:value="0.0197474091829" calcext:value-type="float">
            <text:p>0.0197474091829</text:p>
          </table:table-cell>
          <table:table-cell office:value-type="float" office:value="22.9361664976" calcext:value-type="float">
            <text:p>22.9361664976</text:p>
          </table:table-cell>
          <table:table-cell table:number-columns-repeated="1010"/>
        </table:table-row>
        <table:table-row table:style-name="ro1">
          <table:table-cell office:value-type="float" office:value="-0.160910384488" calcext:value-type="float">
            <text:p>-0.160910384488</text:p>
          </table:table-cell>
          <table:table-cell office:value-type="float" office:value="0.153000887042" calcext:value-type="float">
            <text:p>0.153000887042</text:p>
          </table:table-cell>
          <table:table-cell office:value-type="float" office:value="-0.0474220875382" calcext:value-type="float">
            <text:p>-0.0474220875382</text:p>
          </table:table-cell>
          <table:table-cell office:value-type="float" office:value="0.484812851166" calcext:value-type="float">
            <text:p>0.484812851166</text:p>
          </table:table-cell>
          <table:table-cell office:value-type="float" office:value="6.65220943077" calcext:value-type="float">
            <text:p>6.65220943077</text:p>
          </table:table-cell>
          <table:table-cell office:value-type="float" office:value="22.1669320967" calcext:value-type="float">
            <text:p>22.1669320967</text:p>
          </table:table-cell>
          <table:table-cell table:number-columns-repeated="2"/>
          <table:table-cell office:value-type="float" office:value="-0.160910384488" calcext:value-type="float">
            <text:p>-0.160910384488</text:p>
          </table:table-cell>
          <table:table-cell office:value-type="float" office:value="0.153000887042" calcext:value-type="float">
            <text:p>0.153000887042</text:p>
          </table:table-cell>
          <table:table-cell office:value-type="float" office:value="-0.0474220875384" calcext:value-type="float">
            <text:p>-0.0474220875384</text:p>
          </table:table-cell>
          <table:table-cell office:value-type="float" office:value="0.295566166432" calcext:value-type="float">
            <text:p>0.295566166432</text:p>
          </table:table-cell>
          <table:table-cell office:value-type="float" office:value="0.012743565176" calcext:value-type="float">
            <text:p>0.012743565176</text:p>
          </table:table-cell>
          <table:table-cell office:value-type="float" office:value="23.5655925412" calcext:value-type="float">
            <text:p>23.5655925412</text:p>
          </table:table-cell>
          <table:table-cell table:number-columns-repeated="1010"/>
        </table:table-row>
        <table:table-row table:style-name="ro1">
          <table:table-cell office:value-type="float" office:value="-0.129481620067" calcext:value-type="float">
            <text:p>-0.129481620067</text:p>
          </table:table-cell>
          <table:table-cell office:value-type="float" office:value="0.0580720068442" calcext:value-type="float">
            <text:p>0.0580720068442</text:p>
          </table:table-cell>
          <table:table-cell office:value-type="float" office:value="-0.0482776084692" calcext:value-type="float">
            <text:p>-0.0482776084692</text:p>
          </table:table-cell>
          <table:table-cell office:value-type="float" office:value="0.497646538521" calcext:value-type="float">
            <text:p>0.497646538521</text:p>
          </table:table-cell>
          <table:table-cell office:value-type="float" office:value="6.9950008185" calcext:value-type="float">
            <text:p>6.9950008185</text:p>
          </table:table-cell>
          <table:table-cell office:value-type="float" office:value="22.7058910584" calcext:value-type="float">
            <text:p>22.7058910584</text:p>
          </table:table-cell>
          <table:table-cell table:number-columns-repeated="2"/>
          <table:table-cell office:value-type="float" office:value="-0.129481620067" calcext:value-type="float">
            <text:p>-0.129481620067</text:p>
          </table:table-cell>
          <table:table-cell office:value-type="float" office:value="0.0580720068442" calcext:value-type="float">
            <text:p>0.0580720068442</text:p>
          </table:table-cell>
          <table:table-cell office:value-type="float" office:value="-0.0482776084695" calcext:value-type="float">
            <text:p>-0.0482776084695</text:p>
          </table:table-cell>
          <table:table-cell office:value-type="float" office:value="0.300945054933" calcext:value-type="float">
            <text:p>0.300945054933</text:p>
          </table:table-cell>
          <table:table-cell office:value-type="float" office:value="0.00563874263904" calcext:value-type="float">
            <text:p>0.00563874263904</text:p>
          </table:table-cell>
          <table:table-cell office:value-type="float" office:value="24.1950086221" calcext:value-type="float">
            <text:p>24.1950086221</text:p>
          </table:table-cell>
          <table:table-cell table:number-columns-repeated="1010"/>
        </table:table-row>
        <table:table-row table:style-name="ro1">
          <table:table-cell office:value-type="float" office:value="-0.0482534762581" calcext:value-type="float">
            <text:p>-0.0482534762581</text:p>
          </table:table-cell>
          <table:table-cell office:value-type="float" office:value="-0.000254065430992" calcext:value-type="float">
            <text:p>-0.000254065430992</text:p>
          </table:table-cell>
          <table:table-cell office:value-type="float" office:value="-0.0485133808759" calcext:value-type="float">
            <text:p>-0.0485133808759</text:p>
          </table:table-cell>
          <table:table-cell office:value-type="float" office:value="0.504329844026" calcext:value-type="float">
            <text:p>0.504329844026</text:p>
          </table:table-cell>
          <table:table-cell office:value-type="float" office:value="7.35062459315" calcext:value-type="float">
            <text:p>7.35062459315</text:p>
          </table:table-cell>
          <table:table-cell office:value-type="float" office:value="23.2395852051" calcext:value-type="float">
            <text:p>23.2395852051</text:p>
          </table:table-cell>
          <table:table-cell table:number-columns-repeated="2"/>
          <table:table-cell office:value-type="float" office:value="-0.048253476258" calcext:value-type="float">
            <text:p>-0.048253476258</text:p>
          </table:table-cell>
          <table:table-cell office:value-type="float" office:value="-0.000254065431004" calcext:value-type="float">
            <text:p>-0.000254065431004</text:p>
          </table:table-cell>
          <table:table-cell office:value-type="float" office:value="-0.0485133808762" calcext:value-type="float">
            <text:p>-0.0485133808762</text:p>
          </table:table-cell>
          <table:table-cell office:value-type="float" office:value="0.302483669294" calcext:value-type="float">
            <text:p>0.302483669294</text:p>
          </table:table-cell>
          <table:table-cell office:value-type="float" office:value="0.00116264702273" calcext:value-type="float">
            <text:p>0.00116264702273</text:p>
          </table:table-cell>
          <table:table-cell office:value-type="float" office:value="24.824019629" calcext:value-type="float">
            <text:p>24.824019629</text:p>
          </table:table-cell>
          <table:table-cell table:number-columns-repeated="1010"/>
        </table:table-row>
        <table:table-row table:style-name="ro1">
          <table:table-cell office:value-type="float" office:value="0.0517449661374" calcext:value-type="float">
            <text:p>0.0517449661374</text:p>
          </table:table-cell>
          <table:table-cell office:value-type="float" office:value="0.000304070060422" calcext:value-type="float">
            <text:p>0.000304070060422</text:p>
          </table:table-cell>
          <table:table-cell office:value-type="float" office:value="-0.0485030655976" calcext:value-type="float">
            <text:p>-0.0485030655976</text:p>
          </table:table-cell>
          <table:table-cell office:value-type="float" office:value="0.508480895605" calcext:value-type="float">
            <text:p>0.508480895605</text:p>
          </table:table-cell>
          <table:table-cell office:value-type="float" office:value="7.72193904724" calcext:value-type="float">
            <text:p>7.72193904724</text:p>
          </table:table-cell>
          <table:table-cell office:value-type="float" office:value="23.766845524" calcext:value-type="float">
            <text:p>23.766845524</text:p>
          </table:table-cell>
          <table:table-cell table:number-columns-repeated="2"/>
          <table:table-cell office:value-type="float" office:value="0.0517449661375" calcext:value-type="float">
            <text:p>0.0517449661375</text:p>
          </table:table-cell>
          <table:table-cell office:value-type="float" office:value="0.000304070060432" calcext:value-type="float">
            <text:p>0.000304070060432</text:p>
          </table:table-cell>
          <table:table-cell office:value-type="float" office:value="-0.0485030655979" calcext:value-type="float">
            <text:p>-0.0485030655979</text:p>
          </table:table-cell>
          <table:table-cell office:value-type="float" office:value="0.302485053596" calcext:value-type="float">
            <text:p>0.302485053596</text:p>
          </table:table-cell>
          <table:table-cell office:value-type="float" office:value="0.00103732880446" calcext:value-type="float">
            <text:p>0.00103732880446</text:p>
          </table:table-cell>
          <table:table-cell office:value-type="float" office:value="25.4523683232" calcext:value-type="float">
            <text:p>25.4523683232</text:p>
          </table:table-cell>
          <table:table-cell table:number-columns-repeated="1010"/>
        </table:table-row>
        <table:table-row table:style-name="ro1">
          <table:table-cell office:value-type="float" office:value="0.132317036523" calcext:value-type="float">
            <text:p>0.132317036523</text:p>
          </table:table-cell>
          <table:table-cell office:value-type="float" office:value="0.0595332412927" calcext:value-type="float">
            <text:p>0.0595332412927</text:p>
          </table:table-cell>
          <table:table-cell office:value-type="float" office:value="-0.0487143383246" calcext:value-type="float">
            <text:p>-0.0487143383246</text:p>
          </table:table-cell>
          <table:table-cell office:value-type="float" office:value="0.514918571643" calcext:value-type="float">
            <text:p>0.514918571643</text:p>
          </table:table-cell>
          <table:table-cell office:value-type="float" office:value="8.10919990923" calcext:value-type="float">
            <text:p>8.10919990923</text:p>
          </table:table-cell>
          <table:table-cell office:value-type="float" office:value="24.2872439128" calcext:value-type="float">
            <text:p>24.2872439128</text:p>
          </table:table-cell>
          <table:table-cell table:number-columns-repeated="2"/>
          <table:table-cell office:value-type="float" office:value="0.132317036523" calcext:value-type="float">
            <text:p>0.132317036523</text:p>
          </table:table-cell>
          <table:table-cell office:value-type="float" office:value="0.0595332412928" calcext:value-type="float">
            <text:p>0.0595332412928</text:p>
          </table:table-cell>
          <table:table-cell office:value-type="float" office:value="-0.0487143383249" calcext:value-type="float">
            <text:p>-0.0487143383249</text:p>
          </table:table-cell>
          <table:table-cell office:value-type="float" office:value="0.303839502173" calcext:value-type="float">
            <text:p>0.303839502173</text:p>
          </table:table-cell>
          <table:table-cell office:value-type="float" office:value="0.00532145763141" calcext:value-type="float">
            <text:p>0.00532145763141</text:p>
          </table:table-cell>
          <table:table-cell office:value-type="float" office:value="26.0800435227" calcext:value-type="float">
            <text:p>26.0800435227</text:p>
          </table:table-cell>
          <table:table-cell table:number-columns-repeated="1010"/>
        </table:table-row>
        <table:table-row table:style-name="ro1">
          <table:table-cell office:value-type="float" office:value="0.162684517996" calcext:value-type="float">
            <text:p>0.162684517996</text:p>
          </table:table-cell>
          <table:table-cell office:value-type="float" office:value="0.154807278925" calcext:value-type="float">
            <text:p>0.154807278925</text:p>
          </table:table-cell>
          <table:table-cell office:value-type="float" office:value="-0.0495302203505" calcext:value-type="float">
            <text:p>-0.0495302203505</text:p>
          </table:table-cell>
          <table:table-cell office:value-type="float" office:value="0.527839242207" calcext:value-type="float">
            <text:p>0.527839242207</text:p>
          </table:table-cell>
          <table:table-cell office:value-type="float" office:value="8.50986992209" calcext:value-type="float">
            <text:p>8.50986992209</text:p>
          </table:table-cell>
          <table:table-cell office:value-type="float" office:value="24.801285213" calcext:value-type="float">
            <text:p>24.801285213</text:p>
          </table:table-cell>
          <table:table-cell table:number-columns-repeated="2"/>
          <table:table-cell office:value-type="float" office:value="0.162684517996" calcext:value-type="float">
            <text:p>0.162684517996</text:p>
          </table:table-cell>
          <table:table-cell office:value-type="float" office:value="0.154807278925" calcext:value-type="float">
            <text:p>0.154807278925</text:p>
          </table:table-cell>
          <table:table-cell office:value-type="float" office:value="-0.0495302203509" calcext:value-type="float">
            <text:p>-0.0495302203509</text:p>
          </table:table-cell>
          <table:table-cell office:value-type="float" office:value="0.308920418675" calcext:value-type="float">
            <text:p>0.308920418675</text:p>
          </table:table-cell>
          <table:table-cell office:value-type="float" office:value="0.0123904839764" calcext:value-type="float">
            <text:p>0.0123904839764</text:p>
          </table:table-cell>
          <table:table-cell office:value-type="float" office:value="26.7072969344" calcext:value-type="float">
            <text:p>26.7072969344</text:p>
          </table:table-cell>
          <table:table-cell table:number-columns-repeated="1010"/>
        </table:table-row>
        <table:table-row table:style-name="ro1">
          <table:table-cell office:value-type="float" office:value="0.131245717189" calcext:value-type="float">
            <text:p>0.131245717189</text:p>
          </table:table-cell>
          <table:table-cell office:value-type="float" office:value="0.249723628482" calcext:value-type="float">
            <text:p>0.249723628482</text:p>
          </table:table-cell>
          <table:table-cell office:value-type="float" office:value="-0.0511026916039" calcext:value-type="float">
            <text:p>-0.0511026916039</text:p>
          </table:table-cell>
          <table:table-cell office:value-type="float" office:value="0.549171887636" calcext:value-type="float">
            <text:p>0.549171887636</text:p>
          </table:table-cell>
          <table:table-cell office:value-type="float" office:value="8.91950104594" calcext:value-type="float">
            <text:p>8.91950104594</text:p>
          </table:table-cell>
          <table:table-cell office:value-type="float" office:value="25.3102370731" calcext:value-type="float">
            <text:p>25.3102370731</text:p>
          </table:table-cell>
          <table:table-cell table:number-columns-repeated="2"/>
          <table:table-cell office:value-type="float" office:value="0.131245717189" calcext:value-type="float">
            <text:p>0.131245717189</text:p>
          </table:table-cell>
          <table:table-cell office:value-type="float" office:value="0.249723628482" calcext:value-type="float">
            <text:p>0.249723628482</text:p>
          </table:table-cell>
          <table:table-cell office:value-type="float" office:value="-0.0511026916042" calcext:value-type="float">
            <text:p>-0.0511026916042</text:p>
          </table:table-cell>
          <table:table-cell office:value-type="float" office:value="0.318677399135" calcext:value-type="float">
            <text:p>0.318677399135</text:p>
          </table:table-cell>
          <table:table-cell office:value-type="float" office:value="0.019559261837" calcext:value-type="float">
            <text:p>0.019559261837</text:p>
          </table:table-cell>
          <table:table-cell office:value-type="float" office:value="27.3345574078" calcext:value-type="float">
            <text:p>27.3345574078</text:p>
          </table:table-cell>
          <table:table-cell table:number-columns-repeated="1010"/>
        </table:table-row>
        <table:table-row table:style-name="ro1">
          <table:table-cell office:value-type="float" office:value="0.0500168926426" calcext:value-type="float">
            <text:p>0.0500168926426</text:p>
          </table:table-cell>
          <table:table-cell office:value-type="float" office:value="0.308007864408" calcext:value-type="float">
            <text:p>0.308007864408</text:p>
          </table:table-cell>
          <table:table-cell office:value-type="float" office:value="-0.0532944916179" calcext:value-type="float">
            <text:p>-0.0532944916179</text:p>
          </table:table-cell>
          <table:table-cell office:value-type="float" office:value="0.577753144902" calcext:value-type="float">
            <text:p>0.577753144902</text:p>
          </table:table-cell>
          <table:table-cell office:value-type="float" office:value="9.33338145585" calcext:value-type="float">
            <text:p>9.33338145585</text:p>
          </table:table-cell>
          <table:table-cell office:value-type="float" office:value="25.8156374509" calcext:value-type="float">
            <text:p>25.8156374509</text:p>
          </table:table-cell>
          <table:table-cell table:number-columns-repeated="2"/>
          <table:table-cell office:value-type="float" office:value="0.0500168926426" calcext:value-type="float">
            <text:p>0.0500168926426</text:p>
          </table:table-cell>
          <table:table-cell office:value-type="float" office:value="0.308007864408" calcext:value-type="float">
            <text:p>0.308007864408</text:p>
          </table:table-cell>
          <table:table-cell office:value-type="float" office:value="-0.0532944916183" calcext:value-type="float">
            <text:p>-0.0532944916183</text:p>
          </table:table-cell>
          <table:table-cell office:value-type="float" office:value="0.332272908334" calcext:value-type="float">
            <text:p>0.332272908334</text:p>
          </table:table-cell>
          <table:table-cell office:value-type="float" office:value="0.0241089258427" calcext:value-type="float">
            <text:p>0.0241089258427</text:p>
          </table:table-cell>
          <table:table-cell office:value-type="float" office:value="27.9622712847" calcext:value-type="float">
            <text:p>27.9622712847</text:p>
          </table:table-cell>
          <table:table-cell table:number-columns-repeated="1010"/>
        </table:table-row>
        <table:table-row table:style-name="ro1">
          <table:table-cell office:value-type="float" office:value="-0.0499513212347" calcext:value-type="float">
            <text:p>-0.0499513212347</text:p>
          </table:table-cell>
          <table:table-cell office:value-type="float" office:value="0.307381069311" calcext:value-type="float">
            <text:p>0.307381069311</text:p>
          </table:table-cell>
          <table:table-cell office:value-type="float" office:value="-0.055731492247" calcext:value-type="float">
            <text:p>-0.055731492247</text:p>
          </table:table-cell>
          <table:table-cell office:value-type="float" office:value="0.60967131302" calcext:value-type="float">
            <text:p>0.60967131302</text:p>
          </table:table-cell>
          <table:table-cell office:value-type="float" office:value="9.74833508011" calcext:value-type="float">
            <text:p>9.74833508011</text:p>
          </table:table-cell>
          <table:table-cell office:value-type="float" office:value="26.3186532482" calcext:value-type="float">
            <text:p>26.3186532482</text:p>
          </table:table-cell>
          <table:table-cell table:number-columns-repeated="2"/>
          <table:table-cell office:value-type="float" office:value="-0.0499513212347" calcext:value-type="float">
            <text:p>-0.0499513212347</text:p>
          </table:table-cell>
          <table:table-cell office:value-type="float" office:value="0.307381069311" calcext:value-type="float">
            <text:p>0.307381069311</text:p>
          </table:table-cell>
          <table:table-cell office:value-type="float" office:value="-0.0557314922474" calcext:value-type="float">
            <text:p>-0.0557314922474</text:p>
          </table:table-cell>
          <table:table-cell office:value-type="float" office:value="0.347401954793" calcext:value-type="float">
            <text:p>0.347401954793</text:p>
          </table:table-cell>
          <table:table-cell office:value-type="float" office:value="0.0243255503828" calcext:value-type="float">
            <text:p>0.0243255503828</text:p>
          </table:table-cell>
          <table:table-cell office:value-type="float" office:value="28.5907281729" calcext:value-type="float">
            <text:p>28.5907281729</text:p>
          </table:table-cell>
          <table:table-cell table:number-columns-repeated="1010"/>
        </table:table-row>
        <table:table-row table:style-name="ro1">
          <table:table-cell office:value-type="float" office:value="-0.130442310654" calcext:value-type="float">
            <text:p>-0.130442310654</text:p>
          </table:table-cell>
          <table:table-cell office:value-type="float" office:value="0.248082877996" calcext:value-type="float">
            <text:p>0.248082877996</text:p>
          </table:table-cell>
          <table:table-cell office:value-type="float" office:value="-0.0579457610384" calcext:value-type="float">
            <text:p>-0.0579457610384</text:p>
          </table:table-cell>
          <table:table-cell office:value-type="float" office:value="0.639689299127" calcext:value-type="float">
            <text:p>0.639689299127</text:p>
          </table:table-cell>
          <table:table-cell office:value-type="float" office:value="10.1639823848" calcext:value-type="float">
            <text:p>10.1639823848</text:p>
          </table:table-cell>
          <table:table-cell office:value-type="float" office:value="26.819537797" calcext:value-type="float">
            <text:p>26.819537797</text:p>
          </table:table-cell>
          <table:table-cell table:number-columns-repeated="2"/>
          <table:table-cell office:value-type="float" office:value="-0.130442310654" calcext:value-type="float">
            <text:p>-0.130442310654</text:p>
          </table:table-cell>
          <table:table-cell office:value-type="float" office:value="0.248082877996" calcext:value-type="float">
            <text:p>0.248082877996</text:p>
          </table:table-cell>
          <table:table-cell office:value-type="float" office:value="-0.0579457610388" calcext:value-type="float">
            <text:p>-0.0579457610388</text:p>
          </table:table-cell>
          <table:table-cell office:value-type="float" office:value="0.3611731718" calcext:value-type="float">
            <text:p>0.3611731718</text:p>
          </table:table-cell>
          <table:table-cell office:value-type="float" office:value="0.0201534609972" calcext:value-type="float">
            <text:p>0.0201534609972</text:p>
          </table:table-cell>
          <table:table-cell office:value-type="float" office:value="29.2199402005" calcext:value-type="float">
            <text:p>29.2199402005</text:p>
          </table:table-cell>
          <table:table-cell table:number-columns-repeated="1010"/>
        </table:table-row>
        <table:table-row table:style-name="ro1">
          <table:table-cell office:value-type="float" office:value="-0.160687261092" calcext:value-type="float">
            <text:p>-0.160687261092</text:p>
          </table:table-cell>
          <table:table-cell office:value-type="float" office:value="0.152779999743" calcext:value-type="float">
            <text:p>0.152779999743</text:p>
          </table:table-cell>
          <table:table-cell office:value-type="float" office:value="-0.0595545747528" calcext:value-type="float">
            <text:p>-0.0595545747528</text:p>
          </table:table-cell>
          <table:table-cell office:value-type="float" office:value="0.663234563844" calcext:value-type="float">
            <text:p>0.663234563844</text:p>
          </table:table-cell>
          <table:table-cell office:value-type="float" office:value="10.5829572044" calcext:value-type="float">
            <text:p>10.5829572044</text:p>
          </table:table-cell>
          <table:table-cell office:value-type="float" office:value="27.3174142733" calcext:value-type="float">
            <text:p>27.3174142733</text:p>
          </table:table-cell>
          <table:table-cell table:number-columns-repeated="2"/>
          <table:table-cell office:value-type="float" office:value="-0.160687261092" calcext:value-type="float">
            <text:p>-0.160687261092</text:p>
          </table:table-cell>
          <table:table-cell office:value-type="float" office:value="0.152779999743" calcext:value-type="float">
            <text:p>0.152779999743</text:p>
          </table:table-cell>
          <table:table-cell office:value-type="float" office:value="-0.0595545747532" calcext:value-type="float">
            <text:p>-0.0595545747532</text:p>
          </table:table-cell>
          <table:table-cell office:value-type="float" office:value="0.371214377766" calcext:value-type="float">
            <text:p>0.371214377766</text:p>
          </table:table-cell>
          <table:table-cell office:value-type="float" office:value="0.0132136551497" calcext:value-type="float">
            <text:p>0.0132136551497</text:p>
          </table:table-cell>
          <table:table-cell office:value-type="float" office:value="29.8496248778" calcext:value-type="float">
            <text:p>29.8496248778</text:p>
          </table:table-cell>
          <table:table-cell table:number-columns-repeated="1010"/>
        </table:table-row>
        <table:table-row table:style-name="ro1">
          <table:table-cell office:value-type="float" office:value="-0.129126040524" calcext:value-type="float">
            <text:p>-0.129126040524</text:p>
          </table:table-cell>
          <table:table-cell office:value-type="float" office:value="0.0578950452593" calcext:value-type="float">
            <text:p>0.0578950452593</text:p>
          </table:table-cell>
          <table:table-cell office:value-type="float" office:value="-0.0604067759511" calcext:value-type="float">
            <text:p>-0.0604067759511</text:p>
          </table:table-cell>
          <table:table-cell office:value-type="float" office:value="0.678205128038" calcext:value-type="float">
            <text:p>0.678205128038</text:p>
          </table:table-cell>
          <table:table-cell office:value-type="float" office:value="11.009963104" calcext:value-type="float">
            <text:p>11.009963104</text:p>
          </table:table-cell>
          <table:table-cell office:value-type="float" office:value="27.8104975531" calcext:value-type="float">
            <text:p>27.8104975531</text:p>
          </table:table-cell>
          <table:table-cell table:number-columns-repeated="2"/>
          <table:table-cell office:value-type="float" office:value="-0.129126040524" calcext:value-type="float">
            <text:p>-0.129126040524</text:p>
          </table:table-cell>
          <table:table-cell office:value-type="float" office:value="0.0578950452593" calcext:value-type="float">
            <text:p>0.0578950452593</text:p>
          </table:table-cell>
          <table:table-cell office:value-type="float" office:value="-0.0604067759516" calcext:value-type="float">
            <text:p>-0.0604067759516</text:p>
          </table:table-cell>
          <table:table-cell office:value-type="float" office:value="0.376579381834" calcext:value-type="float">
            <text:p>0.376579381834</text:p>
          </table:table-cell>
          <table:table-cell office:value-type="float" office:value="0.00618136192259" calcext:value-type="float">
            <text:p>0.00618136192259</text:p>
          </table:table-cell>
          <table:table-cell office:value-type="float" office:value="30.4793029108" calcext:value-type="float">
            <text:p>30.4793029108</text:p>
          </table:table-cell>
          <table:table-cell table:number-columns-repeated="1010"/>
        </table:table-row>
        <table:table-row table:style-name="ro1">
          <table:table-cell office:value-type="float" office:value="-0.0478165858749" calcext:value-type="float">
            <text:p>-0.0478165858749</text:p>
          </table:table-cell>
          <table:table-cell office:value-type="float" office:value="-0.000317630664181" calcext:value-type="float">
            <text:p>-0.000317630664181</text:p>
          </table:table-cell>
          <table:table-cell office:value-type="float" office:value="-0.0606404630281" calcext:value-type="float">
            <text:p>-0.0606404630281</text:p>
          </table:table-cell>
          <table:table-cell office:value-type="float" office:value="0.685885234928" calcext:value-type="float">
            <text:p>0.685885234928</text:p>
          </table:table-cell>
          <table:table-cell office:value-type="float" office:value="11.4499985374" calcext:value-type="float">
            <text:p>11.4499985374</text:p>
          </table:table-cell>
          <table:table-cell office:value-type="float" office:value="28.2966986046" calcext:value-type="float">
            <text:p>28.2966986046</text:p>
          </table:table-cell>
          <table:table-cell table:number-columns-repeated="2"/>
          <table:table-cell office:value-type="float" office:value="-0.0478165858748" calcext:value-type="float">
            <text:p>-0.0478165858748</text:p>
          </table:table-cell>
          <table:table-cell office:value-type="float" office:value="-0.000317630664219" calcext:value-type="float">
            <text:p>-0.000317630664219</text:p>
          </table:table-cell>
          <table:table-cell office:value-type="float" office:value="-0.0606404630285" calcext:value-type="float">
            <text:p>-0.0606404630285</text:p>
          </table:table-cell>
          <table:table-cell office:value-type="float" office:value="0.378109215877" calcext:value-type="float">
            <text:p>0.378109215877</text:p>
          </table:table-cell>
          <table:table-cell office:value-type="float" office:value="0.00176224258698" calcext:value-type="float">
            <text:p>0.00176224258698</text:p>
          </table:table-cell>
          <table:table-cell office:value-type="float" office:value="31.1084773313" calcext:value-type="float">
            <text:p>31.1084773313</text:p>
          </table:table-cell>
          <table:table-cell table:number-columns-repeated="1010"/>
        </table:table-row>
        <table:table-row table:style-name="ro1">
          <table:table-cell office:value-type="float" office:value="0.0521809803778" calcext:value-type="float">
            <text:p>0.0521809803778</text:p>
          </table:table-cell>
          <table:table-cell office:value-type="float" office:value="0.000380036662706" calcext:value-type="float">
            <text:p>0.000380036662706</text:p>
          </table:table-cell>
          <table:table-cell office:value-type="float" office:value="-0.0606300935586" calcext:value-type="float">
            <text:p>-0.0606300935586</text:p>
          </table:table-cell>
          <table:table-cell office:value-type="float" office:value="0.69058389636" calcext:value-type="float">
            <text:p>0.69058389636</text:p>
          </table:table-cell>
          <table:table-cell office:value-type="float" office:value="11.9064107215" calcext:value-type="float">
            <text:p>11.9064107215</text:p>
          </table:table-cell>
          <table:table-cell office:value-type="float" office:value="28.7743979272" calcext:value-type="float">
            <text:p>28.7743979272</text:p>
          </table:table-cell>
          <table:table-cell table:number-columns-repeated="2"/>
          <table:table-cell office:value-type="float" office:value="0.0521809803779" calcext:value-type="float">
            <text:p>0.0521809803779</text:p>
          </table:table-cell>
          <table:table-cell office:value-type="float" office:value="0.000380036662723" calcext:value-type="float">
            <text:p>0.000380036662723</text:p>
          </table:table-cell>
          <table:table-cell office:value-type="float" office:value="-0.0606300935591" calcext:value-type="float">
            <text:p>-0.0606300935591</text:p>
          </table:table-cell>
          <table:table-cell office:value-type="float" office:value="0.378110279604" calcext:value-type="float">
            <text:p>0.378110279604</text:p>
          </table:table-cell>
          <table:table-cell office:value-type="float" office:value="0.00165940577513" calcext:value-type="float">
            <text:p>0.00165940577513</text:p>
          </table:table-cell>
          <table:table-cell office:value-type="float" office:value="31.736826925" calcext:value-type="float">
            <text:p>31.736826925</text:p>
          </table:table-cell>
          <table:table-cell table:number-columns-repeated="1010"/>
        </table:table-row>
        <table:table-row table:style-name="ro1">
          <table:table-cell office:value-type="float" office:value="0.132670322993" calcext:value-type="float">
            <text:p>0.132670322993</text:p>
          </table:table-cell>
          <table:table-cell office:value-type="float" office:value="0.0597215744621" calcext:value-type="float">
            <text:p>0.0597215744621</text:p>
          </table:table-cell>
          <table:table-cell office:value-type="float" office:value="-0.0608433639344" calcext:value-type="float">
            <text:p>-0.0608433639344</text:p>
          </table:table-cell>
          <table:table-cell office:value-type="float" office:value="0.698088278261" calcext:value-type="float">
            <text:p>0.698088278261</text:p>
          </table:table-cell>
          <table:table-cell office:value-type="float" office:value="12.3795234754" calcext:value-type="float">
            <text:p>12.3795234754</text:p>
          </table:table-cell>
          <table:table-cell office:value-type="float" office:value="29.2430913882" calcext:value-type="float">
            <text:p>29.2430913882</text:p>
          </table:table-cell>
          <table:table-cell table:number-columns-repeated="2"/>
          <table:table-cell office:value-type="float" office:value="0.132670322993" calcext:value-type="float">
            <text:p>0.132670322993</text:p>
          </table:table-cell>
          <table:table-cell office:value-type="float" office:value="0.0597215744621" calcext:value-type="float">
            <text:p>0.0597215744621</text:p>
          </table:table-cell>
          <table:table-cell office:value-type="float" office:value="-0.0608433639349" calcext:value-type="float">
            <text:p>-0.0608433639349</text:p>
          </table:table-cell>
          <table:table-cell office:value-type="float" office:value="0.379472990845" calcext:value-type="float">
            <text:p>0.379472990845</text:p>
          </table:table-cell>
          <table:table-cell office:value-type="float" office:value="0.00592541608528" calcext:value-type="float">
            <text:p>0.00592541608528</text:p>
          </table:table-cell>
          <table:table-cell office:value-type="float" office:value="32.3643387436" calcext:value-type="float">
            <text:p>32.3643387436</text:p>
          </table:table-cell>
          <table:table-cell table:number-columns-repeated="1010"/>
        </table:table-row>
        <table:table-row table:style-name="ro1">
          <table:table-cell office:value-type="float" office:value="0.162904808909" calcext:value-type="float">
            <text:p>0.162904808909</text:p>
          </table:table-cell>
          <table:table-cell office:value-type="float" office:value="0.155037872297" calcext:value-type="float">
            <text:p>0.155037872297</text:p>
          </table:table-cell>
          <table:table-cell office:value-type="float" office:value="-0.0616625322243" calcext:value-type="float">
            <text:p>-0.0616625322243</text:p>
          </table:table-cell>
          <table:table-cell office:value-type="float" office:value="0.713483080437" calcext:value-type="float">
            <text:p>0.713483080437</text:p>
          </table:table-cell>
          <table:table-cell office:value-type="float" office:value="12.8663866102" calcext:value-type="float">
            <text:p>12.8663866102</text:p>
          </table:table-cell>
          <table:table-cell office:value-type="float" office:value="29.7036404888" calcext:value-type="float">
            <text:p>29.7036404888</text:p>
          </table:table-cell>
          <table:table-cell table:number-columns-repeated="2"/>
          <table:table-cell office:value-type="float" office:value="0.162904808909" calcext:value-type="float">
            <text:p>0.162904808909</text:p>
          </table:table-cell>
          <table:table-cell office:value-type="float" office:value="0.155037872298" calcext:value-type="float">
            <text:p>0.155037872298</text:p>
          </table:table-cell>
          <table:table-cell office:value-type="float" office:value="-0.0616625322248" calcext:value-type="float">
            <text:p>-0.0616625322248</text:p>
          </table:table-cell>
          <table:table-cell office:value-type="float" office:value="0.384567597599" calcext:value-type="float">
            <text:p>0.384567597599</text:p>
          </table:table-cell>
          <table:table-cell office:value-type="float" office:value="0.0129454128403" calcext:value-type="float">
            <text:p>0.0129454128403</text:p>
          </table:table-cell>
          <table:table-cell office:value-type="float" office:value="32.9913254487" calcext:value-type="float">
            <text:p>32.9913254487</text:p>
          </table:table-cell>
          <table:table-cell table:number-columns-repeated="1010"/>
        </table:table-row>
        <table:table-row table:style-name="ro1">
          <table:table-cell office:value-type="float" office:value="0.131333548312" calcext:value-type="float">
            <text:p>0.131333548312</text:p>
          </table:table-cell>
          <table:table-cell office:value-type="float" office:value="0.249910189819" calcext:value-type="float">
            <text:p>0.249910189819</text:p>
          </table:table-cell>
          <table:table-cell office:value-type="float" office:value="-0.0632383223281" calcext:value-type="float">
            <text:p>-0.0632383223281</text:p>
          </table:table-cell>
          <table:table-cell office:value-type="float" office:value="0.739152311195" calcext:value-type="float">
            <text:p>0.739152311195</text:p>
          </table:table-cell>
          <table:table-cell office:value-type="float" office:value="13.3617818694" calcext:value-type="float">
            <text:p>13.3617818694</text:p>
          </table:table-cell>
          <table:table-cell office:value-type="float" office:value="30.1579958703" calcext:value-type="float">
            <text:p>30.1579958703</text:p>
          </table:table-cell>
          <table:table-cell table:number-columns-repeated="2"/>
          <table:table-cell office:value-type="float" office:value="0.131333548312" calcext:value-type="float">
            <text:p>0.131333548312</text:p>
          </table:table-cell>
          <table:table-cell office:value-type="float" office:value="0.24991018982" calcext:value-type="float">
            <text:p>0.24991018982</text:p>
          </table:table-cell>
          <table:table-cell office:value-type="float" office:value="-0.0632383223286" calcext:value-type="float">
            <text:p>-0.0632383223286</text:p>
          </table:table-cell>
          <table:table-cell office:value-type="float" office:value="0.39433846503" calcext:value-type="float">
            <text:p>0.39433846503</text:p>
          </table:table-cell>
          <table:table-cell office:value-type="float" office:value="0.0200565464827" calcext:value-type="float">
            <text:p>0.0200565464827</text:p>
          </table:table-cell>
          <table:table-cell office:value-type="float" office:value="33.6183161288" calcext:value-type="float">
            <text:p>33.6183161288</text:p>
          </table:table-cell>
          <table:table-cell table:number-columns-repeated="1010"/>
        </table:table-row>
        <table:table-row table:style-name="ro1">
          <table:table-cell office:value-type="float" office:value="0.0500234347728" calcext:value-type="float">
            <text:p>0.0500234347728</text:p>
          </table:table-cell>
          <table:table-cell office:value-type="float" office:value="0.308080890155" calcext:value-type="float">
            <text:p>0.308080890155</text:p>
          </table:table-cell>
          <table:table-cell office:value-type="float" office:value="-0.0654322046988" calcext:value-type="float">
            <text:p>-0.0654322046988</text:p>
          </table:table-cell>
          <table:table-cell office:value-type="float" office:value="0.773743797455" calcext:value-type="float">
            <text:p>0.773743797455</text:p>
          </table:table-cell>
          <table:table-cell office:value-type="float" office:value="13.8601422477" calcext:value-type="float">
            <text:p>13.8601422477</text:p>
          </table:table-cell>
          <table:table-cell office:value-type="float" office:value="30.6084624009" calcext:value-type="float">
            <text:p>30.6084624009</text:p>
          </table:table-cell>
          <table:table-cell table:number-columns-repeated="2"/>
          <table:table-cell office:value-type="float" office:value="0.0500234347727" calcext:value-type="float">
            <text:p>0.0500234347727</text:p>
          </table:table-cell>
          <table:table-cell office:value-type="float" office:value="0.308080890155" calcext:value-type="float">
            <text:p>0.308080890155</text:p>
          </table:table-cell>
          <table:table-cell office:value-type="float" office:value="-0.0654322046994" calcext:value-type="float">
            <text:p>-0.0654322046994</text:p>
          </table:table-cell>
          <table:table-cell office:value-type="float" office:value="0.40794274984" calcext:value-type="float">
            <text:p>0.40794274984</text:p>
          </table:table-cell>
          <table:table-cell office:value-type="float" office:value="0.0245665400329" calcext:value-type="float">
            <text:p>0.0245665400329</text:p>
          </table:table-cell>
          <table:table-cell office:value-type="float" office:value="34.2458582508" calcext:value-type="float">
            <text:p>34.2458582508</text:p>
          </table:table-cell>
          <table:table-cell table:number-columns-repeated="1010"/>
        </table:table-row>
        <table:table-row table:style-name="ro1">
          <table:table-cell office:value-type="float" office:value="-0.049943804705" calcext:value-type="float">
            <text:p>-0.049943804705</text:p>
          </table:table-cell>
          <table:table-cell office:value-type="float" office:value="0.307314438359" calcext:value-type="float">
            <text:p>0.307314438359</text:p>
          </table:table-cell>
          <table:table-cell office:value-type="float" office:value="-0.0678692546217" calcext:value-type="float">
            <text:p>-0.0678692546217</text:p>
          </table:table-cell>
          <table:table-cell office:value-type="float" office:value="0.812539595875" calcext:value-type="float">
            <text:p>0.812539595875</text:p>
          </table:table-cell>
          <table:table-cell office:value-type="float" office:value="14.3576767402" calcext:value-type="float">
            <text:p>14.3576767402</text:p>
          </table:table-cell>
          <table:table-cell office:value-type="float" office:value="31.0567629721" calcext:value-type="float">
            <text:p>31.0567629721</text:p>
          </table:table-cell>
          <table:table-cell table:number-columns-repeated="2"/>
          <table:table-cell office:value-type="float" office:value="-0.0499438047051" calcext:value-type="float">
            <text:p>-0.0499438047051</text:p>
          </table:table-cell>
          <table:table-cell office:value-type="float" office:value="0.307314438359" calcext:value-type="float">
            <text:p>0.307314438359</text:p>
          </table:table-cell>
          <table:table-cell office:value-type="float" office:value="-0.0678692546222" calcext:value-type="float">
            <text:p>-0.0678692546222</text:p>
          </table:table-cell>
          <table:table-cell office:value-type="float" office:value="0.423072105782" calcext:value-type="float">
            <text:p>0.423072105782</text:p>
          </table:table-cell>
          <table:table-cell office:value-type="float" office:value="0.0247819963048" calcext:value-type="float">
            <text:p>0.0247819963048</text:p>
          </table:table-cell>
          <table:table-cell office:value-type="float" office:value="34.87430477" calcext:value-type="float">
            <text:p>34.87430477</text:p>
          </table:table-cell>
          <table:table-cell table:number-columns-repeated="1010"/>
        </table:table-row>
        <table:table-row table:style-name="ro1">
          <table:table-cell office:value-type="float" office:value="-0.1303519282" calcext:value-type="float">
            <text:p>-0.1303519282</text:p>
          </table:table-cell>
          <table:table-cell office:value-type="float" office:value="0.247903854859" calcext:value-type="float">
            <text:p>0.247903854859</text:p>
          </table:table-cell>
          <table:table-cell office:value-type="float" office:value="-0.0700815207844" calcext:value-type="float">
            <text:p>-0.0700815207844</text:p>
          </table:table-cell>
          <table:table-cell office:value-type="float" office:value="0.849151249833" calcext:value-type="float">
            <text:p>0.849151249833</text:p>
          </table:table-cell>
          <table:table-cell office:value-type="float" office:value="14.8538859375" calcext:value-type="float">
            <text:p>14.8538859375</text:p>
          </table:table-cell>
          <table:table-cell office:value-type="float" office:value="31.5032598684" calcext:value-type="float">
            <text:p>31.5032598684</text:p>
          </table:table-cell>
          <table:table-cell table:number-columns-repeated="2"/>
          <table:table-cell office:value-type="float" office:value="-0.1303519282" calcext:value-type="float">
            <text:p>-0.1303519282</text:p>
          </table:table-cell>
          <table:table-cell office:value-type="float" office:value="0.247903854859" calcext:value-type="float">
            <text:p>0.247903854859</text:p>
          </table:table-cell>
          <table:table-cell office:value-type="float" office:value="-0.070081520785" calcext:value-type="float">
            <text:p>-0.070081520785</text:p>
          </table:table-cell>
          <table:table-cell office:value-type="float" office:value="0.436835049547" calcext:value-type="float">
            <text:p>0.436835049547</text:p>
          </table:table-cell>
          <table:table-cell office:value-type="float" office:value="0.0206533535168" calcext:value-type="float">
            <text:p>0.0206533535168</text:p>
          </table:table-cell>
          <table:table-cell office:value-type="float" office:value="35.5036692584" calcext:value-type="float">
            <text:p>35.5036692584</text:p>
          </table:table-cell>
          <table:table-cell table:number-columns-repeated="1010"/>
        </table:table-row>
        <table:table-row table:style-name="ro1">
          <table:table-cell office:value-type="float" office:value="-0.160463815721" calcext:value-type="float">
            <text:p>-0.160463815721</text:p>
          </table:table-cell>
          <table:table-cell office:value-type="float" office:value="0.152558794875" calcext:value-type="float">
            <text:p>0.152558794875</text:p>
          </table:table-cell>
          <table:table-cell office:value-type="float" office:value="-0.0716870460283" calcext:value-type="float">
            <text:p>-0.0716870460283</text:p>
          </table:table-cell>
          <table:table-cell office:value-type="float" office:value="0.877941091949" calcext:value-type="float">
            <text:p>0.877941091949</text:p>
          </table:table-cell>
          <table:table-cell office:value-type="float" office:value="15.3518584345" calcext:value-type="float">
            <text:p>15.3518584345</text:p>
          </table:table-cell>
          <table:table-cell office:value-type="float" office:value="31.9466584052" calcext:value-type="float">
            <text:p>31.9466584052</text:p>
          </table:table-cell>
          <table:table-cell table:number-columns-repeated="2"/>
          <table:table-cell office:value-type="float" office:value="-0.160463815721" calcext:value-type="float">
            <text:p>-0.160463815721</text:p>
          </table:table-cell>
          <table:table-cell office:value-type="float" office:value="0.152558794875" calcext:value-type="float">
            <text:p>0.152558794875</text:p>
          </table:table-cell>
          <table:table-cell office:value-type="float" office:value="-0.0716870460289" calcext:value-type="float">
            <text:p>-0.0716870460289</text:p>
          </table:table-cell>
          <table:table-cell office:value-type="float" office:value="0.446862565726" calcext:value-type="float">
            <text:p>0.446862565726</text:p>
          </table:table-cell>
          <table:table-cell office:value-type="float" office:value="0.0137903447371" calcext:value-type="float">
            <text:p>0.0137903447371</text:p>
          </table:table-cell>
          <table:table-cell office:value-type="float" office:value="36.1336083949" calcext:value-type="float">
            <text:p>36.1336083949</text:p>
          </table:table-cell>
          <table:table-cell table:number-columns-repeated="1010"/>
        </table:table-row>
        <table:table-row table:style-name="ro1">
          <table:table-cell office:value-type="float" office:value="-0.128770200591" calcext:value-type="float">
            <text:p>-0.128770200591</text:p>
          </table:table-cell>
          <table:table-cell office:value-type="float" office:value="0.0577179510027" calcext:value-type="float">
            <text:p>0.0577179510027</text:p>
          </table:table-cell>
          <table:table-cell office:value-type="float" office:value="-0.0725359304035" calcext:value-type="float">
            <text:p>-0.0725359304035</text:p>
          </table:table-cell>
          <table:table-cell office:value-type="float" office:value="0.896262235845" calcext:value-type="float">
            <text:p>0.896262235845</text:p>
          </table:table-cell>
          <table:table-cell office:value-type="float" office:value="15.8571873904" calcext:value-type="float">
            <text:p>15.8571873904</text:p>
          </table:table-cell>
          <table:table-cell office:value-type="float" office:value="32.3843498317" calcext:value-type="float">
            <text:p>32.3843498317</text:p>
          </table:table-cell>
          <table:table-cell table:number-columns-repeated="2"/>
          <table:table-cell office:value-type="float" office:value="-0.128770200591" calcext:value-type="float">
            <text:p>-0.128770200591</text:p>
          </table:table-cell>
          <table:table-cell office:value-type="float" office:value="0.0577179510025" calcext:value-type="float">
            <text:p>0.0577179510025</text:p>
          </table:table-cell>
          <table:table-cell office:value-type="float" office:value="-0.072535930404" calcext:value-type="float">
            <text:p>-0.072535930404</text:p>
          </table:table-cell>
          <table:table-cell office:value-type="float" office:value="0.452213699584" calcext:value-type="float">
            <text:p>0.452213699584</text:p>
          </table:table-cell>
          <table:table-cell office:value-type="float" office:value="0.00684336504502" calcext:value-type="float">
            <text:p>0.00684336504502</text:p>
          </table:table-cell>
          <table:table-cell office:value-type="float" office:value="36.7635432346" calcext:value-type="float">
            <text:p>36.7635432346</text:p>
          </table:table-cell>
          <table:table-cell table:number-columns-repeated="1010"/>
        </table:table-row>
        <table:table-row table:style-name="ro1">
          <table:table-cell office:value-type="float" office:value="-0.0473795934715" calcext:value-type="float">
            <text:p>-0.0473795934715</text:p>
          </table:table-cell>
          <table:table-cell office:value-type="float" office:value="-0.000381215201412" calcext:value-type="float">
            <text:p>-0.000381215201412</text:p>
          </table:table-cell>
          <table:table-cell office:value-type="float" office:value="-0.0727675400389" calcext:value-type="float">
            <text:p>-0.0727675400389</text:p>
          </table:table-cell>
          <table:table-cell office:value-type="float" office:value="0.905640623507" calcext:value-type="float">
            <text:p>0.905640623507</text:p>
          </table:table-cell>
          <table:table-cell office:value-type="float" office:value="16.3758744493" calcext:value-type="float">
            <text:p>16.3758744493</text:p>
          </table:table-cell>
          <table:table-cell office:value-type="float" office:value="32.8133069392" calcext:value-type="float">
            <text:p>32.8133069392</text:p>
          </table:table-cell>
          <table:table-cell table:number-columns-repeated="2"/>
          <table:table-cell office:value-type="float" office:value="-0.0473795934713" calcext:value-type="float">
            <text:p>-0.0473795934713</text:p>
          </table:table-cell>
          <table:table-cell office:value-type="float" office:value="-0.000381215201473" calcext:value-type="float">
            <text:p>-0.000381215201473</text:p>
          </table:table-cell>
          <table:table-cell office:value-type="float" office:value="-0.0727675400395" calcext:value-type="float">
            <text:p>-0.0727675400395</text:p>
          </table:table-cell>
          <table:table-cell office:value-type="float" office:value="0.453734785832" calcext:value-type="float">
            <text:p>0.453734785832</text:p>
          </table:table-cell>
          <table:table-cell office:value-type="float" office:value="0.00248897576742" calcext:value-type="float">
            <text:p>0.00248897576742</text:p>
          </table:table-cell>
          <table:table-cell office:value-type="float" office:value="37.3928765511" calcext:value-type="float">
            <text:p>37.3928765511</text:p>
          </table:table-cell>
          <table:table-cell table:number-columns-repeated="1010"/>
        </table:table-row>
        <table:table-row table:style-name="ro1">
          <table:table-cell office:value-type="float" office:value="0.0526169019448" calcext:value-type="float">
            <text:p>0.0526169019448</text:p>
          </table:table-cell>
          <table:table-cell office:value-type="float" office:value="0.000455982602658" calcext:value-type="float">
            <text:p>0.000455982602658</text:p>
          </table:table-cell>
          <table:table-cell office:value-type="float" office:value="-0.0727571262306" calcext:value-type="float">
            <text:p>-0.0727571262306</text:p>
          </table:table-cell>
          <table:table-cell office:value-type="float" office:value="0.911393581447" calcext:value-type="float">
            <text:p>0.911393581447</text:p>
          </table:table-cell>
          <table:table-cell office:value-type="float" office:value="16.9119920101" calcext:value-type="float">
            <text:p>16.9119920101</text:p>
          </table:table-cell>
          <table:table-cell office:value-type="float" office:value="33.2312190436" calcext:value-type="float">
            <text:p>33.2312190436</text:p>
          </table:table-cell>
          <table:table-cell table:number-columns-repeated="2"/>
          <table:table-cell office:value-type="float" office:value="0.0526169019449" calcext:value-type="float">
            <text:p>0.0526169019449</text:p>
          </table:table-cell>
          <table:table-cell office:value-type="float" office:value="0.000455982602693" calcext:value-type="float">
            <text:p>0.000455982602693</text:p>
          </table:table-cell>
          <table:table-cell office:value-type="float" office:value="-0.0727571262312" calcext:value-type="float">
            <text:p>-0.0727571262312</text:p>
          </table:table-cell>
          <table:table-cell office:value-type="float" office:value="0.453735568105" calcext:value-type="float">
            <text:p>0.453735568105</text:p>
          </table:table-cell>
          <table:table-cell office:value-type="float" office:value="0.00240822649035" calcext:value-type="float">
            <text:p>0.00240822649035</text:p>
          </table:table-cell>
          <table:table-cell office:value-type="float" office:value="38.0212245595" calcext:value-type="float">
            <text:p>38.0212245595</text:p>
          </table:table-cell>
          <table:table-cell table:number-columns-repeated="1010"/>
        </table:table-row>
        <table:table-row table:style-name="ro1">
          <table:table-cell office:value-type="float" office:value="0.133023360022" calcext:value-type="float">
            <text:p>0.133023360022</text:p>
          </table:table-cell>
          <table:table-cell office:value-type="float" office:value="0.0599097714044" calcext:value-type="float">
            <text:p>0.0599097714044</text:p>
          </table:table-cell>
          <table:table-cell office:value-type="float" office:value="-0.072972402308" calcext:value-type="float">
            <text:p>-0.072972402308</text:p>
          </table:table-cell>
          <table:table-cell office:value-type="float" office:value="0.920759571477" calcext:value-type="float">
            <text:p>0.920759571477</text:p>
          </table:table-cell>
          <table:table-cell office:value-type="float" office:value="17.4659958785" calcext:value-type="float">
            <text:p>17.4659958785</text:p>
          </table:table-cell>
          <table:table-cell office:value-type="float" office:value="33.6374341248" calcext:value-type="float">
            <text:p>33.6374341248</text:p>
          </table:table-cell>
          <table:table-cell table:number-columns-repeated="2"/>
          <table:table-cell office:value-type="float" office:value="0.133023360022" calcext:value-type="float">
            <text:p>0.133023360022</text:p>
          </table:table-cell>
          <table:table-cell office:value-type="float" office:value="0.0599097714045" calcext:value-type="float">
            <text:p>0.0599097714045</text:p>
          </table:table-cell>
          <table:table-cell office:value-type="float" office:value="-0.0729724023086" calcext:value-type="float">
            <text:p>-0.0729724023086</text:p>
          </table:table-cell>
          <table:table-cell office:value-type="float" office:value="0.455106573553" calcext:value-type="float">
            <text:p>0.455106573553</text:p>
          </table:table-cell>
          <table:table-cell office:value-type="float" office:value="0.0066475826119" calcext:value-type="float">
            <text:p>0.0066475826119</text:p>
          </table:table-cell>
          <table:table-cell office:value-type="float" office:value="38.6485731916" calcext:value-type="float">
            <text:p>38.6485731916</text:p>
          </table:table-cell>
          <table:table-cell table:number-columns-repeated="1010"/>
        </table:table-row>
        <table:table-row table:style-name="ro1">
          <table:table-cell office:value-type="float" office:value="0.163124791386" calcext:value-type="float">
            <text:p>0.163124791386</text:p>
          </table:table-cell>
          <table:table-cell office:value-type="float" office:value="0.155268143709" calcext:value-type="float">
            <text:p>0.155268143709</text:p>
          </table:table-cell>
          <table:table-cell office:value-type="float" office:value="-0.0737948600372" calcext:value-type="float">
            <text:p>-0.0737948600372</text:p>
          </table:table-cell>
          <table:table-cell office:value-type="float" office:value="0.940189538131" calcext:value-type="float">
            <text:p>0.940189538131</text:p>
          </table:table-cell>
          <table:table-cell office:value-type="float" office:value="18.0343650165" calcext:value-type="float">
            <text:p>18.0343650165</text:p>
          </table:table-cell>
          <table:table-cell office:value-type="float" office:value="34.0333184856" calcext:value-type="float">
            <text:p>34.0333184856</text:p>
          </table:table-cell>
          <table:table-cell table:number-columns-repeated="2"/>
          <table:table-cell office:value-type="float" office:value="0.163124791386" calcext:value-type="float">
            <text:p>0.163124791386</text:p>
          </table:table-cell>
          <table:table-cell office:value-type="float" office:value="0.155268143709" calcext:value-type="float">
            <text:p>0.155268143709</text:p>
          </table:table-cell>
          <table:table-cell office:value-type="float" office:value="-0.0737948600378" calcext:value-type="float">
            <text:p>-0.0737948600378</text:p>
          </table:table-cell>
          <table:table-cell office:value-type="float" office:value="0.460214883285" calcext:value-type="float">
            <text:p>0.460214883285</text:p>
          </table:table-cell>
          <table:table-cell office:value-type="float" office:value="0.0136049880674" calcext:value-type="float">
            <text:p>0.0136049880674</text:p>
          </table:table-cell>
          <table:table-cell office:value-type="float" office:value="39.2752956699" calcext:value-type="float">
            <text:p>39.2752956699</text:p>
          </table:table-cell>
          <table:table-cell table:number-columns-repeated="1010"/>
        </table:table-row>
        <table:table-row table:style-name="ro1">
          <table:table-cell office:value-type="float" office:value="0.13142113241" calcext:value-type="float">
            <text:p>0.13142113241</text:p>
          </table:table-cell>
          <table:table-cell office:value-type="float" office:value="0.250096244188" calcext:value-type="float">
            <text:p>0.250096244188</text:p>
          </table:table-cell>
          <table:table-cell office:value-type="float" office:value="-0.0753739660734" calcext:value-type="float">
            <text:p>-0.0753739660734</text:p>
          </table:table-cell>
          <table:table-cell office:value-type="float" office:value="0.972804082558" calcext:value-type="float">
            <text:p>0.972804082558</text:p>
          </table:table-cell>
          <table:table-cell office:value-type="float" office:value="18.6107641777" calcext:value-type="float">
            <text:p>18.6107641777</text:p>
          </table:table-cell>
          <table:table-cell office:value-type="float" office:value="34.4218430219" calcext:value-type="float">
            <text:p>34.4218430219</text:p>
          </table:table-cell>
          <table:table-cell table:number-columns-repeated="2"/>
          <table:table-cell office:value-type="float" office:value="0.13142113241" calcext:value-type="float">
            <text:p>0.13142113241</text:p>
          </table:table-cell>
          <table:table-cell office:value-type="float" office:value="0.250096244188" calcext:value-type="float">
            <text:p>0.250096244188</text:p>
          </table:table-cell>
          <table:table-cell office:value-type="float" office:value="-0.0753739660739" calcext:value-type="float">
            <text:p>-0.0753739660739</text:p>
          </table:table-cell>
          <table:table-cell office:value-type="float" office:value="0.469999627604" calcext:value-type="float">
            <text:p>0.469999627604</text:p>
          </table:table-cell>
          <table:table-cell office:value-type="float" office:value="0.0206449138283" calcext:value-type="float">
            <text:p>0.0206449138283</text:p>
          </table:table-cell>
          <table:table-cell office:value-type="float" office:value="39.9020200089" calcext:value-type="float">
            <text:p>39.9020200089</text:p>
          </table:table-cell>
          <table:table-cell table:number-columns-repeated="1010"/>
        </table:table-row>
        <table:table-row table:style-name="ro1">
          <table:table-cell office:value-type="float" office:value="0.0500298883129" calcext:value-type="float">
            <text:p>0.0500298883129</text:p>
          </table:table-cell>
          <table:table-cell office:value-type="float" office:value="0.308153295426" calcext:value-type="float">
            <text:p>0.308153295426</text:p>
          </table:table-cell>
          <table:table-cell office:value-type="float" office:value="-0.0775699229024" calcext:value-type="float">
            <text:p>-0.0775699229024</text:p>
          </table:table-cell>
          <table:table-cell office:value-type="float" office:value="1.01700914797" calcext:value-type="float">
            <text:p>1.01700914797</text:p>
          </table:table-cell>
          <table:table-cell office:value-type="float" office:value="19.1883493671" calcext:value-type="float">
            <text:p>19.1883493671</text:p>
          </table:table-cell>
          <table:table-cell office:value-type="float" office:value="34.8064950998" calcext:value-type="float">
            <text:p>34.8064950998</text:p>
          </table:table-cell>
          <table:table-cell table:number-columns-repeated="2"/>
          <table:table-cell office:value-type="float" office:value="0.0500298883127" calcext:value-type="float">
            <text:p>0.0500298883127</text:p>
          </table:table-cell>
          <table:table-cell office:value-type="float" office:value="0.308153295426" calcext:value-type="float">
            <text:p>0.308153295426</text:p>
          </table:table-cell>
          <table:table-cell office:value-type="float" office:value="-0.077569922903" calcext:value-type="float">
            <text:p>-0.077569922903</text:p>
          </table:table-cell>
          <table:table-cell office:value-type="float" office:value="0.483612659927" calcext:value-type="float">
            <text:p>0.483612659927</text:p>
          </table:table-cell>
          <table:table-cell office:value-type="float" office:value="0.0251066755766" calcext:value-type="float">
            <text:p>0.0251066755766</text:p>
          </table:table-cell>
          <table:table-cell office:value-type="float" office:value="40.5293930595" calcext:value-type="float">
            <text:p>40.5293930595</text:p>
          </table:table-cell>
          <table:table-cell table:number-columns-repeated="1010"/>
        </table:table-row>
        <table:table-row table:style-name="ro1">
          <table:table-cell office:value-type="float" office:value="-0.0499361819042" calcext:value-type="float">
            <text:p>-0.0499361819042</text:p>
          </table:table-cell>
          <table:table-cell office:value-type="float" office:value="0.307247188422" calcext:value-type="float">
            <text:p>0.307247188422</text:p>
          </table:table-cell>
          <table:table-cell office:value-type="float" office:value="-0.0800070122607" calcext:value-type="float">
            <text:p>-0.0800070122607</text:p>
          </table:table-cell>
          <table:table-cell office:value-type="float" office:value="1.06687036773" calcext:value-type="float">
            <text:p>1.06687036773</text:p>
          </table:table-cell>
          <table:table-cell office:value-type="float" office:value="19.7623785963" calcext:value-type="float">
            <text:p>19.7623785963</text:p>
          </table:table-cell>
          <table:table-cell office:value-type="float" office:value="35.1898908312" calcext:value-type="float">
            <text:p>35.1898908312</text:p>
          </table:table-cell>
          <table:table-cell table:number-columns-repeated="2"/>
          <table:table-cell office:value-type="float" office:value="-0.0499361819044" calcext:value-type="float">
            <text:p>-0.0499361819044</text:p>
          </table:table-cell>
          <table:table-cell office:value-type="float" office:value="0.307247188422" calcext:value-type="float">
            <text:p>0.307247188422</text:p>
          </table:table-cell>
          <table:table-cell office:value-type="float" office:value="-0.0800070122612" calcext:value-type="float">
            <text:p>-0.0800070122612</text:p>
          </table:table-cell>
          <table:table-cell office:value-type="float" office:value="0.498742290998" calcext:value-type="float">
            <text:p>0.498742290998</text:p>
          </table:table-cell>
          <table:table-cell office:value-type="float" office:value="0.0253204735835" calcext:value-type="float">
            <text:p>0.0253204735835</text:p>
          </table:table-cell>
          <table:table-cell office:value-type="float" office:value="41.1578296323" calcext:value-type="float">
            <text:p>41.1578296323</text:p>
          </table:table-cell>
          <table:table-cell table:number-columns-repeated="1010"/>
        </table:table-row>
        <table:table-row table:style-name="ro1">
          <table:table-cell office:value-type="float" office:value="-0.130261282797" calcext:value-type="float">
            <text:p>-0.130261282797</text:p>
          </table:table-cell>
          <table:table-cell office:value-type="float" office:value="0.247724328657" calcext:value-type="float">
            <text:p>0.247724328657</text:p>
          </table:table-cell>
          <table:table-cell office:value-type="float" office:value="-0.0822172677483" calcext:value-type="float">
            <text:p>-0.0822172677483</text:p>
          </table:table-cell>
          <table:table-cell office:value-type="float" office:value="1.11419968741" calcext:value-type="float">
            <text:p>1.11419968741</text:p>
          </table:table-cell>
          <table:table-cell office:value-type="float" office:value="20.332132307" calcext:value-type="float">
            <text:p>20.332132307</text:p>
          </table:table-cell>
          <table:table-cell office:value-type="float" office:value="35.5726141431" calcext:value-type="float">
            <text:p>35.5726141431</text:p>
          </table:table-cell>
          <table:table-cell table:number-columns-repeated="2"/>
          <table:table-cell office:value-type="float" office:value="-0.130261282797" calcext:value-type="float">
            <text:p>-0.130261282797</text:p>
          </table:table-cell>
          <table:table-cell office:value-type="float" office:value="0.247724328656" calcext:value-type="float">
            <text:p>0.247724328656</text:p>
          </table:table-cell>
          <table:table-cell office:value-type="float" office:value="-0.0822172677488" calcext:value-type="float">
            <text:p>-0.0822172677488</text:p>
          </table:table-cell>
          <table:table-cell office:value-type="float" office:value="0.512496935148" calcext:value-type="float">
            <text:p>0.512496935148</text:p>
          </table:table-cell>
          <table:table-cell office:value-type="float" office:value="0.0212428242109" calcext:value-type="float">
            <text:p>0.0212428242109</text:p>
          </table:table-cell>
          <table:table-cell office:value-type="float" office:value="41.7873440993" calcext:value-type="float">
            <text:p>41.7873440993</text:p>
          </table:table-cell>
          <table:table-cell table:number-columns-repeated="1010"/>
        </table:table-row>
        <table:table-row table:style-name="ro1">
          <table:table-cell office:value-type="float" office:value="-0.16024004884" calcext:value-type="float">
            <text:p>-0.16024004884</text:p>
          </table:table-cell>
          <table:table-cell office:value-type="float" office:value="0.15233727287" calcext:value-type="float">
            <text:p>0.15233727287</text:p>
          </table:table-cell>
          <table:table-cell office:value-type="float" office:value="-0.083819501364" calcext:value-type="float">
            <text:p>-0.083819501364</text:p>
          </table:table-cell>
          <table:table-cell office:value-type="float" office:value="1.15164150072" calcext:value-type="float">
            <text:p>1.15164150072</text:p>
          </table:table-cell>
          <table:table-cell office:value-type="float" office:value="20.9013665038" calcext:value-type="float">
            <text:p>20.9013665038</text:p>
          </table:table-cell>
          <table:table-cell office:value-type="float" office:value="35.9527645096" calcext:value-type="float">
            <text:p>35.9527645096</text:p>
          </table:table-cell>
          <table:table-cell table:number-columns-repeated="2"/>
          <table:table-cell office:value-type="float" office:value="-0.16024004884" calcext:value-type="float">
            <text:p>-0.16024004884</text:p>
          </table:table-cell>
          <table:table-cell office:value-type="float" office:value="0.15233727287" calcext:value-type="float">
            <text:p>0.15233727287</text:p>
          </table:table-cell>
          <table:table-cell office:value-type="float" office:value="-0.0838195013645" calcext:value-type="float">
            <text:p>-0.0838195013645</text:p>
          </table:table-cell>
          <table:table-cell office:value-type="float" office:value="0.52251075438" calcext:value-type="float">
            <text:p>0.52251075438</text:p>
          </table:table-cell>
          <table:table-cell office:value-type="float" office:value="0.0144690832493" calcext:value-type="float">
            <text:p>0.0144690832493</text:p>
          </table:table-cell>
          <table:table-cell office:value-type="float" office:value="42.4175327941" calcext:value-type="float">
            <text:p>42.4175327941</text:p>
          </table:table-cell>
          <table:table-cell table:number-columns-repeated="1010"/>
        </table:table-row>
        <table:table-row table:style-name="ro1">
          <table:table-cell office:value-type="float" office:value="-0.12841410099" calcext:value-type="float">
            <text:p>-0.12841410099</text:p>
          </table:table-cell>
          <table:table-cell office:value-type="float" office:value="0.0575407244186" calcext:value-type="float">
            <text:p>0.0575407244186</text:p>
          </table:table-cell>
          <table:table-cell office:value-type="float" office:value="-0.0846650718521" calcext:value-type="float">
            <text:p>-0.0846650718521</text:p>
          </table:table-cell>
          <table:table-cell office:value-type="float" office:value="1.17561778775" calcext:value-type="float">
            <text:p>1.17561778775</text:p>
          </table:table-cell>
          <table:table-cell office:value-type="float" office:value="21.477051692" calcext:value-type="float">
            <text:p>21.477051692</text:p>
          </table:table-cell>
          <table:table-cell office:value-type="float" office:value="36.3264548595" calcext:value-type="float">
            <text:p>36.3264548595</text:p>
          </table:table-cell>
          <table:table-cell table:number-columns-repeated="2"/>
          <table:table-cell office:value-type="float" office:value="-0.12841410099" calcext:value-type="float">
            <text:p>-0.12841410099</text:p>
          </table:table-cell>
          <table:table-cell office:value-type="float" office:value="0.0575407244184" calcext:value-type="float">
            <text:p>0.0575407244184</text:p>
          </table:table-cell>
          <table:table-cell office:value-type="float" office:value="-0.0846650718525" calcext:value-type="float">
            <text:p>-0.0846650718525</text:p>
          </table:table-cell>
          <table:table-cell office:value-type="float" office:value="0.527848034018" calcext:value-type="float">
            <text:p>0.527848034018</text:p>
          </table:table-cell>
          <table:table-cell office:value-type="float" office:value="0.00761982503387" calcext:value-type="float">
            <text:p>0.00761982503387</text:p>
          </table:table-cell>
          <table:table-cell office:value-type="float" office:value="43.0477185782" calcext:value-type="float">
            <text:p>43.0477185782</text:p>
          </table:table-cell>
          <table:table-cell table:number-columns-repeated="1010"/>
        </table:table-row>
        <table:table-row table:style-name="ro1">
          <table:table-cell office:value-type="float" office:value="-0.0469424999275" calcext:value-type="float">
            <text:p>-0.0469424999275</text:p>
          </table:table-cell>
          <table:table-cell office:value-type="float" office:value="-0.000444818919465" calcext:value-type="float">
            <text:p>-0.000444818919465</text:p>
          </table:table-cell>
          <table:table-cell office:value-type="float" office:value="-0.0848946119512" calcext:value-type="float">
            <text:p>-0.0848946119512</text:p>
          </table:table-cell>
          <table:table-cell office:value-type="float" office:value="1.18798240858" calcext:value-type="float">
            <text:p>1.18798240858</text:p>
          </table:table-cell>
          <table:table-cell office:value-type="float" office:value="22.0668004956" calcext:value-type="float">
            <text:p>22.0668004956</text:p>
          </table:table-cell>
          <table:table-cell office:value-type="float" office:value="36.6891448994" calcext:value-type="float">
            <text:p>36.6891448994</text:p>
          </table:table-cell>
          <table:table-cell table:number-columns-repeated="2"/>
          <table:table-cell office:value-type="float" office:value="-0.0469424999273" calcext:value-type="float">
            <text:p>-0.0469424999273</text:p>
          </table:table-cell>
          <table:table-cell office:value-type="float" office:value="-0.000444818919551" calcext:value-type="float">
            <text:p>-0.000444818919551</text:p>
          </table:table-cell>
          <table:table-cell office:value-type="float" office:value="-0.0848946119515" calcext:value-type="float">
            <text:p>-0.0848946119515</text:p>
          </table:table-cell>
          <table:table-cell office:value-type="float" office:value="0.529360406753" calcext:value-type="float">
            <text:p>0.529360406753</text:p>
          </table:table-cell>
          <table:table-cell office:value-type="float" office:value="0.00333756637727" calcext:value-type="float">
            <text:p>0.00333756637727</text:p>
          </table:table-cell>
          <table:table-cell office:value-type="float" office:value="43.677205848" calcext:value-type="float">
            <text:p>43.677205848</text:p>
          </table:table-cell>
          <table:table-cell table:number-columns-repeated="1010"/>
        </table:table-row>
        <table:table-row table:style-name="ro1">
          <table:table-cell office:value-type="float" office:value="0.0530527299605" calcext:value-type="float">
            <text:p>0.0530527299605</text:p>
          </table:table-cell>
          <table:table-cell office:value-type="float" office:value="0.00053190773182" calcext:value-type="float">
            <text:p>0.00053190773182</text:p>
          </table:table-cell>
          <table:table-cell office:value-type="float" office:value="-0.0848841636567" calcext:value-type="float">
            <text:p>-0.0848841636567</text:p>
          </table:table-cell>
          <table:table-cell office:value-type="float" office:value="1.19566786629" calcext:value-type="float">
            <text:p>1.19566786629</text:p>
          </table:table-cell>
          <table:table-cell office:value-type="float" office:value="22.6759101495" calcext:value-type="float">
            <text:p>22.6759101495</text:p>
          </table:table-cell>
          <table:table-cell office:value-type="float" office:value="37.037355365" calcext:value-type="float">
            <text:p>37.037355365</text:p>
          </table:table-cell>
          <table:table-cell table:number-columns-repeated="2"/>
          <table:table-cell office:value-type="float" office:value="0.0530527299608" calcext:value-type="float">
            <text:p>0.0530527299608</text:p>
          </table:table-cell>
          <table:table-cell office:value-type="float" office:value="0.000531907731861" calcext:value-type="float">
            <text:p>0.000531907731861</text:p>
          </table:table-cell>
          <table:table-cell office:value-type="float" office:value="-0.084884163657" calcext:value-type="float">
            <text:p>-0.084884163657</text:p>
          </table:table-cell>
          <table:table-cell office:value-type="float" office:value="0.529360948367" calcext:value-type="float">
            <text:p>0.529360948367</text:p>
          </table:table-cell>
          <table:table-cell office:value-type="float" office:value="0.00327828566293" calcext:value-type="float">
            <text:p>0.00327828566293</text:p>
          </table:table-cell>
          <table:table-cell office:value-type="float" office:value="44.3055498231" calcext:value-type="float">
            <text:p>44.3055498231</text:p>
          </table:table-cell>
          <table:table-cell table:number-columns-repeated="1010"/>
        </table:table-row>
        <table:table-row table:style-name="ro1">
          <table:table-cell office:value-type="float" office:value="0.133376146894" calcext:value-type="float">
            <text:p>0.133376146894</text:p>
          </table:table-cell>
          <table:table-cell office:value-type="float" office:value="0.0600978317523" calcext:value-type="float">
            <text:p>0.0600978317523</text:p>
          </table:table-cell>
          <table:table-cell office:value-type="float" office:value="-0.0851014534721" calcext:value-type="float">
            <text:p>-0.0851014534721</text:p>
          </table:table-cell>
          <table:table-cell office:value-type="float" office:value="1.20833787324" calcext:value-type="float">
            <text:p>1.20833787324</text:p>
          </table:table-cell>
          <table:table-cell office:value-type="float" office:value="23.3051384943" calcext:value-type="float">
            <text:p>23.3051384943</text:p>
          </table:table-cell>
          <table:table-cell office:value-type="float" office:value="37.3701198258" calcext:value-type="float">
            <text:p>37.3701198258</text:p>
          </table:table-cell>
          <table:table-cell table:number-columns-repeated="2"/>
          <table:table-cell office:value-type="float" office:value="0.133376146894" calcext:value-type="float">
            <text:p>0.133376146894</text:p>
          </table:table-cell>
          <table:table-cell office:value-type="float" office:value="0.0600978317525" calcext:value-type="float">
            <text:p>0.0600978317525</text:p>
          </table:table-cell>
          <table:table-cell office:value-type="float" office:value="-0.0851014534724" calcext:value-type="float">
            <text:p>-0.0851014534724</text:p>
          </table:table-cell>
          <table:table-cell office:value-type="float" office:value="0.530740281132" calcext:value-type="float">
            <text:p>0.530740281132</text:p>
          </table:table-cell>
          <table:table-cell office:value-type="float" office:value="0.00748241196038" calcext:value-type="float">
            <text:p>0.00748241196038</text:p>
          </table:table-cell>
          <table:table-cell office:value-type="float" office:value="44.9327359542" calcext:value-type="float">
            <text:p>44.9327359542</text:p>
          </table:table-cell>
          <table:table-cell table:number-columns-repeated="1010"/>
        </table:table-row>
        <table:table-row table:style-name="ro1">
          <table:table-cell office:value-type="float" office:value="0.163344464971" calcext:value-type="float">
            <text:p>0.163344464971</text:p>
          </table:table-cell>
          <table:table-cell office:value-type="float" office:value="0.155498092709" calcext:value-type="float">
            <text:p>0.155498092709</text:p>
          </table:table-cell>
          <table:table-cell office:value-type="float" office:value="-0.0859272037896" calcext:value-type="float">
            <text:p>-0.0859272037896</text:p>
          </table:table-cell>
          <table:table-cell office:value-type="float" office:value="1.23482394544" calcext:value-type="float">
            <text:p>1.23482394544</text:p>
          </table:table-cell>
          <table:table-cell office:value-type="float" office:value="23.950108978" calcext:value-type="float">
            <text:p>23.950108978</text:p>
          </table:table-cell>
          <table:table-cell office:value-type="float" office:value="37.6895767145" calcext:value-type="float">
            <text:p>37.6895767145</text:p>
          </table:table-cell>
          <table:table-cell table:number-columns-repeated="2"/>
          <table:table-cell office:value-type="float" office:value="0.163344464971" calcext:value-type="float">
            <text:p>0.163344464971</text:p>
          </table:table-cell>
          <table:table-cell office:value-type="float" office:value="0.155498092709" calcext:value-type="float">
            <text:p>0.155498092709</text:p>
          </table:table-cell>
          <table:table-cell office:value-type="float" office:value="-0.0859272037898" calcext:value-type="float">
            <text:p>-0.0859272037898</text:p>
          </table:table-cell>
          <table:table-cell office:value-type="float" office:value="0.535862308079" calcext:value-type="float">
            <text:p>0.535862308079</text:p>
          </table:table-cell>
          <table:table-cell office:value-type="float" office:value="0.0143637946925" calcext:value-type="float">
            <text:p>0.0143637946925</text:p>
          </table:table-cell>
          <table:table-cell office:value-type="float" office:value="45.5591974488" calcext:value-type="float">
            <text:p>45.5591974488</text:p>
          </table:table-cell>
          <table:table-cell table:number-columns-repeated="1010"/>
        </table:table-row>
        <table:table-row table:style-name="ro1">
          <table:table-cell office:value-type="float" office:value="0.131508469282" calcext:value-type="float">
            <text:p>0.131508469282</text:p>
          </table:table-cell>
          <table:table-cell office:value-type="float" office:value="0.250281791224" calcext:value-type="float">
            <text:p>0.250281791224</text:p>
          </table:table-cell>
          <table:table-cell office:value-type="float" office:value="-0.0875096228132" calcext:value-type="float">
            <text:p>-0.0875096228132</text:p>
          </table:table-cell>
          <table:table-cell office:value-type="float" office:value="1.27963971478" calcext:value-type="float">
            <text:p>1.27963971478</text:p>
          </table:table-cell>
          <table:table-cell office:value-type="float" office:value="24.6026674864" calcext:value-type="float">
            <text:p>24.6026674864</text:p>
          </table:table-cell>
          <table:table-cell office:value-type="float" office:value="38.0003861717" calcext:value-type="float">
            <text:p>38.0003861717</text:p>
          </table:table-cell>
          <table:table-cell table:number-columns-repeated="2"/>
          <table:table-cell office:value-type="float" office:value="0.131508469281" calcext:value-type="float">
            <text:p>0.131508469281</text:p>
          </table:table-cell>
          <table:table-cell office:value-type="float" office:value="0.250281791225" calcext:value-type="float">
            <text:p>0.250281791225</text:p>
          </table:table-cell>
          <table:table-cell office:value-type="float" office:value="-0.0875096228134" calcext:value-type="float">
            <text:p>-0.0875096228134</text:p>
          </table:table-cell>
          <table:table-cell office:value-type="float" office:value="0.54566092075" calcext:value-type="float">
            <text:p>0.54566092075</text:p>
          </table:table-cell>
          <table:table-cell office:value-type="float" office:value="0.0213191666371" calcext:value-type="float">
            <text:p>0.0213191666371</text:p>
          </table:table-cell>
          <table:table-cell office:value-type="float" office:value="46.1856596496" calcext:value-type="float">
            <text:p>46.1856596496</text:p>
          </table:table-cell>
          <table:table-cell table:number-columns-repeated="1010"/>
        </table:table-row>
        <table:table-row table:style-name="ro1">
          <table:table-cell office:value-type="float" office:value="0.0500362532212" calcext:value-type="float">
            <text:p>0.0500362532212</text:p>
          </table:table-cell>
          <table:table-cell office:value-type="float" office:value="0.308225080079" calcext:value-type="float">
            <text:p>0.308225080079</text:p>
          </table:table-cell>
          <table:table-cell office:value-type="float" office:value="-0.0897076461855" calcext:value-type="float">
            <text:p>-0.0897076461855</text:p>
          </table:table-cell>
          <table:table-cell office:value-type="float" office:value="1.34092537291" calcext:value-type="float">
            <text:p>1.34092537291</text:p>
          </table:table-cell>
          <table:table-cell office:value-type="float" office:value="25.2537874029" calcext:value-type="float">
            <text:p>25.2537874029</text:p>
          </table:table-cell>
          <table:table-cell office:value-type="float" office:value="38.3080868559" calcext:value-type="float">
            <text:p>38.3080868559</text:p>
          </table:table-cell>
          <table:table-cell table:number-columns-repeated="2"/>
          <table:table-cell office:value-type="float" office:value="0.0500362532211" calcext:value-type="float">
            <text:p>0.0500362532211</text:p>
          </table:table-cell>
          <table:table-cell office:value-type="float" office:value="0.308225080079" calcext:value-type="float">
            <text:p>0.308225080079</text:p>
          </table:table-cell>
          <table:table-cell office:value-type="float" office:value="-0.0897076461856" calcext:value-type="float">
            <text:p>-0.0897076461856</text:p>
          </table:table-cell>
          <table:table-cell office:value-type="float" office:value="0.559282674173" calcext:value-type="float">
            <text:p>0.559282674173</text:p>
          </table:table-cell>
          <table:table-cell office:value-type="float" office:value="0.0257243207044" calcext:value-type="float">
            <text:p>0.0257243207044</text:p>
          </table:table-cell>
          <table:table-cell office:value-type="float" office:value="46.8128667716" calcext:value-type="float">
            <text:p>46.8128667716</text:p>
          </table:table-cell>
          <table:table-cell table:number-columns-repeated="1010"/>
        </table:table-row>
        <table:table-row table:style-name="ro1">
          <table:table-cell office:value-type="float" office:value="-0.0499284528763" calcext:value-type="float">
            <text:p>-0.0499284528763</text:p>
          </table:table-cell>
          <table:table-cell office:value-type="float" office:value="0.307179319631" calcext:value-type="float">
            <text:p>0.307179319631</text:p>
          </table:table-cell>
          <table:table-cell office:value-type="float" office:value="-0.0921447651206" calcext:value-type="float">
            <text:p>-0.0921447651206</text:p>
          </table:table-cell>
          <table:table-cell office:value-type="float" office:value="1.41072296769" calcext:value-type="float">
            <text:p>1.41072296769</text:p>
          </table:table-cell>
          <table:table-cell office:value-type="float" office:value="25.897001941" calcext:value-type="float">
            <text:p>25.897001941</text:p>
          </table:table-cell>
          <table:table-cell office:value-type="float" office:value="38.616935662" calcext:value-type="float">
            <text:p>38.616935662</text:p>
          </table:table-cell>
          <table:table-cell table:number-columns-repeated="2"/>
          <table:table-cell office:value-type="float" office:value="-0.0499284528765" calcext:value-type="float">
            <text:p>-0.0499284528765</text:p>
          </table:table-cell>
          <table:table-cell office:value-type="float" office:value="0.30717931963" calcext:value-type="float">
            <text:p>0.30717931963</text:p>
          </table:table-cell>
          <table:table-cell office:value-type="float" office:value="-0.0921447651206" calcext:value-type="float">
            <text:p>-0.0921447651206</text:p>
          </table:table-cell>
          <table:table-cell office:value-type="float" office:value="0.574412547937" calcext:value-type="float">
            <text:p>0.574412547937</text:p>
          </table:table-cell>
          <table:table-cell office:value-type="float" office:value="0.0259360135307" calcext:value-type="float">
            <text:p>0.0259360135307</text:p>
          </table:table-cell>
          <table:table-cell office:value-type="float" office:value="47.4412938225" calcext:value-type="float">
            <text:p>47.4412938225</text:p>
          </table:table-cell>
          <table:table-cell table:number-columns-repeated="1010"/>
        </table:table-row>
        <table:table-row table:style-name="ro1">
          <table:table-cell office:value-type="float" office:value="-0.130170374653" calcext:value-type="float">
            <text:p>-0.130170374653</text:p>
          </table:table-cell>
          <table:table-cell office:value-type="float" office:value="0.247544299739" calcext:value-type="float">
            <text:p>0.247544299739</text:p>
          </table:table-cell>
          <table:table-cell office:value-type="float" office:value="-0.0943530019027" calcext:value-type="float">
            <text:p>-0.0943530019027</text:p>
          </table:table-cell>
          <table:table-cell office:value-type="float" office:value="1.47765360161" calcext:value-type="float">
            <text:p>1.47765360161</text:p>
          </table:table-cell>
          <table:table-cell office:value-type="float" office:value="26.5310750742" calcext:value-type="float">
            <text:p>26.5310750742</text:p>
          </table:table-cell>
          <table:table-cell office:value-type="float" office:value="38.9280316313" calcext:value-type="float">
            <text:p>38.9280316313</text:p>
          </table:table-cell>
          <table:table-cell table:number-columns-repeated="2"/>
          <table:table-cell office:value-type="float" office:value="-0.130170374653" calcext:value-type="float">
            <text:p>-0.130170374653</text:p>
          </table:table-cell>
          <table:table-cell office:value-type="float" office:value="0.247544299739" calcext:value-type="float">
            <text:p>0.247544299739</text:p>
          </table:table-cell>
          <table:table-cell office:value-type="float" office:value="-0.0943530019026" calcext:value-type="float">
            <text:p>-0.0943530019026</text:p>
          </table:table-cell>
          <table:table-cell office:value-type="float" office:value="0.588158868262" calcext:value-type="float">
            <text:p>0.588158868262</text:p>
          </table:table-cell>
          <table:table-cell office:value-type="float" office:value="0.0219167484255" calcext:value-type="float">
            <text:p>0.0219167484255</text:p>
          </table:table-cell>
          <table:table-cell office:value-type="float" office:value="48.0709553406" calcext:value-type="float">
            <text:p>48.0709553406</text:p>
          </table:table-cell>
          <table:table-cell table:number-columns-repeated="1010"/>
        </table:table-row>
        <table:table-row table:style-name="ro1">
          <table:table-cell office:value-type="float" office:value="-0.160015960915" calcext:value-type="float">
            <text:p>-0.160015960915</text:p>
          </table:table-cell>
          <table:table-cell office:value-type="float" office:value="0.152115434159" calcext:value-type="float">
            <text:p>0.152115434159</text:p>
          </table:table-cell>
          <table:table-cell office:value-type="float" office:value="-0.0959519407592" calcext:value-type="float">
            <text:p>-0.0959519407592</text:p>
          </table:table-cell>
          <table:table-cell office:value-type="float" office:value="1.53114811452" calcext:value-type="float">
            <text:p>1.53114811452</text:p>
          </table:table-cell>
          <table:table-cell office:value-type="float" office:value="27.1608302979" calcext:value-type="float">
            <text:p>27.1608302979</text:p>
          </table:table-cell>
          <table:table-cell office:value-type="float" office:value="39.2384951968" calcext:value-type="float">
            <text:p>39.2384951968</text:p>
          </table:table-cell>
          <table:table-cell table:number-columns-repeated="2"/>
          <table:table-cell office:value-type="float" office:value="-0.160015960915" calcext:value-type="float">
            <text:p>-0.160015960915</text:p>
          </table:table-cell>
          <table:table-cell office:value-type="float" office:value="0.152115434159" calcext:value-type="float">
            <text:p>0.152115434159</text:p>
          </table:table-cell>
          <table:table-cell office:value-type="float" office:value="-0.0959519407589" calcext:value-type="float">
            <text:p>-0.0959519407589</text:p>
          </table:table-cell>
          <table:table-cell office:value-type="float" office:value="0.598158985772" calcext:value-type="float">
            <text:p>0.598158985772</text:p>
          </table:table-cell>
          <table:table-cell office:value-type="float" office:value="0.0152444116" calcext:value-type="float">
            <text:p>0.0152444116</text:p>
          </table:table-cell>
          <table:table-cell office:value-type="float" office:value="48.7013879813" calcext:value-type="float">
            <text:p>48.7013879813</text:p>
          </table:table-cell>
          <table:table-cell table:number-columns-repeated="1010"/>
        </table:table-row>
        <table:table-row table:style-name="ro1">
          <table:table-cell office:value-type="float" office:value="-0.128057742445" calcext:value-type="float">
            <text:p>-0.128057742445</text:p>
          </table:table-cell>
          <table:table-cell office:value-type="float" office:value="0.057363365852" calcext:value-type="float">
            <text:p>0.057363365852</text:p>
          </table:table-cell>
          <table:table-cell office:value-type="float" office:value="-0.0967942003229" calcext:value-type="float">
            <text:p>-0.0967942003229</text:p>
          </table:table-cell>
          <table:table-cell office:value-type="float" office:value="1.56572071368" calcext:value-type="float">
            <text:p>1.56572071368</text:p>
          </table:table-cell>
          <table:table-cell office:value-type="float" office:value="27.7956912862" calcext:value-type="float">
            <text:p>27.7956912862</text:p>
          </table:table-cell>
          <table:table-cell office:value-type="float" office:value="39.5421381281" calcext:value-type="float">
            <text:p>39.5421381281</text:p>
          </table:table-cell>
          <table:table-cell table:number-columns-repeated="2"/>
          <table:table-cell office:value-type="float" office:value="-0.128057742445" calcext:value-type="float">
            <text:p>-0.128057742445</text:p>
          </table:table-cell>
          <table:table-cell office:value-type="float" office:value="0.0573633658518" calcext:value-type="float">
            <text:p>0.0573633658518</text:p>
          </table:table-cell>
          <table:table-cell office:value-type="float" office:value="-0.0967942003225" calcext:value-type="float">
            <text:p>-0.0967942003225</text:p>
          </table:table-cell>
          <table:table-cell office:value-type="float" office:value="0.603482429711" calcext:value-type="float">
            <text:p>0.603482429711</text:p>
          </table:table-cell>
          <table:table-cell office:value-type="float" office:value="0.00850486145929" calcext:value-type="float">
            <text:p>0.00850486145929</text:p>
          </table:table-cell>
          <table:table-cell office:value-type="float" office:value="49.3318181519" calcext:value-type="float">
            <text:p>49.3318181519</text:p>
          </table:table-cell>
          <table:table-cell table:number-columns-repeated="1010"/>
        </table:table-row>
        <table:table-row table:style-name="ro1">
          <table:table-cell office:value-type="float" office:value="-0.0465053061231" calcext:value-type="float">
            <text:p>-0.0465053061231</text:p>
          </table:table-cell>
          <table:table-cell office:value-type="float" office:value="-0.000508441695069" calcext:value-type="float">
            <text:p>-0.000508441695069</text:p>
          </table:table-cell>
          <table:table-cell office:value-type="float" office:value="-0.0970216788072" calcext:value-type="float">
            <text:p>-0.0970216788072</text:p>
          </table:table-cell>
          <table:table-cell office:value-type="float" office:value="1.5836424426" calcext:value-type="float">
            <text:p>1.5836424426</text:p>
          </table:table-cell>
          <table:table-cell office:value-type="float" office:value="28.4463325926" calcext:value-type="float">
            <text:p>28.4463325926</text:p>
          </table:table-cell>
          <table:table-cell office:value-type="float" office:value="39.8315209454" calcext:value-type="float">
            <text:p>39.8315209454</text:p>
          </table:table-cell>
          <table:table-cell table:number-columns-repeated="2"/>
          <table:table-cell office:value-type="float" office:value="-0.0465053061229" calcext:value-type="float">
            <text:p>-0.0465053061229</text:p>
          </table:table-cell>
          <table:table-cell office:value-type="float" office:value="-0.000508441695169" calcext:value-type="float">
            <text:p>-0.000508441695169</text:p>
          </table:table-cell>
          <table:table-cell office:value-type="float" office:value="-0.0970216788066" calcext:value-type="float">
            <text:p>-0.0970216788066</text:p>
          </table:table-cell>
          <table:table-cell office:value-type="float" office:value="0.604986125804" calcext:value-type="float">
            <text:p>0.604986125804</text:p>
          </table:table-cell>
          <table:table-cell office:value-type="float" office:value="0.00430175375947" calcext:value-type="float">
            <text:p>0.00430175375947</text:p>
          </table:table-cell>
          <table:table-cell office:value-type="float" office:value="49.961454028" calcext:value-type="float">
            <text:p>49.961454028</text:p>
          </table:table-cell>
          <table:table-cell table:number-columns-repeated="1010"/>
        </table:table-row>
        <table:table-row table:style-name="ro1">
          <table:table-cell office:value-type="float" office:value="0.0534884635476" calcext:value-type="float">
            <text:p>0.0534884635476</text:p>
          </table:table-cell>
          <table:table-cell office:value-type="float" office:value="0.000607811901799" calcext:value-type="float">
            <text:p>0.000607811901799</text:p>
          </table:table-cell>
          <table:table-cell office:value-type="float" office:value="-0.0970112058795" calcext:value-type="float">
            <text:p>-0.0970112058795</text:p>
          </table:table-cell>
          <table:table-cell office:value-type="float" office:value="1.59485264027" calcext:value-type="float">
            <text:p>1.59485264027</text:p>
          </table:table-cell>
          <table:table-cell office:value-type="float" office:value="29.1205830039" calcext:value-type="float">
            <text:p>29.1205830039</text:p>
          </table:table-cell>
          <table:table-cell office:value-type="float" office:value="40.1007440572" calcext:value-type="float">
            <text:p>40.1007440572</text:p>
          </table:table-cell>
          <table:table-cell table:number-columns-repeated="2"/>
          <table:table-cell office:value-type="float" office:value="0.0534884635478" calcext:value-type="float">
            <text:p>0.0534884635478</text:p>
          </table:table-cell>
          <table:table-cell office:value-type="float" office:value="0.000607811901839" calcext:value-type="float">
            <text:p>0.000607811901839</text:p>
          </table:table-cell>
          <table:table-cell office:value-type="float" office:value="-0.0970112058787" calcext:value-type="float">
            <text:p>-0.0970112058787</text:p>
          </table:table-cell>
          <table:table-cell office:value-type="float" office:value="0.604986470128" calcext:value-type="float">
            <text:p>0.604986470128</text:p>
          </table:table-cell>
          <table:table-cell office:value-type="float" office:value="0.00426309834874" calcext:value-type="float">
            <text:p>0.00426309834874</text:p>
          </table:table-cell>
          <table:table-cell office:value-type="float" office:value="50.5897915701" calcext:value-type="float">
            <text:p>50.5897915701</text:p>
          </table:table-cell>
          <table:table-cell table:number-columns-repeated="1010"/>
        </table:table-row>
        <table:table-row table:style-name="ro1">
          <table:table-cell office:value-type="float" office:value="0.133728682891" calcext:value-type="float">
            <text:p>0.133728682891</text:p>
          </table:table-cell>
          <table:table-cell office:value-type="float" office:value="0.060285755139" calcext:value-type="float">
            <text:p>0.060285755139</text:p>
          </table:table-cell>
          <table:table-cell office:value-type="float" office:value="-0.0972305174533" calcext:value-type="float">
            <text:p>-0.0972305174533</text:p>
          </table:table-cell>
          <table:table-cell office:value-type="float" office:value="1.61389896801" calcext:value-type="float">
            <text:p>1.61389896801</text:p>
          </table:table-cell>
          <table:table-cell office:value-type="float" office:value="29.8200860036" calcext:value-type="float">
            <text:p>29.8200860036</text:p>
          </table:table-cell>
          <table:table-cell office:value-type="float" office:value="40.3479654272" calcext:value-type="float">
            <text:p>40.3479654272</text:p>
          </table:table-cell>
          <table:table-cell table:number-columns-repeated="2"/>
          <table:table-cell office:value-type="float" office:value="0.133728682891" calcext:value-type="float">
            <text:p>0.133728682891</text:p>
          </table:table-cell>
          <table:table-cell office:value-type="float" office:value="0.0602857551391" calcext:value-type="float">
            <text:p>0.0602857551391</text:p>
          </table:table-cell>
          <table:table-cell office:value-type="float" office:value="-0.0972305174523" calcext:value-type="float">
            <text:p>-0.0972305174523</text:p>
          </table:table-cell>
          <table:table-cell office:value-type="float" office:value="0.606374165851" calcext:value-type="float">
            <text:p>0.606374165851</text:p>
          </table:table-cell>
          <table:table-cell office:value-type="float" office:value="0.00842340688103" calcext:value-type="float">
            <text:p>0.00842340688103</text:p>
          </table:table-cell>
          <table:table-cell office:value-type="float" office:value="51.2168163743" calcext:value-type="float">
            <text:p>51.2168163743</text:p>
          </table:table-cell>
          <table:table-cell table:number-columns-repeated="1010"/>
        </table:table-row>
        <table:table-row table:style-name="ro1">
          <table:table-cell office:value-type="float" office:value="0.163563829204" calcext:value-type="float">
            <text:p>0.163563829204</text:p>
          </table:table-cell>
          <table:table-cell office:value-type="float" office:value="0.155727718848" calcext:value-type="float">
            <text:p>0.155727718848</text:p>
          </table:table-cell>
          <table:table-cell office:value-type="float" office:value="-0.0980595634813" calcext:value-type="float">
            <text:p>-0.0980595634813</text:p>
          </table:table-cell>
          <table:table-cell office:value-type="float" office:value="1.65479918734" calcext:value-type="float">
            <text:p>1.65479918734</text:p>
          </table:table-cell>
          <table:table-cell office:value-type="float" office:value="30.5390486248" calcext:value-type="float">
            <text:p>30.5390486248</text:p>
          </table:table-cell>
          <table:table-cell office:value-type="float" office:value="40.5766310652" calcext:value-type="float">
            <text:p>40.5766310652</text:p>
          </table:table-cell>
          <table:table-cell table:number-columns-repeated="2"/>
          <table:table-cell office:value-type="float" office:value="0.163563829204" calcext:value-type="float">
            <text:p>0.163563829204</text:p>
          </table:table-cell>
          <table:table-cell office:value-type="float" office:value="0.155727718848" calcext:value-type="float">
            <text:p>0.155727718848</text:p>
          </table:table-cell>
          <table:table-cell office:value-type="float" office:value="-0.0980595634801" calcext:value-type="float">
            <text:p>-0.0980595634801</text:p>
          </table:table-cell>
          <table:table-cell office:value-type="float" office:value="0.611509926759" calcext:value-type="float">
            <text:p>0.611509926759</text:p>
          </table:table-cell>
          <table:table-cell office:value-type="float" office:value="0.0152155089437" calcext:value-type="float">
            <text:p>0.0152155089437</text:p>
          </table:table-cell>
          <table:table-cell office:value-type="float" office:value="51.8430208766" calcext:value-type="float">
            <text:p>51.8430208766</text:p>
          </table:table-cell>
          <table:table-cell table:number-columns-repeated="1010"/>
        </table:table-row>
        <table:table-row table:style-name="ro1">
          <table:table-cell office:value-type="float" office:value="0.131595558728" calcext:value-type="float">
            <text:p>0.131595558728</text:p>
          </table:table-cell>
          <table:table-cell office:value-type="float" office:value="0.250466830565" calcext:value-type="float">
            <text:p>0.250466830565</text:p>
          </table:table-cell>
          <table:table-cell office:value-type="float" office:value="-0.0996452925209" calcext:value-type="float">
            <text:p>-0.0996452925209</text:p>
          </table:table-cell>
          <table:table-cell office:value-type="float" office:value="1.72558048177" calcext:value-type="float">
            <text:p>1.72558048177</text:p>
          </table:table-cell>
          <table:table-cell office:value-type="float" office:value="31.2657340741" calcext:value-type="float">
            <text:p>31.2657340741</text:p>
          </table:table-cell>
          <table:table-cell office:value-type="float" office:value="40.7947801142" calcext:value-type="float">
            <text:p>40.7947801142</text:p>
          </table:table-cell>
          <table:table-cell table:number-columns-repeated="2"/>
          <table:table-cell office:value-type="float" office:value="0.131595558728" calcext:value-type="float">
            <text:p>0.131595558728</text:p>
          </table:table-cell>
          <table:table-cell office:value-type="float" office:value="0.250466830565" calcext:value-type="float">
            <text:p>0.250466830565</text:p>
          </table:table-cell>
          <table:table-cell office:value-type="float" office:value="-0.0996452925194" calcext:value-type="float">
            <text:p>-0.0996452925194</text:p>
          </table:table-cell>
          <table:table-cell office:value-type="float" office:value="0.621322401794" calcext:value-type="float">
            <text:p>0.621322401794</text:p>
          </table:table-cell>
          <table:table-cell office:value-type="float" office:value="0.0220732403361" calcext:value-type="float">
            <text:p>0.0220732403361</text:p>
          </table:table-cell>
          <table:table-cell office:value-type="float" office:value="52.4692258709" calcext:value-type="float">
            <text:p>52.4692258709</text:p>
          </table:table-cell>
          <table:table-cell table:number-columns-repeated="1010"/>
        </table:table-row>
        <table:table-row table:style-name="ro1">
          <table:table-cell office:value-type="float" office:value="0.0500425294566" calcext:value-type="float">
            <text:p>0.0500425294566</text:p>
          </table:table-cell>
          <table:table-cell office:value-type="float" office:value="0.308296243972" calcext:value-type="float">
            <text:p>0.308296243972</text:p>
          </table:table-cell>
          <table:table-cell office:value-type="float" office:value="-0.101845374505" calcext:value-type="float">
            <text:p>-0.101845374505</text:p>
          </table:table-cell>
          <table:table-cell office:value-type="float" office:value="1.82454404438" calcext:value-type="float">
            <text:p>1.82454404438</text:p>
          </table:table-cell>
          <table:table-cell office:value-type="float" office:value="31.9863852388" calcext:value-type="float">
            <text:p>31.9863852388</text:p>
          </table:table-cell>
          <table:table-cell office:value-type="float" office:value="41.0124448161" calcext:value-type="float">
            <text:p>41.0124448161</text:p>
          </table:table-cell>
          <table:table-cell table:number-columns-repeated="2"/>
          <table:table-cell office:value-type="float" office:value="0.0500425294563" calcext:value-type="float">
            <text:p>0.0500425294563</text:p>
          </table:table-cell>
          <table:table-cell office:value-type="float" office:value="0.308296243972" calcext:value-type="float">
            <text:p>0.308296243972</text:p>
          </table:table-cell>
          <table:table-cell office:value-type="float" office:value="-0.101845374503" calcext:value-type="float">
            <text:p>-0.101845374503</text:p>
          </table:table-cell>
          <table:table-cell office:value-type="float" office:value="0.634952852585" calcext:value-type="float">
            <text:p>0.634952852585</text:p>
          </table:table-cell>
          <table:table-cell office:value-type="float" office:value="0.0264136194985" calcext:value-type="float">
            <text:p>0.0264136194985</text:p>
          </table:table-cell>
          <table:table-cell office:value-type="float" office:value="53.0962706458" calcext:value-type="float">
            <text:p>53.0962706458</text:p>
          </table:table-cell>
          <table:table-cell table:number-columns-repeated="1010"/>
        </table:table-row>
        <table:table-row table:style-name="ro1">
          <table:table-cell office:value-type="float" office:value="-0.0499206176653" calcext:value-type="float">
            <text:p>-0.0499206176653</text:p>
          </table:table-cell>
          <table:table-cell office:value-type="float" office:value="0.307110832117" calcext:value-type="float">
            <text:p>0.307110832117</text:p>
          </table:table-cell>
          <table:table-cell office:value-type="float" office:value="-0.104282513158" calcext:value-type="float">
            <text:p>-0.104282513158</text:p>
          </table:table-cell>
          <table:table-cell office:value-type="float" office:value="1.93986759513" calcext:value-type="float">
            <text:p>1.93986759513</text:p>
          </table:table-cell>
          <table:table-cell office:value-type="float" office:value="32.690333323" calcext:value-type="float">
            <text:p>32.690333323</text:p>
          </table:table-cell>
          <table:table-cell office:value-type="float" office:value="41.2378951879" calcext:value-type="float">
            <text:p>41.2378951879</text:p>
          </table:table-cell>
          <table:table-cell table:number-columns-repeated="2"/>
          <table:table-cell office:value-type="float" office:value="-0.0499206176656" calcext:value-type="float">
            <text:p>-0.0499206176656</text:p>
          </table:table-cell>
          <table:table-cell office:value-type="float" office:value="0.307110832117" calcext:value-type="float">
            <text:p>0.307110832117</text:p>
          </table:table-cell>
          <table:table-cell office:value-type="float" office:value="-0.104282513156" calcext:value-type="float">
            <text:p>-0.104282513156</text:p>
          </table:table-cell>
          <table:table-cell office:value-type="float" office:value="0.650082939475" calcext:value-type="float">
            <text:p>0.650082939475</text:p>
          </table:table-cell>
          <table:table-cell office:value-type="float" office:value="0.0266227986989" calcext:value-type="float">
            <text:p>0.0266227986989</text:p>
          </table:table-cell>
          <table:table-cell office:value-type="float" office:value="53.7246885899" calcext:value-type="float">
            <text:p>53.7246885899</text:p>
          </table:table-cell>
          <table:table-cell table:number-columns-repeated="1010"/>
        </table:table-row>
        <table:table-row table:style-name="ro1">
          <table:table-cell office:value-type="float" office:value="-0.130079203974" calcext:value-type="float">
            <text:p>-0.130079203974</text:p>
          </table:table-cell>
          <table:table-cell office:value-type="float" office:value="0.247363768457" calcext:value-type="float">
            <text:p>0.247363768457</text:p>
          </table:table-cell>
          <table:table-cell office:value-type="float" office:value="-0.10648872322" calcext:value-type="float">
            <text:p>-0.10648872322</text:p>
          </table:table-cell>
          <table:table-cell office:value-type="float" office:value="2.05308654622" calcext:value-type="float">
            <text:p>2.05308654622</text:p>
          </table:table-cell>
          <table:table-cell office:value-type="float" office:value="33.3744907947" calcext:value-type="float">
            <text:p>33.3744907947</text:p>
          </table:table-cell>
          <table:table-cell office:value-type="float" office:value="41.4740151919" calcext:value-type="float">
            <text:p>41.4740151919</text:p>
          </table:table-cell>
          <table:table-cell table:number-columns-repeated="2"/>
          <table:table-cell office:value-type="float" office:value="-0.130079203975" calcext:value-type="float">
            <text:p>-0.130079203975</text:p>
          </table:table-cell>
          <table:table-cell office:value-type="float" office:value="0.247363768457" calcext:value-type="float">
            <text:p>0.247363768457</text:p>
          </table:table-cell>
          <table:table-cell office:value-type="float" office:value="-0.106488723218" calcext:value-type="float">
            <text:p>-0.106488723218</text:p>
          </table:table-cell>
          <table:table-cell office:value-type="float" office:value="0.663820914873" calcext:value-type="float">
            <text:p>0.663820914873</text:p>
          </table:table-cell>
          <table:table-cell office:value-type="float" office:value="0.0226691214748" calcext:value-type="float">
            <text:p>0.0226691214748</text:p>
          </table:table-cell>
          <table:table-cell office:value-type="float" office:value="54.3544937887" calcext:value-type="float">
            <text:p>54.3544937887</text:p>
          </table:table-cell>
          <table:table-cell table:number-columns-repeated="1010"/>
        </table:table-row>
        <table:table-row table:style-name="ro1">
          <table:table-cell office:value-type="float" office:value="-0.15979155241" calcext:value-type="float">
            <text:p>-0.15979155241</text:p>
          </table:table-cell>
          <table:table-cell office:value-type="float" office:value="0.151893279174" calcext:value-type="float">
            <text:p>0.151893279174</text:p>
          </table:table-cell>
          <table:table-cell office:value-type="float" office:value="-0.108084364213" calcext:value-type="float">
            <text:p>-0.108084364213</text:p>
          </table:table-cell>
          <table:table-cell office:value-type="float" office:value="2.14561885349" calcext:value-type="float">
            <text:p>2.14561885349</text:p>
          </table:table-cell>
          <table:table-cell office:value-type="float" office:value="34.0454848405" calcext:value-type="float">
            <text:p>34.0454848405</text:p>
          </table:table-cell>
          <table:table-cell office:value-type="float" office:value="41.7162178723" calcext:value-type="float">
            <text:p>41.7162178723</text:p>
          </table:table-cell>
          <table:table-cell table:number-columns-repeated="2"/>
          <table:table-cell office:value-type="float" office:value="-0.15979155241" calcext:value-type="float">
            <text:p>-0.15979155241</text:p>
          </table:table-cell>
          <table:table-cell office:value-type="float" office:value="0.151893279174" calcext:value-type="float">
            <text:p>0.151893279174</text:p>
          </table:table-cell>
          <table:table-cell office:value-type="float" office:value="-0.10808436421" calcext:value-type="float">
            <text:p>-0.10808436421</text:p>
          </table:table-cell>
          <table:table-cell office:value-type="float" office:value="0.673807329222" calcext:value-type="float">
            <text:p>0.673807329222</text:p>
          </table:table-cell>
          <table:table-cell office:value-type="float" office:value="0.0161099440274" calcext:value-type="float">
            <text:p>0.0161099440274</text:p>
          </table:table-cell>
          <table:table-cell office:value-type="float" office:value="54.9851640666" calcext:value-type="float">
            <text:p>54.9851640666</text:p>
          </table:table-cell>
          <table:table-cell table:number-columns-repeated="1010"/>
        </table:table-row>
        <table:table-row table:style-name="ro1">
          <table:table-cell office:value-type="float" office:value="-0.127701125677" calcext:value-type="float">
            <text:p>-0.127701125677</text:p>
          </table:table-cell>
          <table:table-cell office:value-type="float" office:value="0.0571858756479" calcext:value-type="float">
            <text:p>0.0571858756479</text:p>
          </table:table-cell>
          <table:table-cell office:value-type="float" office:value="-0.108923315842" calcext:value-type="float">
            <text:p>-0.108923315842</text:p>
          </table:table-cell>
          <table:table-cell office:value-type="float" office:value="2.20629637303" calcext:value-type="float">
            <text:p>2.20629637303</text:p>
          </table:table-cell>
          <table:table-cell office:value-type="float" office:value="34.7183828029" calcext:value-type="float">
            <text:p>34.7183828029</text:p>
          </table:table-cell>
          <table:table-cell office:value-type="float" office:value="41.9529202073" calcext:value-type="float">
            <text:p>41.9529202073</text:p>
          </table:table-cell>
          <table:table-cell table:number-columns-repeated="2"/>
          <table:table-cell office:value-type="float" office:value="-0.127701125677" calcext:value-type="float">
            <text:p>-0.127701125677</text:p>
          </table:table-cell>
          <table:table-cell office:value-type="float" office:value="0.0571858756476" calcext:value-type="float">
            <text:p>0.0571858756476</text:p>
          </table:table-cell>
          <table:table-cell office:value-type="float" office:value="-0.108923315838" calcext:value-type="float">
            <text:p>-0.108923315838</text:p>
          </table:table-cell>
          <table:table-cell office:value-type="float" office:value="0.679116959509" calcext:value-type="float">
            <text:p>0.679116959509</text:p>
          </table:table-cell>
          <table:table-cell office:value-type="float" office:value="0.00949162224115" calcext:value-type="float">
            <text:p>0.00949162224115</text:p>
          </table:table-cell>
          <table:table-cell office:value-type="float" office:value="55.6158313931" calcext:value-type="float">
            <text:p>55.6158313931</text:p>
          </table:table-cell>
          <table:table-cell table:number-columns-repeated="1010"/>
        </table:table-row>
        <table:table-row table:style-name="ro1">
          <table:table-cell office:value-type="float" office:value="-0.0460680129383" calcext:value-type="float">
            <text:p>-0.0460680129383</text:p>
          </table:table-cell>
          <table:table-cell office:value-type="float" office:value="-0.000572083404825" calcext:value-type="float">
            <text:p>-0.000572083404825</text:p>
          </table:table-cell>
          <table:table-cell office:value-type="float" office:value="-0.109148740649" calcext:value-type="float">
            <text:p>-0.109148740649</text:p>
          </table:table-cell>
          <table:table-cell office:value-type="float" office:value="2.23728630741" calcext:value-type="float">
            <text:p>2.23728630741</text:p>
          </table:table-cell>
          <table:table-cell office:value-type="float" office:value="35.4120859135" calcext:value-type="float">
            <text:p>35.4120859135</text:p>
          </table:table-cell>
          <table:table-cell office:value-type="float" office:value="42.1687956138" calcext:value-type="float">
            <text:p>42.1687956138</text:p>
          </table:table-cell>
          <table:table-cell table:number-columns-repeated="2"/>
          <table:table-cell office:value-type="float" office:value="-0.0460680129381" calcext:value-type="float">
            <text:p>-0.0460680129381</text:p>
          </table:table-cell>
          <table:table-cell office:value-type="float" office:value="-0.000572083404975" calcext:value-type="float">
            <text:p>-0.000572083404975</text:p>
          </table:table-cell>
          <table:table-cell office:value-type="float" office:value="-0.109148740646" calcext:value-type="float">
            <text:p>-0.109148740646</text:p>
          </table:table-cell>
          <table:table-cell office:value-type="float" office:value="0.680612019482" calcext:value-type="float">
            <text:p>0.680612019482</text:p>
          </table:table-cell>
          <table:table-cell office:value-type="float" office:value="0.00537427852469" calcext:value-type="float">
            <text:p>0.00537427852469</text:p>
          </table:table-cell>
          <table:table-cell office:value-type="float" office:value="56.245610144" calcext:value-type="float">
            <text:p>56.245610144</text:p>
          </table:table-cell>
          <table:table-cell table:number-columns-repeated="1010"/>
        </table:table-row>
        <table:table-row table:style-name="ro1">
          <table:table-cell office:value-type="float" office:value="0.0539241018287" calcext:value-type="float">
            <text:p>0.0539241018287</text:p>
          </table:table-cell>
          <table:table-cell office:value-type="float" office:value="0.00068369496433" calcext:value-type="float">
            <text:p>0.00068369496433</text:p>
          </table:table-cell>
          <table:table-cell office:value-type="float" office:value="-0.109138252941" calcext:value-type="float">
            <text:p>-0.109138252941</text:p>
          </table:table-cell>
          <table:table-cell office:value-type="float" office:value="2.2560789343" calcext:value-type="float">
            <text:p>2.2560789343</text:p>
          </table:table-cell>
          <table:table-cell office:value-type="float" office:value="36.1426472082" calcext:value-type="float">
            <text:p>36.1426472082</text:p>
          </table:table-cell>
          <table:table-cell office:value-type="float" office:value="42.3500547348" calcext:value-type="float">
            <text:p>42.3500547348</text:p>
          </table:table-cell>
          <table:table-cell table:number-columns-repeated="2"/>
          <table:table-cell office:value-type="float" office:value="0.0539241018289" calcext:value-type="float">
            <text:p>0.0539241018289</text:p>
          </table:table-cell>
          <table:table-cell office:value-type="float" office:value="0.000683694964325" calcext:value-type="float">
            <text:p>0.000683694964325</text:p>
          </table:table-cell>
          <table:table-cell office:value-type="float" office:value="-0.109138252937" calcext:value-type="float">
            <text:p>-0.109138252937</text:p>
          </table:table-cell>
          <table:table-cell office:value-type="float" office:value="0.680612213602" calcext:value-type="float">
            <text:p>0.680612213602</text:p>
          </table:table-cell>
          <table:table-cell office:value-type="float" office:value="0.0053551808731" calcext:value-type="float">
            <text:p>0.0053551808731</text:p>
          </table:table-cell>
          <table:table-cell office:value-type="float" office:value="56.8739389108" calcext:value-type="float">
            <text:p>56.8739389108</text:p>
          </table:table-cell>
          <table:table-cell table:number-columns-repeated="1010"/>
        </table:table-row>
        <table:table-row table:style-name="ro1">
          <table:table-cell office:value-type="float" office:value="0.134080967299" calcext:value-type="float">
            <text:p>0.134080967299</text:p>
          </table:table-cell>
          <table:table-cell office:value-type="float" office:value="0.0604735411977" calcext:value-type="float">
            <text:p>0.0604735411977</text:p>
          </table:table-cell>
          <table:table-cell office:value-type="float" office:value="-0.109359594277" calcext:value-type="float">
            <text:p>-0.109359594277</text:p>
          </table:table-cell>
          <table:table-cell office:value-type="float" office:value="2.29233526203" calcext:value-type="float">
            <text:p>2.29233526203</text:p>
          </table:table-cell>
          <table:table-cell office:value-type="float" office:value="36.9165983796" calcext:value-type="float">
            <text:p>36.9165983796</text:p>
          </table:table-cell>
          <table:table-cell office:value-type="float" office:value="42.4901986844" calcext:value-type="float">
            <text:p>42.4901986844</text:p>
          </table:table-cell>
          <table:table-cell table:number-columns-repeated="2"/>
          <table:table-cell office:value-type="float" office:value="0.134080967299" calcext:value-type="float">
            <text:p>0.134080967299</text:p>
          </table:table-cell>
          <table:table-cell office:value-type="float" office:value="0.0604735411978" calcext:value-type="float">
            <text:p>0.0604735411978</text:p>
          </table:table-cell>
          <table:table-cell office:value-type="float" office:value="-0.109359594273" calcext:value-type="float">
            <text:p>-0.109359594273</text:p>
          </table:table-cell>
          <table:table-cell office:value-type="float" office:value="0.682008311673" calcext:value-type="float">
            <text:p>0.682008311673</text:p>
          </table:table-cell>
          <table:table-cell office:value-type="float" office:value="0.00946309716413" calcext:value-type="float">
            <text:p>0.00946309716413</text:p>
          </table:table-cell>
          <table:table-cell office:value-type="float" office:value="57.5008040447" calcext:value-type="float">
            <text:p>57.5008040447</text:p>
          </table:table-cell>
          <table:table-cell table:number-columns-repeated="1010"/>
        </table:table-row>
        <table:table-row table:style-name="ro1">
          <table:table-cell office:value-type="float" office:value="0.163782883631" calcext:value-type="float">
            <text:p>0.163782883631</text:p>
          </table:table-cell>
          <table:table-cell office:value-type="float" office:value="0.155957021679" calcext:value-type="float">
            <text:p>0.155957021679</text:p>
          </table:table-cell>
          <table:table-cell office:value-type="float" office:value="-0.110191939112" calcext:value-type="float">
            <text:p>-0.110191939112</text:p>
          </table:table-cell>
          <table:table-cell office:value-type="float" office:value="2.38000422534" calcext:value-type="float">
            <text:p>2.38000422534</text:p>
          </table:table-cell>
          <table:table-cell office:value-type="float" office:value="37.7265526241" calcext:value-type="float">
            <text:p>37.7265526241</text:p>
          </table:table-cell>
          <table:table-cell office:value-type="float" office:value="42.5943316205" calcext:value-type="float">
            <text:p>42.5943316205</text:p>
          </table:table-cell>
          <table:table-cell table:number-columns-repeated="2"/>
          <table:table-cell office:value-type="float" office:value="0.163782883631" calcext:value-type="float">
            <text:p>0.163782883631</text:p>
          </table:table-cell>
          <table:table-cell office:value-type="float" office:value="0.155957021679" calcext:value-type="float">
            <text:p>0.155957021679</text:p>
          </table:table-cell>
          <table:table-cell office:value-type="float" office:value="-0.110191939106" calcext:value-type="float">
            <text:p>-0.110191939106</text:p>
          </table:table-cell>
          <table:table-cell office:value-type="float" office:value="0.687157827061" calcext:value-type="float">
            <text:p>0.687157827061</text:p>
          </table:table-cell>
          <table:table-cell office:value-type="float" office:value="0.0161528743723" calcext:value-type="float">
            <text:p>0.0161528743723</text:p>
          </table:table-cell>
          <table:table-cell office:value-type="float" office:value="58.1267562747" calcext:value-type="float">
            <text:p>58.1267562747</text:p>
          </table:table-cell>
          <table:table-cell table:number-columns-repeated="1010"/>
        </table:table-row>
        <table:table-row table:style-name="ro1">
          <table:table-cell office:value-type="float" office:value="0.131682400551" calcext:value-type="float">
            <text:p>0.131682400551</text:p>
          </table:table-cell>
          <table:table-cell office:value-type="float" office:value="0.250651361848" calcext:value-type="float">
            <text:p>0.250651361848</text:p>
          </table:table-cell>
          <table:table-cell office:value-type="float" office:value="-0.111780975169" calcext:value-type="float">
            <text:p>-0.111780975169</text:p>
          </table:table-cell>
          <table:table-cell office:value-type="float" office:value="2.54673295297" calcext:value-type="float">
            <text:p>2.54673295297</text:p>
          </table:table-cell>
          <table:table-cell office:value-type="float" office:value="38.5507933311" calcext:value-type="float">
            <text:p>38.5507933311</text:p>
          </table:table-cell>
          <table:table-cell office:value-type="float" office:value="42.6803692574" calcext:value-type="float">
            <text:p>42.6803692574</text:p>
          </table:table-cell>
          <table:table-cell table:number-columns-repeated="2"/>
          <table:table-cell office:value-type="float" office:value="0.131682400551" calcext:value-type="float">
            <text:p>0.131682400551</text:p>
          </table:table-cell>
          <table:table-cell office:value-type="float" office:value="0.250651361849" calcext:value-type="float">
            <text:p>0.250651361849</text:p>
          </table:table-cell>
          <table:table-cell office:value-type="float" office:value="-0.111780975163" calcext:value-type="float">
            <text:p>-0.111780975163</text:p>
          </table:table-cell>
          <table:table-cell office:value-type="float" office:value="0.696984162308" calcext:value-type="float">
            <text:p>0.696984162308</text:p>
          </table:table-cell>
          <table:table-cell office:value-type="float" office:value="0.0229001756441" calcext:value-type="float">
            <text:p>0.0229001756441</text:p>
          </table:table-cell>
          <table:table-cell office:value-type="float" office:value="58.7527096956" calcext:value-type="float">
            <text:p>58.7527096956</text:p>
          </table:table-cell>
          <table:table-cell table:number-columns-repeated="1010"/>
        </table:table-row>
        <table:table-row table:style-name="ro1">
          <table:table-cell office:value-type="float" office:value="0.0500487169776" calcext:value-type="float">
            <text:p>0.0500487169776</text:p>
          </table:table-cell>
          <table:table-cell office:value-type="float" office:value="0.308366786968" calcext:value-type="float">
            <text:p>0.308366786968</text:p>
          </table:table-cell>
          <table:table-cell office:value-type="float" office:value="-0.113983107816" calcext:value-type="float">
            <text:p>-0.113983107816</text:p>
          </table:table-cell>
          <table:table-cell office:value-type="float" office:value="2.80367871207" calcext:value-type="float">
            <text:p>2.80367871207</text:p>
          </table:table-cell>
          <table:table-cell office:value-type="float" office:value="39.3574007884" calcext:value-type="float">
            <text:p>39.3574007884</text:p>
          </table:table-cell>
          <table:table-cell office:value-type="float" office:value="42.7763099248" calcext:value-type="float">
            <text:p>42.7763099248</text:p>
          </table:table-cell>
          <table:table-cell table:number-columns-repeated="2"/>
          <table:table-cell office:value-type="float" office:value="0.0500487169774" calcext:value-type="float">
            <text:p>0.0500487169774</text:p>
          </table:table-cell>
          <table:table-cell office:value-type="float" office:value="0.308366786968" calcext:value-type="float">
            <text:p>0.308366786968</text:p>
          </table:table-cell>
          <table:table-cell office:value-type="float" office:value="-0.113983107809" calcext:value-type="float">
            <text:p>-0.113983107809</text:p>
          </table:table-cell>
          <table:table-cell office:value-type="float" office:value="0.710623290676" calcext:value-type="float">
            <text:p>0.710623290676</text:p>
          </table:table-cell>
          <table:table-cell office:value-type="float" office:value="0.027167841072" calcext:value-type="float">
            <text:p>0.027167841072</text:p>
          </table:table-cell>
          <table:table-cell office:value-type="float" office:value="59.3795961187" calcext:value-type="float">
            <text:p>59.3795961187</text:p>
          </table:table-cell>
          <table:table-cell table:number-columns-repeated="1010"/>
        </table:table-row>
        <table:table-row table:style-name="ro1">
          <table:table-cell office:value-type="float" office:value="-0.0499126763155" calcext:value-type="float">
            <text:p>-0.0499126763155</text:p>
          </table:table-cell>
          <table:table-cell office:value-type="float" office:value="0.307041726014" calcext:value-type="float">
            <text:p>0.307041726014</text:p>
          </table:table-cell>
          <table:table-cell office:value-type="float" office:value="-0.116420256328" calcext:value-type="float">
            <text:p>-0.116420256328</text:p>
          </table:table-cell>
          <table:table-cell office:value-type="float" office:value="3.13899147891" calcext:value-type="float">
            <text:p>3.13899147891</text:p>
          </table:table-cell>
          <table:table-cell office:value-type="float" office:value="40.1120502564" calcext:value-type="float">
            <text:p>40.1120502564</text:p>
          </table:table-cell>
          <table:table-cell office:value-type="float" office:value="42.913925855" calcext:value-type="float">
            <text:p>42.913925855</text:p>
          </table:table-cell>
          <table:table-cell table:number-columns-repeated="2"/>
          <table:table-cell office:value-type="float" office:value="-0.0499126763158" calcext:value-type="float">
            <text:p>-0.0499126763158</text:p>
          </table:table-cell>
          <table:table-cell office:value-type="float" office:value="0.307041726014" calcext:value-type="float">
            <text:p>0.307041726014</text:p>
          </table:table-cell>
          <table:table-cell office:value-type="float" office:value="-0.11642025632" calcext:value-type="float">
            <text:p>-0.11642025632</text:p>
          </table:table-cell>
          <table:table-cell office:value-type="float" office:value="0.725753565241" calcext:value-type="float">
            <text:p>0.725753565241</text:p>
          </table:table-cell>
          <table:table-cell office:value-type="float" office:value="0.0273741292656" calcext:value-type="float">
            <text:p>0.0273741292656</text:p>
          </table:table-cell>
          <table:table-cell office:value-type="float" office:value="60.0080053484" calcext:value-type="float">
            <text:p>60.0080053484</text:p>
          </table:table-cell>
          <table:table-cell table:number-columns-repeated="1010"/>
        </table:table-row>
        <table:table-row table:style-name="ro1">
          <table:table-cell office:value-type="float" office:value="-0.129987770967" calcext:value-type="float">
            <text:p>-0.129987770967</text:p>
          </table:table-cell>
          <table:table-cell office:value-type="float" office:value="0.247182735162" calcext:value-type="float">
            <text:p>0.247182735162</text:p>
          </table:table-cell>
          <table:table-cell office:value-type="float" office:value="-0.118624431673" calcext:value-type="float">
            <text:p>-0.118624431673</text:p>
          </table:table-cell>
          <table:table-cell office:value-type="float" office:value="3.51734576156" calcext:value-type="float">
            <text:p>3.51734576156</text:p>
          </table:table-cell>
          <table:table-cell office:value-type="float" office:value="40.787384676" calcext:value-type="float">
            <text:p>40.787384676</text:p>
          </table:table-cell>
          <table:table-cell office:value-type="float" office:value="43.1204205887" calcext:value-type="float">
            <text:p>43.1204205887</text:p>
          </table:table-cell>
          <table:table-cell table:number-columns-repeated="2"/>
          <table:table-cell office:value-type="float" office:value="-0.129987770968" calcext:value-type="float">
            <text:p>-0.129987770968</text:p>
          </table:table-cell>
          <table:table-cell office:value-type="float" office:value="0.247182735162" calcext:value-type="float">
            <text:p>0.247182735162</text:p>
          </table:table-cell>
          <table:table-cell office:value-type="float" office:value="-0.118624431664" calcext:value-type="float">
            <text:p>-0.118624431664</text:p>
          </table:table-cell>
          <table:table-cell office:value-type="float" office:value="0.739483178949" calcext:value-type="float">
            <text:p>0.739483178949</text:p>
          </table:table-cell>
          <table:table-cell office:value-type="float" office:value="0.0234930232082" calcext:value-type="float">
            <text:p>0.0234930232082</text:p>
          </table:table-cell>
          <table:table-cell office:value-type="float" office:value="60.6379504164" calcext:value-type="float">
            <text:p>60.6379504164</text:p>
          </table:table-cell>
          <table:table-cell table:number-columns-repeated="1010"/>
        </table:table-row>
        <table:table-row table:style-name="ro1">
          <table:table-cell office:value-type="float" office:value="-0.159566823794" calcext:value-type="float">
            <text:p>-0.159566823794</text:p>
          </table:table-cell>
          <table:table-cell office:value-type="float" office:value="0.151670808349" calcext:value-type="float">
            <text:p>0.151670808349</text:p>
          </table:table-cell>
          <table:table-cell office:value-type="float" office:value="-0.120216771723" calcext:value-type="float">
            <text:p>-0.120216771723</text:p>
          </table:table-cell>
          <table:table-cell office:value-type="float" office:value="3.88617946269" calcext:value-type="float">
            <text:p>3.88617946269</text:p>
          </table:table-cell>
          <table:table-cell office:value-type="float" office:value="41.3712437432" calcext:value-type="float">
            <text:p>41.3712437432</text:p>
          </table:table-cell>
          <table:table-cell office:value-type="float" office:value="43.410382592" calcext:value-type="float">
            <text:p>43.410382592</text:p>
          </table:table-cell>
          <table:table-cell table:number-columns-repeated="2"/>
          <table:table-cell office:value-type="float" office:value="-0.159566823794" calcext:value-type="float">
            <text:p>-0.159566823794</text:p>
          </table:table-cell>
          <table:table-cell office:value-type="float" office:value="0.151670808349" calcext:value-type="float">
            <text:p>0.151670808349</text:p>
          </table:table-cell>
          <table:table-cell office:value-type="float" office:value="-0.120216771713" calcext:value-type="float">
            <text:p>-0.120216771713</text:p>
          </table:table-cell>
          <table:table-cell office:value-type="float" office:value="0.749455893288" calcext:value-type="float">
            <text:p>0.749455893288</text:p>
          </table:table-cell>
          <table:table-cell office:value-type="float" office:value="0.0170583317265" calcext:value-type="float">
            <text:p>0.0170583317265</text:p>
          </table:table-cell>
          <table:table-cell office:value-type="float" office:value="61.268851343" calcext:value-type="float">
            <text:p>61.268851343</text:p>
          </table:table-cell>
          <table:table-cell table:number-columns-repeated="1010"/>
        </table:table-row>
        <table:table-row table:style-name="ro1">
          <table:table-cell office:value-type="float" office:value="-0.127344251412" calcext:value-type="float">
            <text:p>-0.127344251412</text:p>
          </table:table-cell>
          <table:table-cell office:value-type="float" office:value="0.0570082541516" calcext:value-type="float">
            <text:p>0.0570082541516</text:p>
          </table:table-cell>
          <table:table-cell office:value-type="float" office:value="-0.121052418433" calcext:value-type="float">
            <text:p>-0.121052418433</text:p>
          </table:table-cell>
          <table:table-cell office:value-type="float" office:value="4.18727101831" calcext:value-type="float">
            <text:p>4.18727101831</text:p>
          </table:table-cell>
          <table:table-cell office:value-type="float" office:value="41.8712532909" calcext:value-type="float">
            <text:p>41.8712532909</text:p>
          </table:table-cell>
          <table:table-cell office:value-type="float" office:value="43.7804514167" calcext:value-type="float">
            <text:p>43.7804514167</text:p>
          </table:table-cell>
          <table:table-cell table:number-columns-repeated="2"/>
          <table:table-cell office:value-type="float" office:value="-0.127344251412" calcext:value-type="float">
            <text:p>-0.127344251412</text:p>
          </table:table-cell>
          <table:table-cell office:value-type="float" office:value="0.0570082541513" calcext:value-type="float">
            <text:p>0.0570082541513</text:p>
          </table:table-cell>
          <table:table-cell office:value-type="float" office:value="-0.121052418422" calcext:value-type="float">
            <text:p>-0.121052418422</text:p>
          </table:table-cell>
          <table:table-cell office:value-type="float" office:value="0.754751736804" calcext:value-type="float">
            <text:p>0.754751736804</text:p>
          </table:table-cell>
          <table:table-cell office:value-type="float" office:value="0.0105722467561" calcext:value-type="float">
            <text:p>0.0105722467561</text:p>
          </table:table-cell>
          <table:table-cell office:value-type="float" office:value="61.8997479442" calcext:value-type="float">
            <text:p>61.8997479442</text:p>
          </table:table-cell>
          <table:table-cell table:number-columns-repeated="1010"/>
        </table:table-row>
        <table:table-row table:style-name="ro1">
          <table:table-cell office:value-type="float" office:value="-0.0456306212535" calcext:value-type="float">
            <text:p>-0.0456306212535</text:p>
          </table:table-cell>
          <table:table-cell office:value-type="float" office:value="-0.000635743925304" calcext:value-type="float">
            <text:p>-0.000635743925304</text:p>
          </table:table-cell>
          <table:table-cell office:value-type="float" office:value="-0.121275797519" calcext:value-type="float">
            <text:p>-0.121275797519</text:p>
          </table:table-cell>
          <table:table-cell office:value-type="float" office:value="4.37060999897" calcext:value-type="float">
            <text:p>4.37060999897</text:p>
          </table:table-cell>
          <table:table-cell office:value-type="float" office:value="42.3142951245" calcext:value-type="float">
            <text:p>42.3142951245</text:p>
          </table:table-cell>
          <table:table-cell office:value-type="float" office:value="44.2084349861" calcext:value-type="float">
            <text:p>44.2084349861</text:p>
          </table:table-cell>
          <table:table-cell table:number-columns-repeated="2"/>
          <table:table-cell office:value-type="float" office:value="-0.0456306212534" calcext:value-type="float">
            <text:p>-0.0456306212534</text:p>
          </table:table-cell>
          <table:table-cell office:value-type="float" office:value="-0.000635743925472" calcext:value-type="float">
            <text:p>-0.000635743925472</text:p>
          </table:table-cell>
          <table:table-cell office:value-type="float" office:value="-0.121275797507" calcext:value-type="float">
            <text:p>-0.121275797507</text:p>
          </table:table-cell>
          <table:table-cell office:value-type="float" office:value="0.756238206226" calcext:value-type="float">
            <text:p>0.756238206226</text:p>
          </table:table-cell>
          <table:table-cell office:value-type="float" office:value="0.00654684485502" calcext:value-type="float">
            <text:p>0.00654684485502</text:p>
          </table:table-cell>
          <table:table-cell office:value-type="float" office:value="62.5296634726" calcext:value-type="float">
            <text:p>62.5296634726</text:p>
          </table:table-cell>
          <table:table-cell table:number-columns-repeated="1010"/>
        </table:table-row>
        <table:table-row table:style-name="ro1">
          <table:table-cell office:value-type="float" office:value="0.00436451133657" calcext:value-type="float">
            <text:p>0.00436451133657</text:p>
          </table:table-cell>
          <table:table-cell table:style-name="ce3" office:value-type="float" office:value="0.000061906422912" calcext:value-type="float">
            <text:p>6.19E-05</text:p>
          </table:table-cell>
          <table:table-cell office:value-type="float" office:value="-0.121270551201" calcext:value-type="float">
            <text:p>-0.121270551201</text:p>
          </table:table-cell>
          <table:table-cell office:value-type="float" office:value="4.38867707741" calcext:value-type="float">
            <text:p>4.38867707741</text:p>
          </table:table-cell>
          <table:table-cell office:value-type="float" office:value="42.5275807918" calcext:value-type="float">
            <text:p>42.5275807918</text:p>
          </table:table-cell>
          <table:table-cell office:value-type="float" office:value="44.4329046068" calcext:value-type="float">
            <text:p>44.4329046068</text:p>
          </table:table-cell>
          <table:table-cell table:number-columns-repeated="2"/>
          <table:table-cell office:value-type="float" office:value="0.00436451133664" calcext:value-type="float">
            <text:p>0.00436451133664</text:p>
          </table:table-cell>
          <table:table-cell table:style-name="ce3" office:value-type="float" office:value="0.0000619064228086" calcext:value-type="float">
            <text:p>6.19E-05</text:p>
          </table:table-cell>
          <table:table-cell office:value-type="float" office:value="-0.121270551189" calcext:value-type="float">
            <text:p>-0.121270551189</text:p>
          </table:table-cell>
          <table:table-cell office:value-type="float" office:value="0.756238381361" calcext:value-type="float">
            <text:p>0.756238381361</text:p>
          </table:table-cell>
          <table:table-cell office:value-type="float" office:value="0.0065475603013" calcext:value-type="float">
            <text:p>0.0065475603013</text:p>
          </table:table-cell>
          <table:table-cell office:value-type="float" office:value="62.8438257151" calcext:value-type="float">
            <text:p>62.8438257151</text:p>
          </table:table-cell>
          <table:table-cell table:number-columns-repeated="101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3:48:32.084587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0:58:43.507746010</meta:creation-date>
    <dc:date>2022-03-24T16:13:01.867052583</dc:date>
    <meta:editing-duration>PT4H13M44S</meta:editing-duration>
    <meta:editing-cycles>2</meta:editing-cycles>
    <meta:generator>LibreOffice/6.4.7.2$Linux_X86_64 LibreOffice_project/40$Build-2</meta:generator>
    <meta:document-statistic meta:table-count="1" meta:cell-count="1231" meta:object-count="0"/>
  </office:meta>
</office:document-meta>
</file>